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Experimento</text:p>
          </table:table-cell>
          <table:covered-table-cell table:number-columns-repeated="2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number-columns-repeated="2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2"/>
          <table:table-cell table:style-name="ce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style-name="ce1" office:value-type="string" calcext:value-type="string" table:number-columns-spanned="1" table:number-rows-spanned="2">
            <text:p>Makespan (minutos)</text:p>
          </table:table-cell>
          <table:table-cell table:style-name="ce1" office:value-type="string" calcext:value-type="string" table:number-columns-spanned="2" table:number-rows-spanned="1">
            <text:p>Energia (kJ)</text:p>
          </table:table-cell>
          <table:covered-table-cell/>
          <table:table-cell table:number-columns-repeated="2"/>
          <table:table-cell table:style-name="ce1" office:value-type="string" calcext:value-type="string" table:number-columns-spanned="1" table:number-rows-spanned="2">
            <text:p>Makespan (minutos)</text:p>
          </table:table-cell>
          <table:table-cell table:style-name="ce1" office:value-type="string" calcext:value-type="string" table:number-columns-spanned="2" table:number-rows-spanned="1">
            <text:p>Energia (kJ)</text:p>
          </table:table-cell>
          <table:covered-table-cell/>
          <table:table-cell table:number-columns-repeated="2"/>
          <table:table-cell table:style-name="ce1" office:value-type="string" calcext:value-type="string" table:number-columns-spanned="1" table:number-rows-spanned="2">
            <text:p>Makespan (minutos)</text:p>
          </table:table-cell>
          <table:table-cell table:style-name="ce1" office:value-type="string" calcext:value-type="string" table:number-columns-spanned="2" table:number-rows-spanned="1">
            <text:p>Energia (kJ)</text:p>
          </table:table-cell>
          <table:covered-table-cell/>
          <table:table-cell table:number-columns-repeated="2"/>
          <table:table-cell table:style-name="ce1" office:value-type="string" calcext:value-type="string" table:number-columns-spanned="1" table:number-rows-spanned="2">
            <text:p>Makespan (minutos)</text:p>
          </table:table-cell>
          <table:table-cell table:style-name="ce1" office:value-type="string" calcext:value-type="string" table:number-columns-spanned="2" table:number-rows-spanned="1">
            <text:p>Energia (kJ)</text:p>
          </table:table-cell>
          <table:covered-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opologia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Solução</text:p>
          </table:table-cell>
          <table:covered-table-cell/>
          <table:table-cell office:value-type="string" calcext:value-type="string">
            <text:p>Verde</text:p>
          </table:table-cell>
          <table:table-cell office:value-type="string" calcext:value-type="string">
            <text:p>Marrom</text:p>
          </table:table-cell>
          <table:table-cell table:number-columns-repeated="2"/>
          <table:covered-table-cell/>
          <table:table-cell office:value-type="string" calcext:value-type="string">
            <text:p>Verde</text:p>
          </table:table-cell>
          <table:table-cell office:value-type="string" calcext:value-type="string">
            <text:p>Marrom</text:p>
          </table:table-cell>
          <table:table-cell table:number-columns-repeated="2"/>
          <table:covered-table-cell/>
          <table:table-cell office:value-type="string" calcext:value-type="string">
            <text:p>Verde</text:p>
          </table:table-cell>
          <table:table-cell office:value-type="string" calcext:value-type="string">
            <text:p>Marrom</text:p>
          </table:table-cell>
          <table:table-cell table:number-columns-repeated="2"/>
          <table:covered-table-cell/>
          <table:table-cell office:value-type="string" calcext:value-type="string">
            <text:p>Verde</text:p>
          </table:table-cell>
          <table:table-cell office:value-type="string" calcext:value-type="string">
            <text:p>Marro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7">
            <text:p>DOM</text:p>
          </table:table-cell>
          <table:table-cell office:value-type="string" calcext:value-type="string">
            <text:p>HEFT</text:p>
          </table:table-cell>
          <table:table-cell table:style-name="ce2" office:value-type="string" calcext:value-type="string">
            <text:p>-</text:p>
          </table:table-cell>
          <table:table-cell office:value-type="float" office:value="59.41" calcext:value-type="float">
            <text:p>59.41</text:p>
          </table:table-cell>
          <table:table-cell office:value-type="float" office:value="757.67" calcext:value-type="float">
            <text:p>757.67</text:p>
          </table:table-cell>
          <table:table-cell office:value-type="float" office:value="3186.84" calcext:value-type="float">
            <text:p>3186.84</text:p>
          </table:table-cell>
          <table:table-cell table:number-columns-repeated="2"/>
          <table:table-cell office:value-type="float" office:value="59.41" calcext:value-type="float">
            <text:p>59.41</text:p>
          </table:table-cell>
          <table:table-cell office:value-type="float" office:value="876.56" calcext:value-type="float">
            <text:p>876.56</text:p>
          </table:table-cell>
          <table:table-cell office:value-type="float" office:value="3067.95" calcext:value-type="float">
            <text:p>3067.95</text:p>
          </table:table-cell>
          <table:table-cell table:number-columns-repeated="2"/>
          <table:table-cell office:value-type="float" office:value="59.41" calcext:value-type="float">
            <text:p>59.41</text:p>
          </table:table-cell>
          <table:table-cell office:value-type="float" office:value="1961.18" calcext:value-type="float">
            <text:p>1961.18</text:p>
          </table:table-cell>
          <table:table-cell office:value-type="float" office:value="1983.33" calcext:value-type="float">
            <text:p>1983.33</text:p>
          </table:table-cell>
          <table:table-cell table:number-columns-repeated="2"/>
          <table:table-cell office:value-type="float" office:value="59.41" calcext:value-type="float">
            <text:p>59.41</text:p>
          </table:table-cell>
          <table:table-cell office:value-type="float" office:value="372.73" calcext:value-type="float">
            <text:p>372.73</text:p>
          </table:table-cell>
          <table:table-cell office:value-type="float" office:value="3571.78" calcext:value-type="float">
            <text:p>3571.78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1" office:value-type="string" calcext:value-type="string" table:number-columns-spanned="1" table:number-rows-spanned="3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62.33" calcext:value-type="float">
            <text:p>62.33</text:p>
          </table:table-cell>
          <table:table-cell office:value-type="float" office:value="1025.49" calcext:value-type="float">
            <text:p>1025.49</text:p>
          </table:table-cell>
          <table:table-cell office:value-type="float" office:value="4055.2" calcext:value-type="float">
            <text:p>4055.2</text:p>
          </table:table-cell>
          <table:table-cell table:number-columns-repeated="2"/>
          <table:table-cell office:value-type="float" office:value="62.33" calcext:value-type="float">
            <text:p>62.33</text:p>
          </table:table-cell>
          <table:table-cell office:value-type="float" office:value="1000.08" calcext:value-type="float">
            <text:p>1000.08</text:p>
          </table:table-cell>
          <table:table-cell office:value-type="float" office:value="4080.61" calcext:value-type="float">
            <text:p>4080.61</text:p>
          </table:table-cell>
          <table:table-cell table:number-columns-repeated="2"/>
          <table:table-cell office:value-type="float" office:value="62.33" calcext:value-type="float">
            <text:p>62.33</text:p>
          </table:table-cell>
          <table:table-cell office:value-type="float" office:value="1900.8" calcext:value-type="float">
            <text:p>1900.8</text:p>
          </table:table-cell>
          <table:table-cell office:value-type="float" office:value="3179.89" calcext:value-type="float">
            <text:p>3179.89</text:p>
          </table:table-cell>
          <table:table-cell table:number-columns-repeated="2"/>
          <table:table-cell office:value-type="float" office:value="62.33" calcext:value-type="float">
            <text:p>62.33</text:p>
          </table:table-cell>
          <table:table-cell office:value-type="float" office:value="402.91" calcext:value-type="float">
            <text:p>402.91</text:p>
          </table:table-cell>
          <table:table-cell office:value-type="float" office:value="4677.78" calcext:value-type="float">
            <text:p>4677.78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108.57" calcext:value-type="float">
            <text:p>108.57</text:p>
          </table:table-cell>
          <table:table-cell office:value-type="float" office:value="362.22" calcext:value-type="float">
            <text:p>362.22</text:p>
          </table:table-cell>
          <table:table-cell office:value-type="float" office:value="1374.45" calcext:value-type="float">
            <text:p>1374.45</text:p>
          </table:table-cell>
          <table:table-cell table:number-columns-repeated="2"/>
          <table:table-cell office:value-type="float" office:value="108.57" calcext:value-type="float">
            <text:p>108.57</text:p>
          </table:table-cell>
          <table:table-cell office:value-type="float" office:value="1222.46" calcext:value-type="float">
            <text:p>1222.46</text:p>
          </table:table-cell>
          <table:table-cell office:value-type="float" office:value="514.22" calcext:value-type="float">
            <text:p>514.22</text:p>
          </table:table-cell>
          <table:table-cell table:number-columns-repeated="2"/>
          <table:table-cell office:value-type="float" office:value="108.57" calcext:value-type="float">
            <text:p>108.57</text:p>
          </table:table-cell>
          <table:table-cell office:value-type="float" office:value="523.96" calcext:value-type="float">
            <text:p>523.96</text:p>
          </table:table-cell>
          <table:table-cell office:value-type="float" office:value="1212.71" calcext:value-type="float">
            <text:p>1212.71</text:p>
          </table:table-cell>
          <table:table-cell table:number-columns-repeated="2"/>
          <table:table-cell office:value-type="float" office:value="108.57" calcext:value-type="float">
            <text:p>108.57</text:p>
          </table:table-cell>
          <table:table-cell office:value-type="float" office:value="1043.28" calcext:value-type="float">
            <text:p>1043.28</text:p>
          </table:table-cell>
          <table:table-cell office:value-type="float" office:value="693.39" calcext:value-type="float">
            <text:p>693.39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108.58" calcext:value-type="float">
            <text:p>108.58</text:p>
          </table:table-cell>
          <table:table-cell office:value-type="float" office:value="384.37" calcext:value-type="float">
            <text:p>384.37</text:p>
          </table:table-cell>
          <table:table-cell office:value-type="float" office:value="1352.03" calcext:value-type="float">
            <text:p>1352.03</text:p>
          </table:table-cell>
          <table:table-cell table:number-columns-repeated="2"/>
          <table:table-cell office:value-type="float" office:value="108.58" calcext:value-type="float">
            <text:p>108.58</text:p>
          </table:table-cell>
          <table:table-cell office:value-type="float" office:value="1253.25" calcext:value-type="float">
            <text:p>1253.25</text:p>
          </table:table-cell>
          <table:table-cell office:value-type="float" office:value="483.15" calcext:value-type="float">
            <text:p>483.15</text:p>
          </table:table-cell>
          <table:table-cell table:number-columns-repeated="2"/>
          <table:table-cell office:value-type="float" office:value="108.58" calcext:value-type="float">
            <text:p>108.58</text:p>
          </table:table-cell>
          <table:table-cell office:value-type="float" office:value="492.9" calcext:value-type="float">
            <text:p>492.9</text:p>
          </table:table-cell>
          <table:table-cell office:value-type="float" office:value="1243.5" calcext:value-type="float">
            <text:p>1243.5</text:p>
          </table:table-cell>
          <table:table-cell table:number-columns-repeated="2"/>
          <table:table-cell office:value-type="float" office:value="108.58" calcext:value-type="float">
            <text:p>108.58</text:p>
          </table:table-cell>
          <table:table-cell office:value-type="float" office:value="1073.58" calcext:value-type="float">
            <text:p>1073.58</text:p>
          </table:table-cell>
          <table:table-cell office:value-type="float" office:value="662.82" calcext:value-type="float">
            <text:p>662.82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dom</text:p>
          </table:covered-table-cell>
          <table:table-cell table:style-name="ce1" office:value-type="string" calcext:value-type="string" table:number-columns-spanned="1" table:number-rows-spanned="3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59.63" calcext:value-type="float">
            <text:p>59.63</text:p>
          </table:table-cell>
          <table:table-cell office:value-type="float" office:value="1265.77" calcext:value-type="float">
            <text:p>1265.77</text:p>
          </table:table-cell>
          <table:table-cell office:value-type="float" office:value="5179.52" calcext:value-type="float">
            <text:p>5179.52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office:value-type="float" office:value="987.35" calcext:value-type="float">
            <text:p>987.35</text:p>
          </table:table-cell>
          <table:table-cell office:value-type="float" office:value="3945.99" calcext:value-type="float">
            <text:p>3945.99</text:p>
          </table:table-cell>
          <table:table-cell table:number-columns-repeated="2"/>
          <table:table-cell office:value-type="float" office:value="60.27" calcext:value-type="float">
            <text:p>60.27</text:p>
          </table:table-cell>
          <table:table-cell office:value-type="float" office:value="2051.31" calcext:value-type="float">
            <text:p>2051.31</text:p>
          </table:table-cell>
          <table:table-cell office:value-type="float" office:value="3878.98" calcext:value-type="float">
            <text:p>3878.98</text:p>
          </table:table-cell>
          <table:table-cell table:number-columns-repeated="2"/>
          <table:table-cell office:value-type="float" office:value="61.12" calcext:value-type="float">
            <text:p>61.12</text:p>
          </table:table-cell>
          <table:table-cell office:value-type="float" office:value="431.68" calcext:value-type="float">
            <text:p>431.68</text:p>
          </table:table-cell>
          <table:table-cell office:value-type="float" office:value="5916.64" calcext:value-type="float">
            <text:p>5916.64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198.36" calcext:value-type="float">
            <text:p>198.36</text:p>
          </table:table-cell>
          <table:table-cell office:value-type="float" office:value="3186.57" calcext:value-type="float">
            <text:p>3186.57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120.26" calcext:value-type="float">
            <text:p>120.26</text:p>
          </table:table-cell>
          <table:table-cell office:value-type="float" office:value="2250.73" calcext:value-type="float">
            <text:p>2250.73</text:p>
          </table:table-cell>
          <table:table-cell office:value-type="float" office:value="19.85" calcext:value-type="float">
            <text:p>19.85</text:p>
          </table:table-cell>
          <table:table-cell table:number-columns-repeated="2"/>
          <table:table-cell office:value-type="float" office:value="199.92" calcext:value-type="float">
            <text:p>199.92</text:p>
          </table:table-cell>
          <table:table-cell office:value-type="float" office:value="2098.98" calcext:value-type="float">
            <text:p>2098.98</text:p>
          </table:table-cell>
          <table:table-cell office:value-type="float" office:value="15.22" calcext:value-type="float">
            <text:p>15.22</text:p>
          </table:table-cell>
          <table:table-cell table:number-columns-repeated="2"/>
          <table:table-cell office:value-type="float" office:value="295.81" calcext:value-type="float">
            <text:p>295.81</text:p>
          </table:table-cell>
          <table:table-cell office:value-type="float" office:value="2664.13" calcext:value-type="float">
            <text:p>2664.13</text:p>
          </table:table-cell>
          <table:table-cell office:value-type="float" office:value="0.28" calcext:value-type="float">
            <text:p>0.28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dom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200.43" calcext:value-type="float">
            <text:p>200.43</text:p>
          </table:table-cell>
          <table:table-cell office:value-type="float" office:value="3163.81" calcext:value-type="float">
            <text:p>3163.81</text:p>
          </table:table-cell>
          <table:table-cell office:value-type="float" office:value="0" calcext:value-type="float">
            <text:p>0</text:p>
          </table:table-cell>
          <table:table-cell table:style-name="ce3" table:formula="of:=[.D10]/[.D4]" office:value-type="percentage" office:value="3.37367446557819" calcext:value-type="percentage">
            <text:p>337.37%</text:p>
          </table:table-cell>
          <table:table-cell table:style-name="ce3" table:formula="of:=([.F4]-[.F10])/[.F4]" office:value-type="percentage" office:value="1" calcext:value-type="percentage">
            <text:p>100.00%</text:p>
          </table:table-cell>
          <table:table-cell office:value-type="float" office:value="122.11" calcext:value-type="float">
            <text:p>122.11</text:p>
          </table:table-cell>
          <table:table-cell office:value-type="float" office:value="2253.94" calcext:value-type="float">
            <text:p>2253.94</text:p>
          </table:table-cell>
          <table:table-cell office:value-type="float" office:value="0" calcext:value-type="float">
            <text:p>0</text:p>
          </table:table-cell>
          <table:table-cell table:style-name="ce3" table:formula="of:=[.I10]/[.I4]" office:value-type="percentage" office:value="2.05537788251136" calcext:value-type="percentage">
            <text:p>205.54%</text:p>
          </table:table-cell>
          <table:table-cell table:style-name="ce3" table:formula="of:=([.K4]-[.K10])/[.K4]" office:value-type="percentage" office:value="1" calcext:value-type="percentage">
            <text:p>100.00%</text:p>
          </table:table-cell>
          <table:table-cell office:value-type="float" office:value="200.76" calcext:value-type="float">
            <text:p>200.76</text:p>
          </table:table-cell>
          <table:table-cell office:value-type="float" office:value="2036.14" calcext:value-type="float">
            <text:p>2036.14</text:p>
          </table:table-cell>
          <table:table-cell office:value-type="float" office:value="15.21" calcext:value-type="float">
            <text:p>15.21</text:p>
          </table:table-cell>
          <table:table-cell table:style-name="ce3" table:formula="of:=[.N10]/[.N4]" office:value-type="percentage" office:value="3.37922908601246" calcext:value-type="percentage">
            <text:p>337.92%</text:p>
          </table:table-cell>
          <table:table-cell table:style-name="ce3" table:formula="of:=([.P4]-[.P10])/[.P4]" office:value-type="percentage" office:value="0.992331079548033" calcext:value-type="percentage">
            <text:p>99.23%</text:p>
          </table:table-cell>
          <table:table-cell office:value-type="float" office:value="312.45" calcext:value-type="float">
            <text:p>312.45</text:p>
          </table:table-cell>
          <table:table-cell office:value-type="float" office:value="2624.77" calcext:value-type="float">
            <text:p>2624.77</text:p>
          </table:table-cell>
          <table:table-cell office:value-type="float" office:value="0" calcext:value-type="float">
            <text:p>0</text:p>
          </table:table-cell>
          <table:table-cell table:style-name="ce3" table:formula="of:=[.S10]/[.S4]" office:value-type="percentage" office:value="5.25921562026595" calcext:value-type="percentage">
            <text:p>525.92%</text:p>
          </table:table-cell>
          <table:table-cell table:style-name="ce3" table:formula="of:=([.U4]-[.U10])/[.U4]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FFT</text:p>
          </table:table-cell>
          <table:table-cell office:value-type="string" calcext:value-type="string">
            <text:p>HEFT</text:p>
          </table:table-cell>
          <table:table-cell table:style-name="ce2" office:value-type="string" calcext:value-type="string">
            <text:p>-</text:p>
          </table:table-cell>
          <table:table-cell office:value-type="float" office:value="192.97" calcext:value-type="float">
            <text:p>192.97</text:p>
          </table:table-cell>
          <table:table-cell office:value-type="float" office:value="4519.09" calcext:value-type="float">
            <text:p>4519.09</text:p>
          </table:table-cell>
          <table:table-cell office:value-type="float" office:value="14175.74" calcext:value-type="float">
            <text:p>14175.74</text:p>
          </table:table-cell>
          <table:table-cell table:number-columns-repeated="2"/>
          <table:table-cell office:value-type="float" office:value="192.97" calcext:value-type="float">
            <text:p>192.97</text:p>
          </table:table-cell>
          <table:table-cell office:value-type="float" office:value="4213.52" calcext:value-type="float">
            <text:p>4213.52</text:p>
          </table:table-cell>
          <table:table-cell office:value-type="float" office:value="14481.31" calcext:value-type="float">
            <text:p>14481.31</text:p>
          </table:table-cell>
          <table:table-cell table:number-columns-repeated="2"/>
          <table:table-cell office:value-type="float" office:value="192.97" calcext:value-type="float">
            <text:p>192.97</text:p>
          </table:table-cell>
          <table:table-cell office:value-type="float" office:value="8121.87" calcext:value-type="float">
            <text:p>8121.87</text:p>
          </table:table-cell>
          <table:table-cell office:value-type="float" office:value="10572.95" calcext:value-type="float">
            <text:p>10572.95</text:p>
          </table:table-cell>
          <table:table-cell table:number-columns-repeated="2"/>
          <table:table-cell office:value-type="float" office:value="192.97" calcext:value-type="float">
            <text:p>192.97</text:p>
          </table:table-cell>
          <table:table-cell office:value-type="float" office:value="2300.84" calcext:value-type="float">
            <text:p>2300.84</text:p>
          </table:table-cell>
          <table:table-cell office:value-type="float" office:value="16393.99" calcext:value-type="float">
            <text:p>16393.99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1" office:value-type="string" calcext:value-type="string" table:number-columns-spanned="1" table:number-rows-spanned="3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4.13" calcext:value-type="float">
            <text:p>194.13</text:p>
          </table:table-cell>
          <table:table-cell office:value-type="float" office:value="5061.12" calcext:value-type="float">
            <text:p>5061.12</text:p>
          </table:table-cell>
          <table:table-cell office:value-type="float" office:value="27751.18" calcext:value-type="float">
            <text:p>27751.18</text:p>
          </table:table-cell>
          <table:table-cell table:number-columns-repeated="2"/>
          <table:table-cell office:value-type="float" office:value="194.13" calcext:value-type="float">
            <text:p>194.13</text:p>
          </table:table-cell>
          <table:table-cell office:value-type="float" office:value="5163.15" calcext:value-type="float">
            <text:p>5163.15</text:p>
          </table:table-cell>
          <table:table-cell office:value-type="float" office:value="27649.15" calcext:value-type="float">
            <text:p>27649.15</text:p>
          </table:table-cell>
          <table:table-cell table:number-columns-repeated="2"/>
          <table:table-cell office:value-type="float" office:value="194.13" calcext:value-type="float">
            <text:p>194.13</text:p>
          </table:table-cell>
          <table:table-cell office:value-type="float" office:value="8385.98" calcext:value-type="float">
            <text:p>8385.98</text:p>
          </table:table-cell>
          <table:table-cell office:value-type="float" office:value="24426.32" calcext:value-type="float">
            <text:p>24426.32</text:p>
          </table:table-cell>
          <table:table-cell table:number-columns-repeated="2"/>
          <table:table-cell office:value-type="float" office:value="194.13" calcext:value-type="float">
            <text:p>194.13</text:p>
          </table:table-cell>
          <table:table-cell office:value-type="float" office:value="2652.56" calcext:value-type="float">
            <text:p>2652.56</text:p>
          </table:table-cell>
          <table:table-cell office:value-type="float" office:value="30159.74" calcext:value-type="float">
            <text:p>30159.74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194.96" calcext:value-type="float">
            <text:p>194.96</text:p>
          </table:table-cell>
          <table:table-cell office:value-type="float" office:value="5128.02" calcext:value-type="float">
            <text:p>5128.02</text:p>
          </table:table-cell>
          <table:table-cell office:value-type="float" office:value="27114.64" calcext:value-type="float">
            <text:p>27114.64</text:p>
          </table:table-cell>
          <table:table-cell table:number-columns-repeated="2"/>
          <table:table-cell office:value-type="float" office:value="194.96" calcext:value-type="float">
            <text:p>194.96</text:p>
          </table:table-cell>
          <table:table-cell office:value-type="float" office:value="5274.76" calcext:value-type="float">
            <text:p>5274.76</text:p>
          </table:table-cell>
          <table:table-cell office:value-type="float" office:value="26967.91" calcext:value-type="float">
            <text:p>26967.91</text:p>
          </table:table-cell>
          <table:table-cell table:number-columns-repeated="2"/>
          <table:table-cell office:value-type="float" office:value="194.96" calcext:value-type="float">
            <text:p>194.96</text:p>
          </table:table-cell>
          <table:table-cell office:value-type="float" office:value="8383.85" calcext:value-type="float">
            <text:p>8383.85</text:p>
          </table:table-cell>
          <table:table-cell office:value-type="float" office:value="23858.82" calcext:value-type="float">
            <text:p>23858.82</text:p>
          </table:table-cell>
          <table:table-cell table:number-columns-repeated="2"/>
          <table:table-cell office:value-type="float" office:value="194.96" calcext:value-type="float">
            <text:p>194.96</text:p>
          </table:table-cell>
          <table:table-cell office:value-type="float" office:value="2686.82" calcext:value-type="float">
            <text:p>2686.82</text:p>
          </table:table-cell>
          <table:table-cell office:value-type="float" office:value="29555.84" calcext:value-type="float">
            <text:p>29555.84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349.4" calcext:value-type="float">
            <text:p>349.4</text:p>
          </table:table-cell>
          <table:table-cell office:value-type="float" office:value="4729.08" calcext:value-type="float">
            <text:p>4729.08</text:p>
          </table:table-cell>
          <table:table-cell office:value-type="float" office:value="5187.63" calcext:value-type="float">
            <text:p>5187.63</text:p>
          </table:table-cell>
          <table:table-cell table:number-columns-repeated="2"/>
          <table:table-cell office:value-type="float" office:value="349.4" calcext:value-type="float">
            <text:p>349.4</text:p>
          </table:table-cell>
          <table:table-cell office:value-type="float" office:value="6214.42" calcext:value-type="float">
            <text:p>6214.42</text:p>
          </table:table-cell>
          <table:table-cell office:value-type="float" office:value="3702.29" calcext:value-type="float">
            <text:p>3702.29</text:p>
          </table:table-cell>
          <table:table-cell table:number-columns-repeated="2"/>
          <table:table-cell office:value-type="float" office:value="349.4" calcext:value-type="float">
            <text:p>349.4</text:p>
          </table:table-cell>
          <table:table-cell office:value-type="float" office:value="3380.18" calcext:value-type="float">
            <text:p>3380.18</text:p>
          </table:table-cell>
          <table:table-cell office:value-type="float" office:value="6536.54" calcext:value-type="float">
            <text:p>6536.54</text:p>
          </table:table-cell>
          <table:table-cell table:number-columns-repeated="2"/>
          <table:table-cell office:value-type="float" office:value="349.4" calcext:value-type="float">
            <text:p>349.4</text:p>
          </table:table-cell>
          <table:table-cell office:value-type="float" office:value="4030.23" calcext:value-type="float">
            <text:p>4030.23</text:p>
          </table:table-cell>
          <table:table-cell office:value-type="float" office:value="5886.48" calcext:value-type="float">
            <text:p>5886.48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fft</text:p>
          </table:covered-table-cell>
          <table:table-cell table:style-name="ce1" office:value-type="string" calcext:value-type="string" table:number-columns-spanned="1" table:number-rows-spanned="3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4.49" calcext:value-type="float">
            <text:p>194.49</text:p>
          </table:table-cell>
          <table:table-cell office:value-type="float" office:value="5385.26" calcext:value-type="float">
            <text:p>5385.26</text:p>
          </table:table-cell>
          <table:table-cell office:value-type="float" office:value="28071.36" calcext:value-type="float">
            <text:p>28071.36</text:p>
          </table:table-cell>
          <table:table-cell table:number-columns-repeated="2"/>
          <table:table-cell office:value-type="float" office:value="192.69" calcext:value-type="float">
            <text:p>192.69</text:p>
          </table:table-cell>
          <table:table-cell office:value-type="float" office:value="4991.82" calcext:value-type="float">
            <text:p>4991.82</text:p>
          </table:table-cell>
          <table:table-cell office:value-type="float" office:value="27830.57" calcext:value-type="float">
            <text:p>27830.57</text:p>
          </table:table-cell>
          <table:table-cell table:number-columns-repeated="2"/>
          <table:table-cell office:value-type="float" office:value="193.47" calcext:value-type="float">
            <text:p>193.47</text:p>
          </table:table-cell>
          <table:table-cell office:value-type="float" office:value="8373.61" calcext:value-type="float">
            <text:p>8373.61</text:p>
          </table:table-cell>
          <table:table-cell office:value-type="float" office:value="25114.62" calcext:value-type="float">
            <text:p>25114.62</text:p>
          </table:table-cell>
          <table:table-cell table:number-columns-repeated="2"/>
          <table:table-cell office:value-type="float" office:value="194.3" calcext:value-type="float">
            <text:p>194.3</text:p>
          </table:table-cell>
          <table:table-cell office:value-type="float" office:value="2329.46" calcext:value-type="float">
            <text:p>2329.46</text:p>
          </table:table-cell>
          <table:table-cell office:value-type="float" office:value="30658.92" calcext:value-type="float">
            <text:p>30658.92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300.2" calcext:value-type="float">
            <text:p>300.2</text:p>
          </table:table-cell>
          <table:table-cell office:value-type="float" office:value="10514.72" calcext:value-type="float">
            <text:p>10514.72</text:p>
          </table:table-cell>
          <table:table-cell office:value-type="float" office:value="21763.22" calcext:value-type="float">
            <text:p>21763.22</text:p>
          </table:table-cell>
          <table:table-cell table:number-columns-repeated="2"/>
          <table:table-cell office:value-type="float" office:value="283.96" calcext:value-type="float">
            <text:p>283.96</text:p>
          </table:table-cell>
          <table:table-cell office:value-type="float" office:value="10388.99" calcext:value-type="float">
            <text:p>10388.99</text:p>
          </table:table-cell>
          <table:table-cell office:value-type="float" office:value="21546.87" calcext:value-type="float">
            <text:p>21546.87</text:p>
          </table:table-cell>
          <table:table-cell table:number-columns-repeated="2"/>
          <table:table-cell office:value-type="float" office:value="322.54" calcext:value-type="float">
            <text:p>322.54</text:p>
          </table:table-cell>
          <table:table-cell office:value-type="float" office:value="9827.34" calcext:value-type="float">
            <text:p>9827.34</text:p>
          </table:table-cell>
          <table:table-cell office:value-type="float" office:value="21783.53" calcext:value-type="float">
            <text:p>21783.53</text:p>
          </table:table-cell>
          <table:table-cell table:number-columns-repeated="2"/>
          <table:table-cell office:value-type="float" office:value="458.96" calcext:value-type="float">
            <text:p>458.96</text:p>
          </table:table-cell>
          <table:table-cell office:value-type="float" office:value="9070.05" calcext:value-type="float">
            <text:p>9070.05</text:p>
          </table:table-cell>
          <table:table-cell office:value-type="float" office:value="21940.66" calcext:value-type="float">
            <text:p>21940.66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fft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587.23" calcext:value-type="float">
            <text:p>587.23</text:p>
          </table:table-cell>
          <table:table-cell office:value-type="float" office:value="13017.96" calcext:value-type="float">
            <text:p>13017.96</text:p>
          </table:table-cell>
          <table:table-cell office:value-type="float" office:value="195.49" calcext:value-type="float">
            <text:p>195.49</text:p>
          </table:table-cell>
          <table:table-cell table:style-name="ce3" table:formula="of:=[.D17]/[.D11]" office:value-type="percentage" office:value="3.04311551018293" calcext:value-type="percentage">
            <text:p>304.31%</text:p>
          </table:table-cell>
          <table:table-cell table:style-name="ce3" table:formula="of:=([.F11]-[.F17])/[.F11]" office:value-type="percentage" office:value="0.986209538267491" calcext:value-type="percentage">
            <text:p>98.62%</text:p>
          </table:table-cell>
          <table:table-cell office:value-type="float" office:value="510.91" calcext:value-type="float">
            <text:p>510.91</text:p>
          </table:table-cell>
          <table:table-cell office:value-type="float" office:value="12547.05" calcext:value-type="float">
            <text:p>12547.05</text:p>
          </table:table-cell>
          <table:table-cell office:value-type="float" office:value="8.65" calcext:value-type="float">
            <text:p>8.65</text:p>
          </table:table-cell>
          <table:table-cell table:style-name="ce3" table:formula="of:=[.I17]/[.I11]" office:value-type="percentage" office:value="2.64761361869721" calcext:value-type="percentage">
            <text:p>264.76%</text:p>
          </table:table-cell>
          <table:table-cell table:style-name="ce3" table:formula="of:=([.K11]-[.K17])/[.K11]" office:value-type="percentage" office:value="0.999402678348851" calcext:value-type="percentage">
            <text:p>99.94%</text:p>
          </table:table-cell>
          <table:table-cell office:value-type="float" office:value="814.91" calcext:value-type="float">
            <text:p>814.91</text:p>
          </table:table-cell>
          <table:table-cell office:value-type="float" office:value="14689.72" calcext:value-type="float">
            <text:p>14689.72</text:p>
          </table:table-cell>
          <table:table-cell office:value-type="float" office:value="241.67" calcext:value-type="float">
            <text:p>241.67</text:p>
          </table:table-cell>
          <table:table-cell table:style-name="ce3" table:formula="of:=[.N17]/[.N11]" office:value-type="percentage" office:value="4.22298802922734" calcext:value-type="percentage">
            <text:p>422.30%</text:p>
          </table:table-cell>
          <table:table-cell table:style-name="ce3" table:formula="of:=([.P11]-[.P17])/[.P11]" office:value-type="percentage" office:value="0.977142613934616" calcext:value-type="percentage">
            <text:p>97.71%</text:p>
          </table:table-cell>
          <table:table-cell office:value-type="float" office:value="981.13" calcext:value-type="float">
            <text:p>981.13</text:p>
          </table:table-cell>
          <table:table-cell office:value-type="float" office:value="16839.27" calcext:value-type="float">
            <text:p>16839.27</text:p>
          </table:table-cell>
          <table:table-cell office:value-type="float" office:value="144.72" calcext:value-type="float">
            <text:p>144.72</text:p>
          </table:table-cell>
          <table:table-cell table:style-name="ce3" table:formula="of:=[.S17]/[.S11]" office:value-type="percentage" office:value="5.08436544540602" calcext:value-type="percentage">
            <text:p>508.44%</text:p>
          </table:table-cell>
          <table:table-cell table:style-name="ce3" table:formula="of:=([.U11]-[.U17])/[.U11]" office:value-type="percentage" office:value="0.991172374754407" calcext:value-type="percentage">
            <text:p>99.12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No Communication</text:p>
          </table:table-cell>
          <table:table-cell office:value-type="string" calcext:value-type="string">
            <text:p>HEFT</text:p>
          </table:table-cell>
          <table:table-cell table:style-name="ce2" office:value-type="string" calcext:value-type="string">
            <text:p>-</text:p>
          </table:table-cell>
          <table:table-cell office:value-type="float" office:value="194.41" calcext:value-type="float">
            <text:p>194.41</text:p>
          </table:table-cell>
          <table:table-cell office:value-type="float" office:value="4644.18" calcext:value-type="float">
            <text:p>4644.18</text:p>
          </table:table-cell>
          <table:table-cell office:value-type="float" office:value="14198.92" calcext:value-type="float">
            <text:p>14198.92</text:p>
          </table:table-cell>
          <table:table-cell table:number-columns-repeated="2"/>
          <table:table-cell office:value-type="float" office:value="194.41" calcext:value-type="float">
            <text:p>194.41</text:p>
          </table:table-cell>
          <table:table-cell office:value-type="float" office:value="4204.92" calcext:value-type="float">
            <text:p>4204.92</text:p>
          </table:table-cell>
          <table:table-cell office:value-type="float" office:value="14638.18" calcext:value-type="float">
            <text:p>14638.18</text:p>
          </table:table-cell>
          <table:table-cell table:number-columns-repeated="2"/>
          <table:table-cell office:value-type="float" office:value="194.41" calcext:value-type="float">
            <text:p>194.41</text:p>
          </table:table-cell>
          <table:table-cell office:value-type="float" office:value="8102.98" calcext:value-type="float">
            <text:p>8102.98</text:p>
          </table:table-cell>
          <table:table-cell office:value-type="float" office:value="10740.13" calcext:value-type="float">
            <text:p>10740.13</text:p>
          </table:table-cell>
          <table:table-cell table:number-columns-repeated="2"/>
          <table:table-cell office:value-type="float" office:value="194.41" calcext:value-type="float">
            <text:p>194.41</text:p>
          </table:table-cell>
          <table:table-cell office:value-type="float" office:value="2178.31" calcext:value-type="float">
            <text:p>2178.31</text:p>
          </table:table-cell>
          <table:table-cell office:value-type="float" office:value="16664.79" calcext:value-type="float">
            <text:p>16664.79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o_comm</text:p>
          </table:covered-table-cell>
          <table:table-cell table:style-name="ce1" office:value-type="string" calcext:value-type="string" table:number-columns-spanned="1" table:number-rows-spanned="3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5.39" calcext:value-type="float">
            <text:p>195.39</text:p>
          </table:table-cell>
          <table:table-cell office:value-type="float" office:value="5242.06" calcext:value-type="float">
            <text:p>5242.06</text:p>
          </table:table-cell>
          <table:table-cell office:value-type="float" office:value="28534.14" calcext:value-type="float">
            <text:p>28534.14</text:p>
          </table:table-cell>
          <table:table-cell table:number-columns-repeated="2"/>
          <table:table-cell office:value-type="float" office:value="195.39" calcext:value-type="float">
            <text:p>195.39</text:p>
          </table:table-cell>
          <table:table-cell office:value-type="float" office:value="4874.62" calcext:value-type="float">
            <text:p>4874.62</text:p>
          </table:table-cell>
          <table:table-cell office:value-type="float" office:value="28901.57" calcext:value-type="float">
            <text:p>28901.57</text:p>
          </table:table-cell>
          <table:table-cell table:number-columns-repeated="2"/>
          <table:table-cell office:value-type="float" office:value="195.39" calcext:value-type="float">
            <text:p>195.39</text:p>
          </table:table-cell>
          <table:table-cell office:value-type="float" office:value="8276.45" calcext:value-type="float">
            <text:p>8276.45</text:p>
          </table:table-cell>
          <table:table-cell office:value-type="float" office:value="25499.74" calcext:value-type="float">
            <text:p>25499.74</text:p>
          </table:table-cell>
          <table:table-cell table:number-columns-repeated="2"/>
          <table:table-cell office:value-type="float" office:value="195.39" calcext:value-type="float">
            <text:p>195.39</text:p>
          </table:table-cell>
          <table:table-cell office:value-type="float" office:value="2392.01" calcext:value-type="float">
            <text:p>2392.01</text:p>
          </table:table-cell>
          <table:table-cell office:value-type="float" office:value="31384.18" calcext:value-type="float">
            <text:p>31384.18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o_comm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195.59" calcext:value-type="float">
            <text:p>195.59</text:p>
          </table:table-cell>
          <table:table-cell office:value-type="float" office:value="5240.81" calcext:value-type="float">
            <text:p>5240.81</text:p>
          </table:table-cell>
          <table:table-cell office:value-type="float" office:value="28453.95" calcext:value-type="float">
            <text:p>28453.95</text:p>
          </table:table-cell>
          <table:table-cell table:number-columns-repeated="2"/>
          <table:table-cell office:value-type="float" office:value="195.59" calcext:value-type="float">
            <text:p>195.59</text:p>
          </table:table-cell>
          <table:table-cell office:value-type="float" office:value="4892.96" calcext:value-type="float">
            <text:p>4892.96</text:p>
          </table:table-cell>
          <table:table-cell office:value-type="float" office:value="28801.8" calcext:value-type="float">
            <text:p>28801.8</text:p>
          </table:table-cell>
          <table:table-cell table:number-columns-repeated="2"/>
          <table:table-cell office:value-type="float" office:value="195.59" calcext:value-type="float">
            <text:p>195.59</text:p>
          </table:table-cell>
          <table:table-cell office:value-type="float" office:value="8233.34" calcext:value-type="float">
            <text:p>8233.34</text:p>
          </table:table-cell>
          <table:table-cell office:value-type="float" office:value="25461.42" calcext:value-type="float">
            <text:p>25461.42</text:p>
          </table:table-cell>
          <table:table-cell table:number-columns-repeated="2"/>
          <table:table-cell office:value-type="float" office:value="195.59" calcext:value-type="float">
            <text:p>195.59</text:p>
          </table:table-cell>
          <table:table-cell office:value-type="float" office:value="2379.13" calcext:value-type="float">
            <text:p>2379.13</text:p>
          </table:table-cell>
          <table:table-cell office:value-type="float" office:value="31315.63" calcext:value-type="float">
            <text:p>31315.63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o_comm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353.61" calcext:value-type="float">
            <text:p>353.61</text:p>
          </table:table-cell>
          <table:table-cell office:value-type="float" office:value="4659.23" calcext:value-type="float">
            <text:p>4659.23</text:p>
          </table:table-cell>
          <table:table-cell office:value-type="float" office:value="5345.11" calcext:value-type="float">
            <text:p>5345.11</text:p>
          </table:table-cell>
          <table:table-cell table:number-columns-repeated="2"/>
          <table:table-cell office:value-type="float" office:value="353.61" calcext:value-type="float">
            <text:p>353.61</text:p>
          </table:table-cell>
          <table:table-cell office:value-type="float" office:value="6333.24" calcext:value-type="float">
            <text:p>6333.24</text:p>
          </table:table-cell>
          <table:table-cell office:value-type="float" office:value="3671.1" calcext:value-type="float">
            <text:p>3671.1</text:p>
          </table:table-cell>
          <table:table-cell table:number-columns-repeated="2"/>
          <table:table-cell office:value-type="float" office:value="353.61" calcext:value-type="float">
            <text:p>353.61</text:p>
          </table:table-cell>
          <table:table-cell office:value-type="float" office:value="3125.48" calcext:value-type="float">
            <text:p>3125.48</text:p>
          </table:table-cell>
          <table:table-cell office:value-type="float" office:value="6878.86" calcext:value-type="float">
            <text:p>6878.86</text:p>
          </table:table-cell>
          <table:table-cell table:number-columns-repeated="2"/>
          <table:table-cell office:value-type="float" office:value="353.61" calcext:value-type="float">
            <text:p>353.61</text:p>
          </table:table-cell>
          <table:table-cell office:value-type="float" office:value="4043.37" calcext:value-type="float">
            <text:p>4043.37</text:p>
          </table:table-cell>
          <table:table-cell office:value-type="float" office:value="5960.97" calcext:value-type="float">
            <text:p>5960.97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o_comm</text:p>
          </table:covered-table-cell>
          <table:table-cell table:style-name="ce1" office:value-type="string" calcext:value-type="string" table:number-columns-spanned="1" table:number-rows-spanned="3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4.56" calcext:value-type="float">
            <text:p>194.56</text:p>
          </table:table-cell>
          <table:table-cell office:value-type="float" office:value="6334.24" calcext:value-type="float">
            <text:p>6334.24</text:p>
          </table:table-cell>
          <table:table-cell office:value-type="float" office:value="26238.66" calcext:value-type="float">
            <text:p>26238.66</text:p>
          </table:table-cell>
          <table:table-cell table:number-columns-repeated="2"/>
          <table:table-cell office:value-type="float" office:value="194.26" calcext:value-type="float">
            <text:p>194.26</text:p>
          </table:table-cell>
          <table:table-cell office:value-type="float" office:value="4655.07" calcext:value-type="float">
            <text:p>4655.07</text:p>
          </table:table-cell>
          <table:table-cell office:value-type="float" office:value="32329.83" calcext:value-type="float">
            <text:p>32329.83</text:p>
          </table:table-cell>
          <table:table-cell table:number-columns-repeated="2"/>
          <table:table-cell office:value-type="float" office:value="194.48" calcext:value-type="float">
            <text:p>194.48</text:p>
          </table:table-cell>
          <table:table-cell office:value-type="float" office:value="8271.33" calcext:value-type="float">
            <text:p>8271.33</text:p>
          </table:table-cell>
          <table:table-cell office:value-type="float" office:value="23965.85" calcext:value-type="float">
            <text:p>23965.85</text:p>
          </table:table-cell>
          <table:table-cell table:number-columns-repeated="2"/>
          <table:table-cell office:value-type="float" office:value="194.48" calcext:value-type="float">
            <text:p>194.48</text:p>
          </table:table-cell>
          <table:table-cell office:value-type="float" office:value="2213.61" calcext:value-type="float">
            <text:p>2213.61</text:p>
          </table:table-cell>
          <table:table-cell office:value-type="float" office:value="31245.39" calcext:value-type="float">
            <text:p>31245.39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o_comm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414.34" calcext:value-type="float">
            <text:p>414.34</text:p>
          </table:table-cell>
          <table:table-cell office:value-type="float" office:value="13073.14" calcext:value-type="float">
            <text:p>13073.14</text:p>
          </table:table-cell>
          <table:table-cell office:value-type="float" office:value="21644.75" calcext:value-type="float">
            <text:p>21644.75</text:p>
          </table:table-cell>
          <table:table-cell table:number-columns-repeated="2"/>
          <table:table-cell office:value-type="float" office:value="330.2" calcext:value-type="float">
            <text:p>330.2</text:p>
          </table:table-cell>
          <table:table-cell office:value-type="float" office:value="12832.11" calcext:value-type="float">
            <text:p>12832.11</text:p>
          </table:table-cell>
          <table:table-cell office:value-type="float" office:value="21506.19" calcext:value-type="float">
            <text:p>21506.19</text:p>
          </table:table-cell>
          <table:table-cell table:number-columns-repeated="2"/>
          <table:table-cell office:value-type="float" office:value="578.55" calcext:value-type="float">
            <text:p>578.55</text:p>
          </table:table-cell>
          <table:table-cell office:value-type="float" office:value="9515" calcext:value-type="float">
            <text:p>9515</text:p>
          </table:table-cell>
          <table:table-cell office:value-type="float" office:value="21936.14" calcext:value-type="float">
            <text:p>21936.14</text:p>
          </table:table-cell>
          <table:table-cell table:number-columns-repeated="2"/>
          <table:table-cell office:value-type="float" office:value="478.74" calcext:value-type="float">
            <text:p>478.74</text:p>
          </table:table-cell>
          <table:table-cell office:value-type="float" office:value="9864.61" calcext:value-type="float">
            <text:p>9864.61</text:p>
          </table:table-cell>
          <table:table-cell office:value-type="float" office:value="22594.03" calcext:value-type="float">
            <text:p>22594.03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o_comm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454.17" calcext:value-type="float">
            <text:p>454.17</text:p>
          </table:table-cell>
          <table:table-cell office:value-type="float" office:value="14040.45" calcext:value-type="float">
            <text:p>14040.45</text:p>
          </table:table-cell>
          <table:table-cell office:value-type="float" office:value="21643.47" calcext:value-type="float">
            <text:p>21643.47</text:p>
          </table:table-cell>
          <table:table-cell table:style-name="ce3" table:formula="of:=[.D24]/[.D18]" office:value-type="percentage" office:value="2.33614526001749" calcext:value-type="percentage">
            <text:p>233.61%</text:p>
          </table:table-cell>
          <table:table-cell table:style-name="ce3" table:formula="of:=([.F18]-[.F24])/[.F18]" office:value-type="percentage" office:value="-0.524303961146341" calcext:value-type="percentage">
            <text:p>-52.43%</text:p>
          </table:table-cell>
          <table:table-cell office:value-type="float" office:value="576.91" calcext:value-type="float">
            <text:p>576.91</text:p>
          </table:table-cell>
          <table:table-cell office:value-type="float" office:value="13060.97" calcext:value-type="float">
            <text:p>13060.97</text:p>
          </table:table-cell>
          <table:table-cell office:value-type="float" office:value="6.64" calcext:value-type="float">
            <text:p>6.64</text:p>
          </table:table-cell>
          <table:table-cell table:style-name="ce3" table:formula="of:=[.I24]/[.I18]" office:value-type="percentage" office:value="2.96749138418806" calcext:value-type="percentage">
            <text:p>296.75%</text:p>
          </table:table-cell>
          <table:table-cell table:style-name="ce3" table:formula="of:=([.K18]-[.K24])/[.K18]" office:value-type="percentage" office:value="0.999546391696235" calcext:value-type="percentage">
            <text:p>99.95%</text:p>
          </table:table-cell>
          <table:table-cell office:value-type="float" office:value="602.8" calcext:value-type="float">
            <text:p>602.8</text:p>
          </table:table-cell>
          <table:table-cell office:value-type="float" office:value="9620.61" calcext:value-type="float">
            <text:p>9620.61</text:p>
          </table:table-cell>
          <table:table-cell office:value-type="float" office:value="21935.82" calcext:value-type="float">
            <text:p>21935.82</text:p>
          </table:table-cell>
          <table:table-cell table:style-name="ce3" table:formula="of:=[.N24]/[.N18]" office:value-type="percentage" office:value="3.10066354611388" calcext:value-type="percentage">
            <text:p>310.07%</text:p>
          </table:table-cell>
          <table:table-cell table:style-name="ce3" table:formula="of:=([.P18]-[.P24])/[.P18]" office:value-type="percentage" office:value="-1.04241661879325" calcext:value-type="percentage">
            <text:p>-104.24%</text:p>
          </table:table-cell>
          <table:table-cell office:value-type="float" office:value="1073.47" calcext:value-type="float">
            <text:p>1073.47</text:p>
          </table:table-cell>
          <table:table-cell office:value-type="float" office:value="14543.64" calcext:value-type="float">
            <text:p>14543.64</text:p>
          </table:table-cell>
          <table:table-cell office:value-type="float" office:value="326.58" calcext:value-type="float">
            <text:p>326.58</text:p>
          </table:table-cell>
          <table:table-cell table:style-name="ce3" table:formula="of:=[.S24]/[.S18]" office:value-type="percentage" office:value="5.5216809834885" calcext:value-type="percentage">
            <text:p>552.17%</text:p>
          </table:table-cell>
          <table:table-cell table:style-name="ce3" table:formula="of:=([.U18]-[.U24])/[.U18]" office:value-type="percentage" office:value="0.980402993377054" calcext:value-type="percentage">
            <text:p>98.04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Spread Period 2</text:p>
          </table:table-cell>
          <table:table-cell office:value-type="string" calcext:value-type="string">
            <text:p>HEFT</text:p>
          </table:table-cell>
          <table:table-cell table:style-name="ce2" office:value-type="string" calcext:value-type="string">
            <text:p>-</text:p>
          </table:table-cell>
          <table:table-cell office:value-type="float" office:value="194.69" calcext:value-type="float">
            <text:p>194.69</text:p>
          </table:table-cell>
          <table:table-cell office:value-type="float" office:value="4566.75" calcext:value-type="float">
            <text:p>4566.75</text:p>
          </table:table-cell>
          <table:table-cell office:value-type="float" office:value="14218.49" calcext:value-type="float">
            <text:p>14218.49</text:p>
          </table:table-cell>
          <table:table-cell table:number-columns-repeated="2"/>
          <table:table-cell office:value-type="float" office:value="195.73" calcext:value-type="float">
            <text:p>195.73</text:p>
          </table:table-cell>
          <table:table-cell office:value-type="float" office:value="4153.54" calcext:value-type="float">
            <text:p>4153.54</text:p>
          </table:table-cell>
          <table:table-cell office:value-type="float" office:value="14724.51" calcext:value-type="float">
            <text:p>14724.51</text:p>
          </table:table-cell>
          <table:table-cell table:number-columns-repeated="2"/>
          <table:table-cell office:value-type="float" office:value="194.69" calcext:value-type="float">
            <text:p>194.69</text:p>
          </table:table-cell>
          <table:table-cell office:value-type="float" office:value="8110.22" calcext:value-type="float">
            <text:p>8110.22</text:p>
          </table:table-cell>
          <table:table-cell office:value-type="float" office:value="10675.02" calcext:value-type="float">
            <text:p>10675.02</text:p>
          </table:table-cell>
          <table:table-cell table:number-columns-repeated="2"/>
          <table:table-cell office:value-type="float" office:value="194.69" calcext:value-type="float">
            <text:p>194.69</text:p>
          </table:table-cell>
          <table:table-cell office:value-type="float" office:value="2177.92" calcext:value-type="float">
            <text:p>2177.92</text:p>
          </table:table-cell>
          <table:table-cell office:value-type="float" office:value="16607.33" calcext:value-type="float">
            <text:p>16607.33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1" office:value-type="string" calcext:value-type="string" table:number-columns-spanned="1" table:number-rows-spanned="3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5.77" calcext:value-type="float">
            <text:p>195.77</text:p>
          </table:table-cell>
          <table:table-cell office:value-type="float" office:value="5313.79" calcext:value-type="float">
            <text:p>5313.79</text:p>
          </table:table-cell>
          <table:table-cell office:value-type="float" office:value="29523.67" calcext:value-type="float">
            <text:p>29523.67</text:p>
          </table:table-cell>
          <table:table-cell table:number-columns-repeated="2"/>
          <table:table-cell office:value-type="float" office:value="195.77" calcext:value-type="float">
            <text:p>195.77</text:p>
          </table:table-cell>
          <table:table-cell office:value-type="float" office:value="4825.65" calcext:value-type="float">
            <text:p>4825.65</text:p>
          </table:table-cell>
          <table:table-cell office:value-type="float" office:value="30011.81" calcext:value-type="float">
            <text:p>30011.81</text:p>
          </table:table-cell>
          <table:table-cell table:number-columns-repeated="2"/>
          <table:table-cell office:value-type="float" office:value="195.77" calcext:value-type="float">
            <text:p>195.77</text:p>
          </table:table-cell>
          <table:table-cell office:value-type="float" office:value="8312.4" calcext:value-type="float">
            <text:p>8312.4</text:p>
          </table:table-cell>
          <table:table-cell office:value-type="float" office:value="26525.06" calcext:value-type="float">
            <text:p>26525.06</text:p>
          </table:table-cell>
          <table:table-cell table:number-columns-repeated="2"/>
          <table:table-cell office:value-type="float" office:value="195.77" calcext:value-type="float">
            <text:p>195.77</text:p>
          </table:table-cell>
          <table:table-cell office:value-type="float" office:value="2254.58" calcext:value-type="float">
            <text:p>2254.58</text:p>
          </table:table-cell>
          <table:table-cell office:value-type="float" office:value="32582.88" calcext:value-type="float">
            <text:p>32582.88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196.6" calcext:value-type="float">
            <text:p>196.6</text:p>
          </table:table-cell>
          <table:table-cell office:value-type="float" office:value="5344.96" calcext:value-type="float">
            <text:p>5344.96</text:p>
          </table:table-cell>
          <table:table-cell office:value-type="float" office:value="28269.31" calcext:value-type="float">
            <text:p>28269.31</text:p>
          </table:table-cell>
          <table:table-cell table:number-columns-repeated="2"/>
          <table:table-cell office:value-type="float" office:value="196.6" calcext:value-type="float">
            <text:p>196.6</text:p>
          </table:table-cell>
          <table:table-cell office:value-type="float" office:value="5061.02" calcext:value-type="float">
            <text:p>5061.02</text:p>
          </table:table-cell>
          <table:table-cell office:value-type="float" office:value="28553.25" calcext:value-type="float">
            <text:p>28553.25</text:p>
          </table:table-cell>
          <table:table-cell table:number-columns-repeated="2"/>
          <table:table-cell office:value-type="float" office:value="196.6" calcext:value-type="float">
            <text:p>196.6</text:p>
          </table:table-cell>
          <table:table-cell office:value-type="float" office:value="8252.09" calcext:value-type="float">
            <text:p>8252.09</text:p>
          </table:table-cell>
          <table:table-cell office:value-type="float" office:value="25362.18" calcext:value-type="float">
            <text:p>25362.18</text:p>
          </table:table-cell>
          <table:table-cell table:number-columns-repeated="2"/>
          <table:table-cell office:value-type="float" office:value="196.6" calcext:value-type="float">
            <text:p>196.6</text:p>
          </table:table-cell>
          <table:table-cell office:value-type="float" office:value="2365.49" calcext:value-type="float">
            <text:p>2365.49</text:p>
          </table:table-cell>
          <table:table-cell office:value-type="float" office:value="31248.78" calcext:value-type="float">
            <text:p>31248.78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355.98" calcext:value-type="float">
            <text:p>355.98</text:p>
          </table:table-cell>
          <table:table-cell office:value-type="float" office:value="4721.03" calcext:value-type="float">
            <text:p>4721.03</text:p>
          </table:table-cell>
          <table:table-cell office:value-type="float" office:value="5020.99" calcext:value-type="float">
            <text:p>5020.99</text:p>
          </table:table-cell>
          <table:table-cell table:number-columns-repeated="2"/>
          <table:table-cell office:value-type="float" office:value="355.98" calcext:value-type="float">
            <text:p>355.98</text:p>
          </table:table-cell>
          <table:table-cell office:value-type="float" office:value="6234.3" calcext:value-type="float">
            <text:p>6234.3</text:p>
          </table:table-cell>
          <table:table-cell office:value-type="float" office:value="3507.72" calcext:value-type="float">
            <text:p>3507.72</text:p>
          </table:table-cell>
          <table:table-cell table:number-columns-repeated="2"/>
          <table:table-cell office:value-type="float" office:value="355.98" calcext:value-type="float">
            <text:p>355.98</text:p>
          </table:table-cell>
          <table:table-cell office:value-type="float" office:value="2998.81" calcext:value-type="float">
            <text:p>2998.81</text:p>
          </table:table-cell>
          <table:table-cell office:value-type="float" office:value="6743.21" calcext:value-type="float">
            <text:p>6743.21</text:p>
          </table:table-cell>
          <table:table-cell table:number-columns-repeated="2"/>
          <table:table-cell office:value-type="float" office:value="355.98" calcext:value-type="float">
            <text:p>355.98</text:p>
          </table:table-cell>
          <table:table-cell office:value-type="float" office:value="3991.45" calcext:value-type="float">
            <text:p>3991.45</text:p>
          </table:table-cell>
          <table:table-cell office:value-type="float" office:value="5750.57" calcext:value-type="float">
            <text:p>5750.57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table:style-name="ce1" office:value-type="string" calcext:value-type="string" table:number-columns-spanned="1" table:number-rows-spanned="3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5.25" calcext:value-type="float">
            <text:p>195.25</text:p>
          </table:table-cell>
          <table:table-cell office:value-type="float" office:value="5506.14" calcext:value-type="float">
            <text:p>5506.14</text:p>
          </table:table-cell>
          <table:table-cell office:value-type="float" office:value="28059.09" calcext:value-type="float">
            <text:p>28059.09</text:p>
          </table:table-cell>
          <table:table-cell table:number-columns-repeated="2"/>
          <table:table-cell office:value-type="float" office:value="195.62" calcext:value-type="float">
            <text:p>195.62</text:p>
          </table:table-cell>
          <table:table-cell office:value-type="float" office:value="4747.5" calcext:value-type="float">
            <text:p>4747.5</text:p>
          </table:table-cell>
          <table:table-cell office:value-type="float" office:value="30419.58" calcext:value-type="float">
            <text:p>30419.58</text:p>
          </table:table-cell>
          <table:table-cell table:number-columns-repeated="2"/>
          <table:table-cell office:value-type="float" office:value="195.26" calcext:value-type="float">
            <text:p>195.26</text:p>
          </table:table-cell>
          <table:table-cell office:value-type="float" office:value="8408.14" calcext:value-type="float">
            <text:p>8408.14</text:p>
          </table:table-cell>
          <table:table-cell office:value-type="float" office:value="27333.62" calcext:value-type="float">
            <text:p>27333.62</text:p>
          </table:table-cell>
          <table:table-cell table:number-columns-repeated="2"/>
          <table:table-cell office:value-type="float" office:value="194.58" calcext:value-type="float">
            <text:p>194.58</text:p>
          </table:table-cell>
          <table:table-cell office:value-type="float" office:value="2302.62" calcext:value-type="float">
            <text:p>2302.62</text:p>
          </table:table-cell>
          <table:table-cell office:value-type="float" office:value="33946.91" calcext:value-type="float">
            <text:p>33946.91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400.19" calcext:value-type="float">
            <text:p>400.19</text:p>
          </table:table-cell>
          <table:table-cell office:value-type="float" office:value="12845.88" calcext:value-type="float">
            <text:p>12845.88</text:p>
          </table:table-cell>
          <table:table-cell office:value-type="float" office:value="21731.89" calcext:value-type="float">
            <text:p>21731.89</text:p>
          </table:table-cell>
          <table:table-cell table:number-columns-repeated="2"/>
          <table:table-cell office:value-type="float" office:value="293.11" calcext:value-type="float">
            <text:p>293.11</text:p>
          </table:table-cell>
          <table:table-cell office:value-type="float" office:value="10617.95" calcext:value-type="float">
            <text:p>10617.95</text:p>
          </table:table-cell>
          <table:table-cell office:value-type="float" office:value="21624.39" calcext:value-type="float">
            <text:p>21624.39</text:p>
          </table:table-cell>
          <table:table-cell table:number-columns-repeated="2"/>
          <table:table-cell office:value-type="float" office:value="318.47" calcext:value-type="float">
            <text:p>318.47</text:p>
          </table:table-cell>
          <table:table-cell office:value-type="float" office:value="10625.9" calcext:value-type="float">
            <text:p>10625.9</text:p>
          </table:table-cell>
          <table:table-cell office:value-type="float" office:value="22390.32" calcext:value-type="float">
            <text:p>22390.32</text:p>
          </table:table-cell>
          <table:table-cell table:number-columns-repeated="2"/>
          <table:table-cell office:value-type="float" office:value="456.06" calcext:value-type="float">
            <text:p>456.06</text:p>
          </table:table-cell>
          <table:table-cell office:value-type="float" office:value="10749.53" calcext:value-type="float">
            <text:p>10749.53</text:p>
          </table:table-cell>
          <table:table-cell office:value-type="float" office:value="25523.65" calcext:value-type="float">
            <text:p>25523.65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pread -period 2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414.24" calcext:value-type="float">
            <text:p>414.24</text:p>
          </table:table-cell>
          <table:table-cell office:value-type="float" office:value="13205.72" calcext:value-type="float">
            <text:p>13205.72</text:p>
          </table:table-cell>
          <table:table-cell office:value-type="float" office:value="21731.82" calcext:value-type="float">
            <text:p>21731.82</text:p>
          </table:table-cell>
          <table:table-cell table:style-name="ce3" table:formula="of:=[.D31]/[.D25]" office:value-type="percentage" office:value="2.12769017412296" calcext:value-type="percentage">
            <text:p>212.77%</text:p>
          </table:table-cell>
          <table:table-cell table:style-name="ce3" table:formula="of:=([.F25]-[.F31])/[.F25]" office:value-type="percentage" office:value="-0.528419684509396" calcext:value-type="percentage">
            <text:p>-52.84%</text:p>
          </table:table-cell>
          <table:table-cell office:value-type="float" office:value="526.79" calcext:value-type="float">
            <text:p>526.79</text:p>
          </table:table-cell>
          <table:table-cell office:value-type="float" office:value="12631.11" calcext:value-type="float">
            <text:p>12631.11</text:p>
          </table:table-cell>
          <table:table-cell office:value-type="float" office:value="7.65" calcext:value-type="float">
            <text:p>7.65</text:p>
          </table:table-cell>
          <table:table-cell table:style-name="ce3" table:formula="of:=[.I31]/[.I25]" office:value-type="percentage" office:value="2.69141163848158" calcext:value-type="percentage">
            <text:p>269.14%</text:p>
          </table:table-cell>
          <table:table-cell table:style-name="ce3" table:formula="of:=([.K25]-[.K31])/[.K25]" office:value-type="percentage" office:value="0.999480458093342" calcext:value-type="percentage">
            <text:p>99.95%</text:p>
          </table:table-cell>
          <table:table-cell office:value-type="float" office:value="795.1" calcext:value-type="float">
            <text:p>795.1</text:p>
          </table:table-cell>
          <table:table-cell office:value-type="float" office:value="14989.47" calcext:value-type="float">
            <text:p>14989.47</text:p>
          </table:table-cell>
          <table:table-cell office:value-type="float" office:value="253.56" calcext:value-type="float">
            <text:p>253.56</text:p>
          </table:table-cell>
          <table:table-cell table:style-name="ce3" table:formula="of:=[.N31]/[.N25]" office:value-type="percentage" office:value="4.08392829626586" calcext:value-type="percentage">
            <text:p>408.39%</text:p>
          </table:table-cell>
          <table:table-cell table:style-name="ce3" table:formula="of:=([.P25]-[.P31])/[.P25]" office:value-type="percentage" office:value="0.976247351293019" calcext:value-type="percentage">
            <text:p>97.62%</text:p>
          </table:table-cell>
          <table:table-cell office:value-type="float" office:value="1046.87" calcext:value-type="float">
            <text:p>1046.87</text:p>
          </table:table-cell>
          <table:table-cell office:value-type="float" office:value="16039.84" calcext:value-type="float">
            <text:p>16039.84</text:p>
          </table:table-cell>
          <table:table-cell office:value-type="float" office:value="80.5" calcext:value-type="float">
            <text:p>80.5</text:p>
          </table:table-cell>
          <table:table-cell table:style-name="ce3" table:formula="of:=[.S31]/[.S25]" office:value-type="percentage" office:value="5.37711233242591" calcext:value-type="percentage">
            <text:p>537.71%</text:p>
          </table:table-cell>
          <table:table-cell table:style-name="ce3" table:formula="of:=([.U25]-[.U31])/[.U25]" office:value-type="percentage" office:value="0.995152742794898" calcext:value-type="percentage">
            <text:p>99.52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Stencil 1d</text:p>
          </table:table-cell>
          <table:table-cell office:value-type="string" calcext:value-type="string">
            <text:p>HEFT</text:p>
          </table:table-cell>
          <table:table-cell table:style-name="ce2" office:value-type="string" calcext:value-type="string">
            <text:p>-</text:p>
          </table:table-cell>
          <table:table-cell office:value-type="float" office:value="196.29" calcext:value-type="float">
            <text:p>196.29</text:p>
          </table:table-cell>
          <table:table-cell office:value-type="float" office:value="4666.11" calcext:value-type="float">
            <text:p>4666.11</text:p>
          </table:table-cell>
          <table:table-cell office:value-type="float" office:value="14224.38" calcext:value-type="float">
            <text:p>14224.38</text:p>
          </table:table-cell>
          <table:table-cell table:number-columns-repeated="2"/>
          <table:table-cell office:value-type="float" office:value="196.29" calcext:value-type="float">
            <text:p>196.29</text:p>
          </table:table-cell>
          <table:table-cell office:value-type="float" office:value="4195.5" calcext:value-type="float">
            <text:p>4195.5</text:p>
          </table:table-cell>
          <table:table-cell office:value-type="float" office:value="14694.99" calcext:value-type="float">
            <text:p>14694.99</text:p>
          </table:table-cell>
          <table:table-cell table:number-columns-repeated="2"/>
          <table:table-cell office:value-type="float" office:value="196.29" calcext:value-type="float">
            <text:p>196.29</text:p>
          </table:table-cell>
          <table:table-cell office:value-type="float" office:value="8129.06" calcext:value-type="float">
            <text:p>8129.06</text:p>
          </table:table-cell>
          <table:table-cell office:value-type="float" office:value="10761.43" calcext:value-type="float">
            <text:p>10761.43</text:p>
          </table:table-cell>
          <table:table-cell table:number-columns-repeated="2"/>
          <table:table-cell office:value-type="float" office:value="196.29" calcext:value-type="float">
            <text:p>196.29</text:p>
          </table:table-cell>
          <table:table-cell office:value-type="float" office:value="2164.13" calcext:value-type="float">
            <text:p>2164.13</text:p>
          </table:table-cell>
          <table:table-cell office:value-type="float" office:value="16726.36" calcext:value-type="float">
            <text:p>16726.36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1" office:value-type="string" calcext:value-type="string" table:number-columns-spanned="1" table:number-rows-spanned="3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6.52" calcext:value-type="float">
            <text:p>196.52</text:p>
          </table:table-cell>
          <table:table-cell office:value-type="float" office:value="5600.97" calcext:value-type="float">
            <text:p>5600.97</text:p>
          </table:table-cell>
          <table:table-cell office:value-type="float" office:value="25842.25" calcext:value-type="float">
            <text:p>25842.25</text:p>
          </table:table-cell>
          <table:table-cell table:number-columns-repeated="2"/>
          <table:table-cell office:value-type="float" office:value="196.52" calcext:value-type="float">
            <text:p>196.52</text:p>
          </table:table-cell>
          <table:table-cell office:value-type="float" office:value="5018.32" calcext:value-type="float">
            <text:p>5018.32</text:p>
          </table:table-cell>
          <table:table-cell office:value-type="float" office:value="26424.91" calcext:value-type="float">
            <text:p>26424.91</text:p>
          </table:table-cell>
          <table:table-cell table:number-columns-repeated="2"/>
          <table:table-cell office:value-type="float" office:value="196.52" calcext:value-type="float">
            <text:p>196.52</text:p>
          </table:table-cell>
          <table:table-cell office:value-type="float" office:value="8338.36" calcext:value-type="float">
            <text:p>8338.36</text:p>
          </table:table-cell>
          <table:table-cell office:value-type="float" office:value="23104.87" calcext:value-type="float">
            <text:p>23104.87</text:p>
          </table:table-cell>
          <table:table-cell table:number-columns-repeated="2"/>
          <table:table-cell office:value-type="float" office:value="196.52" calcext:value-type="float">
            <text:p>196.52</text:p>
          </table:table-cell>
          <table:table-cell office:value-type="float" office:value="2378.97" calcext:value-type="float">
            <text:p>2378.97</text:p>
          </table:table-cell>
          <table:table-cell office:value-type="float" office:value="29064.26" calcext:value-type="float">
            <text:p>29064.26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351.44" calcext:value-type="float">
            <text:p>351.44</text:p>
          </table:table-cell>
          <table:table-cell office:value-type="float" office:value="4760.7" calcext:value-type="float">
            <text:p>4760.7</text:p>
          </table:table-cell>
          <table:table-cell office:value-type="float" office:value="5235.71" calcext:value-type="float">
            <text:p>5235.71</text:p>
          </table:table-cell>
          <table:table-cell table:number-columns-repeated="2"/>
          <table:table-cell office:value-type="float" office:value="351.44" calcext:value-type="float">
            <text:p>351.44</text:p>
          </table:table-cell>
          <table:table-cell office:value-type="float" office:value="6152.87" calcext:value-type="float">
            <text:p>6152.87</text:p>
          </table:table-cell>
          <table:table-cell office:value-type="float" office:value="3843.54" calcext:value-type="float">
            <text:p>3843.54</text:p>
          </table:table-cell>
          <table:table-cell table:number-columns-repeated="2"/>
          <table:table-cell office:value-type="float" office:value="351.44" calcext:value-type="float">
            <text:p>351.44</text:p>
          </table:table-cell>
          <table:table-cell office:value-type="float" office:value="3262.37" calcext:value-type="float">
            <text:p>3262.37</text:p>
          </table:table-cell>
          <table:table-cell office:value-type="float" office:value="6734.04" calcext:value-type="float">
            <text:p>6734.04</text:p>
          </table:table-cell>
          <table:table-cell table:number-columns-repeated="2"/>
          <table:table-cell office:value-type="float" office:value="351.44" calcext:value-type="float">
            <text:p>351.44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68.36" calcext:value-type="float">
            <text:p>6168.36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351.45" calcext:value-type="float">
            <text:p>351.45</text:p>
          </table:table-cell>
          <table:table-cell office:value-type="float" office:value="4743.57" calcext:value-type="float">
            <text:p>4743.57</text:p>
          </table:table-cell>
          <table:table-cell office:value-type="float" office:value="5235.71" calcext:value-type="float">
            <text:p>5235.71</text:p>
          </table:table-cell>
          <table:table-cell table:number-columns-repeated="2"/>
          <table:table-cell office:value-type="float" office:value="351.45" calcext:value-type="float">
            <text:p>351.45</text:p>
          </table:table-cell>
          <table:table-cell office:value-type="float" office:value="6141.14" calcext:value-type="float">
            <text:p>6141.14</text:p>
          </table:table-cell>
          <table:table-cell office:value-type="float" office:value="3838.14" calcext:value-type="float">
            <text:p>3838.14</text:p>
          </table:table-cell>
          <table:table-cell table:number-columns-repeated="2"/>
          <table:table-cell office:value-type="float" office:value="351.45" calcext:value-type="float">
            <text:p>351.45</text:p>
          </table:table-cell>
          <table:table-cell office:value-type="float" office:value="3262.37" calcext:value-type="float">
            <text:p>3262.37</text:p>
          </table:table-cell>
          <table:table-cell office:value-type="float" office:value="6716.91" calcext:value-type="float">
            <text:p>6716.91</text:p>
          </table:table-cell>
          <table:table-cell table:number-columns-repeated="2"/>
          <table:table-cell office:value-type="float" office:value="351.45" calcext:value-type="float">
            <text:p>351.45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51.22" calcext:value-type="float">
            <text:p>6151.22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</text:p>
          </table:covered-table-cell>
          <table:table-cell table:style-name="ce1" office:value-type="string" calcext:value-type="string" table:number-columns-spanned="1" table:number-rows-spanned="3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6.92" calcext:value-type="float">
            <text:p>196.92</text:p>
          </table:table-cell>
          <table:table-cell office:value-type="float" office:value="5802.29" calcext:value-type="float">
            <text:p>5802.29</text:p>
          </table:table-cell>
          <table:table-cell office:value-type="float" office:value="24549.84" calcext:value-type="float">
            <text:p>24549.84</text:p>
          </table:table-cell>
          <table:table-cell table:number-columns-repeated="2"/>
          <table:table-cell office:value-type="float" office:value="196.68" calcext:value-type="float">
            <text:p>196.68</text:p>
          </table:table-cell>
          <table:table-cell office:value-type="float" office:value="5086.35" calcext:value-type="float">
            <text:p>5086.35</text:p>
          </table:table-cell>
          <table:table-cell office:value-type="float" office:value="26331.79" calcext:value-type="float">
            <text:p>26331.79</text:p>
          </table:table-cell>
          <table:table-cell table:number-columns-repeated="2"/>
          <table:table-cell office:value-type="float" office:value="195.93" calcext:value-type="float">
            <text:p>195.93</text:p>
          </table:table-cell>
          <table:table-cell office:value-type="float" office:value="8222.45" calcext:value-type="float">
            <text:p>8222.45</text:p>
          </table:table-cell>
          <table:table-cell office:value-type="float" office:value="22902.01" calcext:value-type="float">
            <text:p>22902.01</text:p>
          </table:table-cell>
          <table:table-cell table:number-columns-repeated="2"/>
          <table:table-cell office:value-type="float" office:value="196.4" calcext:value-type="float">
            <text:p>196.4</text:p>
          </table:table-cell>
          <table:table-cell office:value-type="float" office:value="2353.77" calcext:value-type="float">
            <text:p>2353.77</text:p>
          </table:table-cell>
          <table:table-cell office:value-type="float" office:value="28626.49" calcext:value-type="float">
            <text:p>28626.49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327.48" calcext:value-type="float">
            <text:p>327.48</text:p>
          </table:table-cell>
          <table:table-cell office:value-type="float" office:value="10380.01" calcext:value-type="float">
            <text:p>10380.01</text:p>
          </table:table-cell>
          <table:table-cell office:value-type="float" office:value="21556.58" calcext:value-type="float">
            <text:p>21556.58</text:p>
          </table:table-cell>
          <table:table-cell table:number-columns-repeated="2"/>
          <table:table-cell office:value-type="float" office:value="267.57" calcext:value-type="float">
            <text:p>267.57</text:p>
          </table:table-cell>
          <table:table-cell office:value-type="float" office:value="9228.59" calcext:value-type="float">
            <text:p>9228.59</text:p>
          </table:table-cell>
          <table:table-cell office:value-type="float" office:value="21506.02" calcext:value-type="float">
            <text:p>21506.02</text:p>
          </table:table-cell>
          <table:table-cell table:number-columns-repeated="2"/>
          <table:table-cell office:value-type="float" office:value="233.95" calcext:value-type="float">
            <text:p>233.95</text:p>
          </table:table-cell>
          <table:table-cell office:value-type="float" office:value="8582.04" calcext:value-type="float">
            <text:p>8582.04</text:p>
          </table:table-cell>
          <table:table-cell office:value-type="float" office:value="21990.64" calcext:value-type="float">
            <text:p>21990.64</text:p>
          </table:table-cell>
          <table:table-cell table:number-columns-repeated="2"/>
          <table:table-cell office:value-type="float" office:value="415.95" calcext:value-type="float">
            <text:p>415.95</text:p>
          </table:table-cell>
          <table:table-cell office:value-type="float" office:value="8403.49" calcext:value-type="float">
            <text:p>8403.49</text:p>
          </table:table-cell>
          <table:table-cell office:value-type="float" office:value="22332.23" calcext:value-type="float">
            <text:p>22332.23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608.66" calcext:value-type="float">
            <text:p>608.66</text:p>
          </table:table-cell>
          <table:table-cell office:value-type="float" office:value="12931.18" calcext:value-type="float">
            <text:p>12931.18</text:p>
          </table:table-cell>
          <table:table-cell office:value-type="float" office:value="53.89" calcext:value-type="float">
            <text:p>53.89</text:p>
          </table:table-cell>
          <table:table-cell table:style-name="ce3" table:formula="of:=[.D38]/[.D32]" office:value-type="percentage" office:value="3.10082021498803" calcext:value-type="percentage">
            <text:p>310.08%</text:p>
          </table:table-cell>
          <table:table-cell table:style-name="ce3" table:formula="of:=([.F32]-[.F38])/[.F32]" office:value-type="percentage" office:value="0.996211434171472" calcext:value-type="percentage">
            <text:p>99.62%</text:p>
          </table:table-cell>
          <table:table-cell office:value-type="float" office:value="493.76" calcext:value-type="float">
            <text:p>493.76</text:p>
          </table:table-cell>
          <table:table-cell office:value-type="float" office:value="12324.26" calcext:value-type="float">
            <text:p>12324.26</text:p>
          </table:table-cell>
          <table:table-cell office:value-type="float" office:value="15.02" calcext:value-type="float">
            <text:p>15.02</text:p>
          </table:table-cell>
          <table:table-cell table:style-name="ce3" table:formula="of:=[.I38]/[.I32]" office:value-type="percentage" office:value="2.51546181669978" calcext:value-type="percentage">
            <text:p>251.55%</text:p>
          </table:table-cell>
          <table:table-cell table:style-name="ce3" table:formula="of:=([.K32]-[.K38])/[.K32]" office:value-type="percentage" office:value="0.998977882938335" calcext:value-type="percentage">
            <text:p>99.90%</text:p>
          </table:table-cell>
          <table:table-cell office:value-type="float" office:value="793.29" calcext:value-type="float">
            <text:p>793.29</text:p>
          </table:table-cell>
          <table:table-cell office:value-type="float" office:value="14610.59" calcext:value-type="float">
            <text:p>14610.59</text:p>
          </table:table-cell>
          <table:table-cell office:value-type="float" office:value="323.32" calcext:value-type="float">
            <text:p>323.32</text:p>
          </table:table-cell>
          <table:table-cell table:style-name="ce3" table:formula="of:=[.N38]/[.N32]" office:value-type="percentage" office:value="4.04141830964389" calcext:value-type="percentage">
            <text:p>404.14%</text:p>
          </table:table-cell>
          <table:table-cell table:style-name="ce3" table:formula="of:=([.P32]-[.P38])/[.P32]" office:value-type="percentage" office:value="0.969955665743307" calcext:value-type="percentage">
            <text:p>97.00%</text:p>
          </table:table-cell>
          <table:table-cell office:value-type="float" office:value="1085.9" calcext:value-type="float">
            <text:p>1085.9</text:p>
          </table:table-cell>
          <table:table-cell office:value-type="float" office:value="14268.99" calcext:value-type="float">
            <text:p>14268.99</text:p>
          </table:table-cell>
          <table:table-cell office:value-type="float" office:value="477.77" calcext:value-type="float">
            <text:p>477.77</text:p>
          </table:table-cell>
          <table:table-cell table:style-name="ce3" table:formula="of:=[.S38]/[.S32]" office:value-type="percentage" office:value="5.5321208416119" calcext:value-type="percentage">
            <text:p>553.21%</text:p>
          </table:table-cell>
          <table:table-cell table:style-name="ce3" table:formula="of:=([.U32]-[.U38])/[.U32]" office:value-type="percentage" office:value="0.971436104448308" calcext:value-type="percentage">
            <text:p>97.14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Stencil 1d Periodic</text:p>
          </table:table-cell>
          <table:table-cell office:value-type="string" calcext:value-type="string">
            <text:p>HEFT</text:p>
          </table:table-cell>
          <table:table-cell table:style-name="ce2" office:value-type="string" calcext:value-type="string">
            <text:p>-</text:p>
          </table:table-cell>
          <table:table-cell office:value-type="float" office:value="193.9" calcext:value-type="float">
            <text:p>193.9</text:p>
          </table:table-cell>
          <table:table-cell office:value-type="float" office:value="4581.79" calcext:value-type="float">
            <text:p>4581.79</text:p>
          </table:table-cell>
          <table:table-cell office:value-type="float" office:value="14166.84" calcext:value-type="float">
            <text:p>14166.84</text:p>
          </table:table-cell>
          <table:table-cell table:number-columns-repeated="2"/>
          <table:table-cell office:value-type="float" office:value="193.9" calcext:value-type="float">
            <text:p>193.9</text:p>
          </table:table-cell>
          <table:table-cell office:value-type="float" office:value="4164.6" calcext:value-type="float">
            <text:p>4164.6</text:p>
          </table:table-cell>
          <table:table-cell office:value-type="float" office:value="14584.04" calcext:value-type="float">
            <text:p>14584.04</text:p>
          </table:table-cell>
          <table:table-cell table:number-columns-repeated="2"/>
          <table:table-cell office:value-type="float" office:value="193.9" calcext:value-type="float">
            <text:p>193.9</text:p>
          </table:table-cell>
          <table:table-cell office:value-type="float" office:value="8108.74" calcext:value-type="float">
            <text:p>8108.74</text:p>
          </table:table-cell>
          <table:table-cell office:value-type="float" office:value="10639.9" calcext:value-type="float">
            <text:p>10639.9</text:p>
          </table:table-cell>
          <table:table-cell table:number-columns-repeated="2"/>
          <table:table-cell office:value-type="float" office:value="193.9" calcext:value-type="float">
            <text:p>193.9</text:p>
          </table:table-cell>
          <table:table-cell office:value-type="float" office:value="2214.22" calcext:value-type="float">
            <text:p>2214.22</text:p>
          </table:table-cell>
          <table:table-cell office:value-type="float" office:value="16534.42" calcext:value-type="float">
            <text:p>16534.42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1" office:value-type="string" calcext:value-type="string" table:number-columns-spanned="1" table:number-rows-spanned="3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3.91" calcext:value-type="float">
            <text:p>193.91</text:p>
          </table:table-cell>
          <table:table-cell office:value-type="float" office:value="5962.03" calcext:value-type="float">
            <text:p>5962.03</text:p>
          </table:table-cell>
          <table:table-cell office:value-type="float" office:value="26297.39" calcext:value-type="float">
            <text:p>26297.39</text:p>
          </table:table-cell>
          <table:table-cell table:number-columns-repeated="2"/>
          <table:table-cell office:value-type="float" office:value="193.91" calcext:value-type="float">
            <text:p>193.91</text:p>
          </table:table-cell>
          <table:table-cell office:value-type="float" office:value="5135.07" calcext:value-type="float">
            <text:p>5135.07</text:p>
          </table:table-cell>
          <table:table-cell office:value-type="float" office:value="27124.35" calcext:value-type="float">
            <text:p>27124.35</text:p>
          </table:table-cell>
          <table:table-cell table:number-columns-repeated="2"/>
          <table:table-cell office:value-type="float" office:value="193.91" calcext:value-type="float">
            <text:p>193.91</text:p>
          </table:table-cell>
          <table:table-cell office:value-type="float" office:value="8401.4" calcext:value-type="float">
            <text:p>8401.4</text:p>
          </table:table-cell>
          <table:table-cell office:value-type="float" office:value="23858.02" calcext:value-type="float">
            <text:p>23858.02</text:p>
          </table:table-cell>
          <table:table-cell table:number-columns-repeated="2"/>
          <table:table-cell office:value-type="float" office:value="193.91" calcext:value-type="float">
            <text:p>193.91</text:p>
          </table:table-cell>
          <table:table-cell office:value-type="float" office:value="2471.11" calcext:value-type="float">
            <text:p>2471.11</text:p>
          </table:table-cell>
          <table:table-cell office:value-type="float" office:value="29788.31" calcext:value-type="float">
            <text:p>29788.31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5966.19" calcext:value-type="float">
            <text:p>5966.19</text:p>
          </table:table-cell>
          <table:table-cell office:value-type="float" office:value="25829.55" calcext:value-type="float">
            <text:p>25829.5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5124.81" calcext:value-type="float">
            <text:p>5124.81</text:p>
          </table:table-cell>
          <table:table-cell office:value-type="float" office:value="26670.93" calcext:value-type="float">
            <text:p>26670.93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8385.89" calcext:value-type="float">
            <text:p>8385.89</text:p>
          </table:table-cell>
          <table:table-cell office:value-type="float" office:value="23409.84" calcext:value-type="float">
            <text:p>23409.84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2466.64" calcext:value-type="float">
            <text:p>2466.64</text:p>
          </table:table-cell>
          <table:table-cell office:value-type="float" office:value="29329.1" calcext:value-type="float">
            <text:p>29329.1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352.53" calcext:value-type="float">
            <text:p>352.53</text:p>
          </table:table-cell>
          <table:table-cell office:value-type="float" office:value="4718.6" calcext:value-type="float">
            <text:p>4718.6</text:p>
          </table:table-cell>
          <table:table-cell office:value-type="float" office:value="5315.87" calcext:value-type="float">
            <text:p>5315.87</text:p>
          </table:table-cell>
          <table:table-cell table:number-columns-repeated="2"/>
          <table:table-cell office:value-type="float" office:value="352.53" calcext:value-type="float">
            <text:p>352.53</text:p>
          </table:table-cell>
          <table:table-cell office:value-type="float" office:value="6155.1" calcext:value-type="float">
            <text:p>6155.1</text:p>
          </table:table-cell>
          <table:table-cell office:value-type="float" office:value="3879.37" calcext:value-type="float">
            <text:p>3879.37</text:p>
          </table:table-cell>
          <table:table-cell table:number-columns-repeated="2"/>
          <table:table-cell office:value-type="float" office:value="352.53" calcext:value-type="float">
            <text:p>352.53</text:p>
          </table:table-cell>
          <table:table-cell office:value-type="float" office:value="3384.53" calcext:value-type="float">
            <text:p>3384.53</text:p>
          </table:table-cell>
          <table:table-cell office:value-type="float" office:value="6649.93" calcext:value-type="float">
            <text:p>6649.93</text:p>
          </table:table-cell>
          <table:table-cell table:number-columns-repeated="2"/>
          <table:table-cell office:value-type="float" office:value="352.53" calcext:value-type="float">
            <text:p>352.53</text:p>
          </table:table-cell>
          <table:table-cell office:value-type="float" office:value="3987.99" calcext:value-type="float">
            <text:p>3987.99</text:p>
          </table:table-cell>
          <table:table-cell office:value-type="float" office:value="6046.47" calcext:value-type="float">
            <text:p>6046.47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table:style-name="ce1" office:value-type="string" calcext:value-type="string" table:number-columns-spanned="1" table:number-rows-spanned="3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5.3" calcext:value-type="float">
            <text:p>195.3</text:p>
          </table:table-cell>
          <table:table-cell office:value-type="float" office:value="6250.79" calcext:value-type="float">
            <text:p>6250.79</text:p>
          </table:table-cell>
          <table:table-cell office:value-type="float" office:value="29827.98" calcext:value-type="float">
            <text:p>29827.98</text:p>
          </table:table-cell>
          <table:table-cell table:number-columns-repeated="2"/>
          <table:table-cell office:value-type="float" office:value="196.03" calcext:value-type="float">
            <text:p>196.03</text:p>
          </table:table-cell>
          <table:table-cell office:value-type="float" office:value="4868.64" calcext:value-type="float">
            <text:p>4868.64</text:p>
          </table:table-cell>
          <table:table-cell office:value-type="float" office:value="27629.41" calcext:value-type="float">
            <text:p>27629.41</text:p>
          </table:table-cell>
          <table:table-cell table:number-columns-repeated="2"/>
          <table:table-cell office:value-type="float" office:value="194.29" calcext:value-type="float">
            <text:p>194.29</text:p>
          </table:table-cell>
          <table:table-cell office:value-type="float" office:value="8221.91" calcext:value-type="float">
            <text:p>8221.91</text:p>
          </table:table-cell>
          <table:table-cell office:value-type="float" office:value="24027.09" calcext:value-type="float">
            <text:p>24027.09</text:p>
          </table:table-cell>
          <table:table-cell table:number-columns-repeated="2"/>
          <table:table-cell office:value-type="float" office:value="193.97" calcext:value-type="float">
            <text:p>193.97</text:p>
          </table:table-cell>
          <table:table-cell office:value-type="float" office:value="2342.87" calcext:value-type="float">
            <text:p>2342.87</text:p>
          </table:table-cell>
          <table:table-cell office:value-type="float" office:value="31575.82" calcext:value-type="float">
            <text:p>31575.82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359.02" calcext:value-type="float">
            <text:p>359.02</text:p>
          </table:table-cell>
          <table:table-cell office:value-type="float" office:value="12204.81" calcext:value-type="float">
            <text:p>12204.81</text:p>
          </table:table-cell>
          <table:table-cell office:value-type="float" office:value="23709.05" calcext:value-type="float">
            <text:p>23709.05</text:p>
          </table:table-cell>
          <table:table-cell table:number-columns-repeated="2"/>
          <table:table-cell office:value-type="float" office:value="262.6" calcext:value-type="float">
            <text:p>262.6</text:p>
          </table:table-cell>
          <table:table-cell office:value-type="float" office:value="9251.13" calcext:value-type="float">
            <text:p>9251.13</text:p>
          </table:table-cell>
          <table:table-cell office:value-type="float" office:value="21517.06" calcext:value-type="float">
            <text:p>21517.06</text:p>
          </table:table-cell>
          <table:table-cell table:number-columns-repeated="2"/>
          <table:table-cell office:value-type="float" office:value="499.98" calcext:value-type="float">
            <text:p>499.98</text:p>
          </table:table-cell>
          <table:table-cell office:value-type="float" office:value="12830.65" calcext:value-type="float">
            <text:p>12830.65</text:p>
          </table:table-cell>
          <table:table-cell office:value-type="float" office:value="21790.82" calcext:value-type="float">
            <text:p>21790.82</text:p>
          </table:table-cell>
          <table:table-cell table:number-columns-repeated="2"/>
          <table:table-cell office:value-type="float" office:value="474.87" calcext:value-type="float">
            <text:p>474.87</text:p>
          </table:table-cell>
          <table:table-cell office:value-type="float" office:value="9622.24" calcext:value-type="float">
            <text:p>9622.24</text:p>
          </table:table-cell>
          <table:table-cell office:value-type="float" office:value="22057.43" calcext:value-type="float">
            <text:p>22057.43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stencil_1d_periodic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598.51" calcext:value-type="float">
            <text:p>598.51</text:p>
          </table:table-cell>
          <table:table-cell office:value-type="float" office:value="13324.17" calcext:value-type="float">
            <text:p>13324.17</text:p>
          </table:table-cell>
          <table:table-cell office:value-type="float" office:value="181.84" calcext:value-type="float">
            <text:p>181.84</text:p>
          </table:table-cell>
          <table:table-cell table:style-name="ce3" table:formula="of:=[.D45]/[.D39]" office:value-type="percentage" office:value="3.08669417225374" calcext:value-type="percentage">
            <text:p>308.67%</text:p>
          </table:table-cell>
          <table:table-cell table:style-name="ce3" table:formula="of:=([.F39]-[.F45])/[.F39]" office:value-type="percentage" office:value="0.987164392341552" calcext:value-type="percentage">
            <text:p>98.72%</text:p>
          </table:table-cell>
          <table:table-cell office:value-type="float" office:value="266.18" calcext:value-type="float">
            <text:p>266.18</text:p>
          </table:table-cell>
          <table:table-cell office:value-type="float" office:value="9494.23" calcext:value-type="float">
            <text:p>9494.23</text:p>
          </table:table-cell>
          <table:table-cell office:value-type="float" office:value="21517.03" calcext:value-type="float">
            <text:p>21517.03</text:p>
          </table:table-cell>
          <table:table-cell table:style-name="ce3" table:formula="of:=[.I45]/[.I39]" office:value-type="percentage" office:value="1.37276946879835" calcext:value-type="percentage">
            <text:p>137.28%</text:p>
          </table:table-cell>
          <table:table-cell table:style-name="ce3" table:formula="of:=([.K39]-[.K45])/[.K39]" office:value-type="percentage" office:value="-0.475381992918286" calcext:value-type="percentage">
            <text:p>-47.54%</text:p>
          </table:table-cell>
          <table:table-cell office:value-type="float" office:value="507.48" calcext:value-type="float">
            <text:p>507.48</text:p>
          </table:table-cell>
          <table:table-cell office:value-type="float" office:value="12876.82" calcext:value-type="float">
            <text:p>12876.82</text:p>
          </table:table-cell>
          <table:table-cell office:value-type="float" office:value="21790.18" calcext:value-type="float">
            <text:p>21790.18</text:p>
          </table:table-cell>
          <table:table-cell table:style-name="ce3" table:formula="of:=[.N45]/[.N39]" office:value-type="percentage" office:value="2.61722537390407" calcext:value-type="percentage">
            <text:p>261.72%</text:p>
          </table:table-cell>
          <table:table-cell table:style-name="ce3" table:formula="of:=([.P39]-[.P45])/[.P39]" office:value-type="percentage" office:value="-1.04796849594451" calcext:value-type="percentage">
            <text:p>-104.80%</text:p>
          </table:table-cell>
          <table:table-cell office:value-type="float" office:value="476.96" calcext:value-type="float">
            <text:p>476.96</text:p>
          </table:table-cell>
          <table:table-cell office:value-type="float" office:value="9670.31" calcext:value-type="float">
            <text:p>9670.31</text:p>
          </table:table-cell>
          <table:table-cell office:value-type="float" office:value="22023.77" calcext:value-type="float">
            <text:p>22023.77</text:p>
          </table:table-cell>
          <table:table-cell table:style-name="ce3" table:formula="of:=[.S45]/[.S39]" office:value-type="percentage" office:value="2.45982465188241" calcext:value-type="percentage">
            <text:p>245.98%</text:p>
          </table:table-cell>
          <table:table-cell table:style-name="ce3" table:formula="of:=([.U39]-[.U45])/[.U39]" office:value-type="percentage" office:value="-0.331995316436863" calcext:value-type="percentage">
            <text:p>-33.20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Tree</text:p>
          </table:table-cell>
          <table:table-cell office:value-type="string" calcext:value-type="string">
            <text:p>HEFT</text:p>
          </table:table-cell>
          <table:table-cell table:style-name="ce2" office:value-type="string" calcext:value-type="string">
            <text:p>-</text:p>
          </table:table-cell>
          <table:table-cell office:value-type="float" office:value="192.88" calcext:value-type="float">
            <text:p>192.88</text:p>
          </table:table-cell>
          <table:table-cell office:value-type="float" office:value="4795.94" calcext:value-type="float">
            <text:p>4795.94</text:p>
          </table:table-cell>
          <table:table-cell office:value-type="float" office:value="12080.4" calcext:value-type="float">
            <text:p>12080.4</text:p>
          </table:table-cell>
          <table:table-cell table:number-columns-repeated="2"/>
          <table:table-cell office:value-type="float" office:value="192.76" calcext:value-type="float">
            <text:p>192.76</text:p>
          </table:table-cell>
          <table:table-cell office:value-type="float" office:value="4599.85" calcext:value-type="float">
            <text:p>4599.85</text:p>
          </table:table-cell>
          <table:table-cell office:value-type="float" office:value="12258.37" calcext:value-type="float">
            <text:p>12258.37</text:p>
          </table:table-cell>
          <table:table-cell table:number-columns-repeated="2"/>
          <table:table-cell office:value-type="float" office:value="192.88" calcext:value-type="float">
            <text:p>192.88</text:p>
          </table:table-cell>
          <table:table-cell office:value-type="float" office:value="7225.68" calcext:value-type="float">
            <text:p>7225.68</text:p>
          </table:table-cell>
          <table:table-cell office:value-type="float" office:value="9650.66" calcext:value-type="float">
            <text:p>9650.66</text:p>
          </table:table-cell>
          <table:table-cell table:number-columns-repeated="2"/>
          <table:table-cell office:value-type="float" office:value="192.88" calcext:value-type="float">
            <text:p>192.88</text:p>
          </table:table-cell>
          <table:table-cell office:value-type="float" office:value="3021.6" calcext:value-type="float">
            <text:p>3021.6</text:p>
          </table:table-cell>
          <table:table-cell office:value-type="float" office:value="13854.74" calcext:value-type="float">
            <text:p>13854.74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1" office:value-type="string" calcext:value-type="string" table:number-columns-spanned="1" table:number-rows-spanned="3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3.96" calcext:value-type="float">
            <text:p>193.96</text:p>
          </table:table-cell>
          <table:table-cell office:value-type="float" office:value="5670.82" calcext:value-type="float">
            <text:p>5670.82</text:p>
          </table:table-cell>
          <table:table-cell office:value-type="float" office:value="25410.83" calcext:value-type="float">
            <text:p>25410.83</text:p>
          </table:table-cell>
          <table:table-cell table:number-columns-repeated="2"/>
          <table:table-cell office:value-type="float" office:value="193.96" calcext:value-type="float">
            <text:p>193.96</text:p>
          </table:table-cell>
          <table:table-cell office:value-type="float" office:value="5342.66" calcext:value-type="float">
            <text:p>5342.66</text:p>
          </table:table-cell>
          <table:table-cell office:value-type="float" office:value="25738.99" calcext:value-type="float">
            <text:p>25738.99</text:p>
          </table:table-cell>
          <table:table-cell table:number-columns-repeated="2"/>
          <table:table-cell office:value-type="float" office:value="193.96" calcext:value-type="float">
            <text:p>193.96</text:p>
          </table:table-cell>
          <table:table-cell office:value-type="float" office:value="7348.79" calcext:value-type="float">
            <text:p>7348.79</text:p>
          </table:table-cell>
          <table:table-cell office:value-type="float" office:value="23732.86" calcext:value-type="float">
            <text:p>23732.86</text:p>
          </table:table-cell>
          <table:table-cell table:number-columns-repeated="2"/>
          <table:table-cell office:value-type="float" office:value="193.96" calcext:value-type="float">
            <text:p>193.96</text:p>
          </table:table-cell>
          <table:table-cell office:value-type="float" office:value="3189.2" calcext:value-type="float">
            <text:p>3189.2</text:p>
          </table:table-cell>
          <table:table-cell office:value-type="float" office:value="27892.45" calcext:value-type="float">
            <text:p>27892.45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356.97" calcext:value-type="float">
            <text:p>356.97</text:p>
          </table:table-cell>
          <table:table-cell office:value-type="float" office:value="4399.57" calcext:value-type="float">
            <text:p>4399.57</text:p>
          </table:table-cell>
          <table:table-cell office:value-type="float" office:value="6284.22" calcext:value-type="float">
            <text:p>6284.22</text:p>
          </table:table-cell>
          <table:table-cell table:number-columns-repeated="2"/>
          <table:table-cell office:value-type="float" office:value="356.97" calcext:value-type="float">
            <text:p>356.97</text:p>
          </table:table-cell>
          <table:table-cell office:value-type="float" office:value="6280.74" calcext:value-type="float">
            <text:p>6280.74</text:p>
          </table:table-cell>
          <table:table-cell office:value-type="float" office:value="4403.05" calcext:value-type="float">
            <text:p>4403.05</text:p>
          </table:table-cell>
          <table:table-cell table:number-columns-repeated="2"/>
          <table:table-cell office:value-type="float" office:value="356.97" calcext:value-type="float">
            <text:p>356.97</text:p>
          </table:table-cell>
          <table:table-cell office:value-type="float" office:value="3642.17" calcext:value-type="float">
            <text:p>3642.17</text:p>
          </table:table-cell>
          <table:table-cell office:value-type="float" office:value="7041.62" calcext:value-type="float">
            <text:p>7041.62</text:p>
          </table:table-cell>
          <table:table-cell table:number-columns-repeated="2"/>
          <table:table-cell office:value-type="float" office:value="356.97" calcext:value-type="float">
            <text:p>356.97</text:p>
          </table:table-cell>
          <table:table-cell office:value-type="float" office:value="4027.32" calcext:value-type="float">
            <text:p>4027.32</text:p>
          </table:table-cell>
          <table:table-cell office:value-type="float" office:value="6656.46" calcext:value-type="float">
            <text:p>6656.46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360.92" calcext:value-type="float">
            <text:p>360.92</text:p>
          </table:table-cell>
          <table:table-cell office:value-type="float" office:value="4409.15" calcext:value-type="float">
            <text:p>4409.15</text:p>
          </table:table-cell>
          <table:table-cell office:value-type="float" office:value="6274.38" calcext:value-type="float">
            <text:p>6274.38</text:p>
          </table:table-cell>
          <table:table-cell table:number-columns-repeated="2"/>
          <table:table-cell office:value-type="float" office:value="360.92" calcext:value-type="float">
            <text:p>360.92</text:p>
          </table:table-cell>
          <table:table-cell office:value-type="float" office:value="6280.48" calcext:value-type="float">
            <text:p>6280.48</text:p>
          </table:table-cell>
          <table:table-cell office:value-type="float" office:value="4403.05" calcext:value-type="float">
            <text:p>4403.05</text:p>
          </table:table-cell>
          <table:table-cell table:number-columns-repeated="2"/>
          <table:table-cell office:value-type="float" office:value="360.92" calcext:value-type="float">
            <text:p>360.92</text:p>
          </table:table-cell>
          <table:table-cell office:value-type="float" office:value="3642.17" calcext:value-type="float">
            <text:p>3642.17</text:p>
          </table:table-cell>
          <table:table-cell office:value-type="float" office:value="7041.36" calcext:value-type="float">
            <text:p>7041.36</text:p>
          </table:table-cell>
          <table:table-cell table:number-columns-repeated="2"/>
          <table:table-cell office:value-type="float" office:value="360.92" calcext:value-type="float">
            <text:p>360.92</text:p>
          </table:table-cell>
          <table:table-cell office:value-type="float" office:value="4017.49" calcext:value-type="float">
            <text:p>4017.49</text:p>
          </table:table-cell>
          <table:table-cell office:value-type="float" office:value="6666.04" calcext:value-type="float">
            <text:p>6666.04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ee</text:p>
          </table:covered-table-cell>
          <table:table-cell table:style-name="ce1" office:value-type="string" calcext:value-type="string" table:number-columns-spanned="1" table:number-rows-spanned="3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3.3" calcext:value-type="float">
            <text:p>193.3</text:p>
          </table:table-cell>
          <table:table-cell office:value-type="float" office:value="5645.42" calcext:value-type="float">
            <text:p>5645.42</text:p>
          </table:table-cell>
          <table:table-cell office:value-type="float" office:value="25286.37" calcext:value-type="float">
            <text:p>25286.37</text:p>
          </table:table-cell>
          <table:table-cell table:number-columns-repeated="2"/>
          <table:table-cell office:value-type="float" office:value="193.71" calcext:value-type="float">
            <text:p>193.71</text:p>
          </table:table-cell>
          <table:table-cell office:value-type="float" office:value="5180.51" calcext:value-type="float">
            <text:p>5180.51</text:p>
          </table:table-cell>
          <table:table-cell office:value-type="float" office:value="26427.6" calcext:value-type="float">
            <text:p>26427.6</text:p>
          </table:table-cell>
          <table:table-cell table:number-columns-repeated="2"/>
          <table:table-cell office:value-type="float" office:value="192.91" calcext:value-type="float">
            <text:p>192.91</text:p>
          </table:table-cell>
          <table:table-cell office:value-type="float" office:value="7970.15" calcext:value-type="float">
            <text:p>7970.15</text:p>
          </table:table-cell>
          <table:table-cell office:value-type="float" office:value="24274.04" calcext:value-type="float">
            <text:p>24274.04</text:p>
          </table:table-cell>
          <table:table-cell table:number-columns-repeated="2"/>
          <table:table-cell office:value-type="float" office:value="192.92" calcext:value-type="float">
            <text:p>192.92</text:p>
          </table:table-cell>
          <table:table-cell office:value-type="float" office:value="3406.46" calcext:value-type="float">
            <text:p>3406.46</text:p>
          </table:table-cell>
          <table:table-cell office:value-type="float" office:value="28470.69" calcext:value-type="float">
            <text:p>28470.69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286.04" calcext:value-type="float">
            <text:p>286.04</text:p>
          </table:table-cell>
          <table:table-cell office:value-type="float" office:value="8527.89" calcext:value-type="float">
            <text:p>8527.89</text:p>
          </table:table-cell>
          <table:table-cell office:value-type="float" office:value="21743.08" calcext:value-type="float">
            <text:p>21743.08</text:p>
          </table:table-cell>
          <table:table-cell table:number-columns-repeated="2"/>
          <table:table-cell office:value-type="float" office:value="247.74" calcext:value-type="float">
            <text:p>247.74</text:p>
          </table:table-cell>
          <table:table-cell office:value-type="float" office:value="8189.34" calcext:value-type="float">
            <text:p>8189.34</text:p>
          </table:table-cell>
          <table:table-cell office:value-type="float" office:value="22000.94" calcext:value-type="float">
            <text:p>22000.94</text:p>
          </table:table-cell>
          <table:table-cell table:number-columns-repeated="2"/>
          <table:table-cell office:value-type="float" office:value="528.47" calcext:value-type="float">
            <text:p>528.47</text:p>
          </table:table-cell>
          <table:table-cell office:value-type="float" office:value="10736.48" calcext:value-type="float">
            <text:p>10736.48</text:p>
          </table:table-cell>
          <table:table-cell office:value-type="float" office:value="21581.84" calcext:value-type="float">
            <text:p>21581.84</text:p>
          </table:table-cell>
          <table:table-cell table:number-columns-repeated="2"/>
          <table:table-cell office:value-type="float" office:value="251.59" calcext:value-type="float">
            <text:p>251.59</text:p>
          </table:table-cell>
          <table:table-cell office:value-type="float" office:value="5393.45" calcext:value-type="float">
            <text:p>5393.45</text:p>
          </table:table-cell>
          <table:table-cell office:value-type="float" office:value="24075.45" calcext:value-type="float">
            <text:p>24075.45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ee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715.88" calcext:value-type="float">
            <text:p>715.88</text:p>
          </table:table-cell>
          <table:table-cell office:value-type="float" office:value="12741.65" calcext:value-type="float">
            <text:p>12741.65</text:p>
          </table:table-cell>
          <table:table-cell office:value-type="float" office:value="8.06" calcext:value-type="float">
            <text:p>8.06</text:p>
          </table:table-cell>
          <table:table-cell table:style-name="ce3" table:formula="of:=[.D52]/[.D46]" office:value-type="percentage" office:value="3.71153048527582" calcext:value-type="percentage">
            <text:p>371.15%</text:p>
          </table:table-cell>
          <table:table-cell table:style-name="ce3" table:formula="of:=([.F46]-[.F52])/[.F46]" office:value-type="percentage" office:value="0.999332803549551" calcext:value-type="percentage">
            <text:p>99.93%</text:p>
          </table:table-cell>
          <table:table-cell office:value-type="float" office:value="717.59" calcext:value-type="float">
            <text:p>717.59</text:p>
          </table:table-cell>
          <table:table-cell office:value-type="float" office:value="14406.81" calcext:value-type="float">
            <text:p>14406.81</text:p>
          </table:table-cell>
          <table:table-cell office:value-type="float" office:value="118.5" calcext:value-type="float">
            <text:p>118.5</text:p>
          </table:table-cell>
          <table:table-cell table:style-name="ce3" table:formula="of:=[.I52]/[.I46]" office:value-type="percentage" office:value="3.7227121809504" calcext:value-type="percentage">
            <text:p>372.27%</text:p>
          </table:table-cell>
          <table:table-cell table:style-name="ce3" table:formula="of:=([.K46]-[.K52])/[.K46]" office:value-type="percentage" office:value="0.990333135645277" calcext:value-type="percentage">
            <text:p>99.03%</text:p>
          </table:table-cell>
          <table:table-cell office:value-type="float" office:value="946.11" calcext:value-type="float">
            <text:p>946.11</text:p>
          </table:table-cell>
          <table:table-cell office:value-type="float" office:value="11360.76" calcext:value-type="float">
            <text:p>11360.76</text:p>
          </table:table-cell>
          <table:table-cell office:value-type="float" office:value="79.63" calcext:value-type="float">
            <text:p>79.63</text:p>
          </table:table-cell>
          <table:table-cell table:style-name="ce3" table:formula="of:=[.N52]/[.N46]" office:value-type="percentage" office:value="4.90517420157611" calcext:value-type="percentage">
            <text:p>490.52%</text:p>
          </table:table-cell>
          <table:table-cell table:style-name="ce3" table:formula="of:=([.P46]-[.P52])/[.P46]" office:value-type="percentage" office:value="0.991748750862635" calcext:value-type="percentage">
            <text:p>99.17%</text:p>
          </table:table-cell>
          <table:table-cell office:value-type="float" office:value="1257.1" calcext:value-type="float">
            <text:p>1257.1</text:p>
          </table:table-cell>
          <table:table-cell office:value-type="float" office:value="10641.96" calcext:value-type="float">
            <text:p>10641.96</text:p>
          </table:table-cell>
          <table:table-cell office:value-type="float" office:value="2367.73" calcext:value-type="float">
            <text:p>2367.73</text:p>
          </table:table-cell>
          <table:table-cell table:style-name="ce3" table:formula="of:=[.S52]/[.S46]" office:value-type="percentage" office:value="6.5175238490253" calcext:value-type="percentage">
            <text:p>651.75%</text:p>
          </table:table-cell>
          <table:table-cell table:style-name="ce3" table:formula="of:=([.U46]-[.U52])/[.U46]" office:value-type="percentage" office:value="0.8291032527496" calcext:value-type="percentage">
            <text:p>82.91%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Trivial</text:p>
          </table:table-cell>
          <table:table-cell office:value-type="string" calcext:value-type="string">
            <text:p>HEFT</text:p>
          </table:table-cell>
          <table:table-cell table:style-name="ce2" office:value-type="string" calcext:value-type="string">
            <text:p>-</text:p>
          </table:table-cell>
          <table:table-cell office:value-type="float" office:value="176.24" calcext:value-type="float">
            <text:p>176.24</text:p>
          </table:table-cell>
          <table:table-cell office:value-type="float" office:value="4446.97" calcext:value-type="float">
            <text:p>4446.97</text:p>
          </table:table-cell>
          <table:table-cell office:value-type="float" office:value="14066.56" calcext:value-type="float">
            <text:p>14066.56</text:p>
          </table:table-cell>
          <table:table-cell table:number-columns-repeated="2"/>
          <table:table-cell office:value-type="float" office:value="176.24" calcext:value-type="float">
            <text:p>176.24</text:p>
          </table:table-cell>
          <table:table-cell office:value-type="float" office:value="4908.51" calcext:value-type="float">
            <text:p>4908.51</text:p>
          </table:table-cell>
          <table:table-cell office:value-type="float" office:value="13605.02" calcext:value-type="float">
            <text:p>13605.02</text:p>
          </table:table-cell>
          <table:table-cell table:number-columns-repeated="2"/>
          <table:table-cell office:value-type="float" office:value="176.24" calcext:value-type="float">
            <text:p>176.24</text:p>
          </table:table-cell>
          <table:table-cell office:value-type="float" office:value="8496.03" calcext:value-type="float">
            <text:p>8496.03</text:p>
          </table:table-cell>
          <table:table-cell office:value-type="float" office:value="10017.51" calcext:value-type="float">
            <text:p>10017.51</text:p>
          </table:table-cell>
          <table:table-cell table:number-columns-repeated="2"/>
          <table:table-cell office:value-type="float" office:value="176.24" calcext:value-type="float">
            <text:p>176.24</text:p>
          </table:table-cell>
          <table:table-cell office:value-type="float" office:value="3479.94" calcext:value-type="float">
            <text:p>3479.94</text:p>
          </table:table-cell>
          <table:table-cell office:value-type="float" office:value="15033.59" calcext:value-type="float">
            <text:p>15033.59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1" office:value-type="string" calcext:value-type="string" table:number-columns-spanned="1" table:number-rows-spanned="3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77.3" calcext:value-type="float">
            <text:p>177.3</text:p>
          </table:table-cell>
          <table:table-cell office:value-type="float" office:value="4868.69" calcext:value-type="float">
            <text:p>4868.69</text:p>
          </table:table-cell>
          <table:table-cell office:value-type="float" office:value="23705.69" calcext:value-type="float">
            <text:p>23705.69</text:p>
          </table:table-cell>
          <table:table-cell table:number-columns-repeated="2"/>
          <table:table-cell office:value-type="float" office:value="177.3" calcext:value-type="float">
            <text:p>177.3</text:p>
          </table:table-cell>
          <table:table-cell office:value-type="float" office:value="5610.47" calcext:value-type="float">
            <text:p>5610.47</text:p>
          </table:table-cell>
          <table:table-cell office:value-type="float" office:value="22963.91" calcext:value-type="float">
            <text:p>22963.91</text:p>
          </table:table-cell>
          <table:table-cell table:number-columns-repeated="2"/>
          <table:table-cell office:value-type="float" office:value="177.3" calcext:value-type="float">
            <text:p>177.3</text:p>
          </table:table-cell>
          <table:table-cell office:value-type="float" office:value="8873.57" calcext:value-type="float">
            <text:p>8873.57</text:p>
          </table:table-cell>
          <table:table-cell office:value-type="float" office:value="19700.8" calcext:value-type="float">
            <text:p>19700.8</text:p>
          </table:table-cell>
          <table:table-cell table:number-columns-repeated="2"/>
          <table:table-cell office:value-type="float" office:value="177.3" calcext:value-type="float">
            <text:p>177.3</text:p>
          </table:table-cell>
          <table:table-cell office:value-type="float" office:value="3669.88" calcext:value-type="float">
            <text:p>3669.88</text:p>
          </table:table-cell>
          <table:table-cell office:value-type="float" office:value="24904.5" calcext:value-type="float">
            <text:p>24904.5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364.89" calcext:value-type="float">
            <text:p>364.89</text:p>
          </table:table-cell>
          <table:table-cell office:value-type="float" office:value="4505.19" calcext:value-type="float">
            <text:p>4505.19</text:p>
          </table:table-cell>
          <table:table-cell office:value-type="float" office:value="5688.32" calcext:value-type="float">
            <text:p>5688.32</text:p>
          </table:table-cell>
          <table:table-cell table:number-columns-repeated="2"/>
          <table:table-cell office:value-type="float" office:value="364.89" calcext:value-type="float">
            <text:p>364.89</text:p>
          </table:table-cell>
          <table:table-cell office:value-type="float" office:value="7310.75" calcext:value-type="float">
            <text:p>7310.75</text:p>
          </table:table-cell>
          <table:table-cell office:value-type="float" office:value="2882.76" calcext:value-type="float">
            <text:p>2882.76</text:p>
          </table:table-cell>
          <table:table-cell table:number-columns-repeated="2"/>
          <table:table-cell office:value-type="float" office:value="364.89" calcext:value-type="float">
            <text:p>364.89</text:p>
          </table:table-cell>
          <table:table-cell office:value-type="float" office:value="3677.78" calcext:value-type="float">
            <text:p>3677.78</text:p>
          </table:table-cell>
          <table:table-cell office:value-type="float" office:value="6515.73" calcext:value-type="float">
            <text:p>6515.73</text:p>
          </table:table-cell>
          <table:table-cell table:number-columns-repeated="2"/>
          <table:table-cell office:value-type="float" office:value="364.89" calcext:value-type="float">
            <text:p>364.89</text:p>
          </table:table-cell>
          <table:table-cell office:value-type="float" office:value="5153.1" calcext:value-type="float">
            <text:p>5153.1</text:p>
          </table:table-cell>
          <table:table-cell office:value-type="float" office:value="5040.41" calcext:value-type="float">
            <text:p>5040.41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374.72" calcext:value-type="float">
            <text:p>374.72</text:p>
          </table:table-cell>
          <table:table-cell office:value-type="float" office:value="4365.76" calcext:value-type="float">
            <text:p>4365.76</text:p>
          </table:table-cell>
          <table:table-cell office:value-type="float" office:value="5764.78" calcext:value-type="float">
            <text:p>5764.78</text:p>
          </table:table-cell>
          <table:table-cell table:number-columns-repeated="2"/>
          <table:table-cell office:value-type="float" office:value="374.72" calcext:value-type="float">
            <text:p>374.72</text:p>
          </table:table-cell>
          <table:table-cell office:value-type="float" office:value="7238.24" calcext:value-type="float">
            <text:p>7238.24</text:p>
          </table:table-cell>
          <table:table-cell office:value-type="float" office:value="2892.3" calcext:value-type="float">
            <text:p>2892.3</text:p>
          </table:table-cell>
          <table:table-cell table:number-columns-repeated="2"/>
          <table:table-cell office:value-type="float" office:value="374.72" calcext:value-type="float">
            <text:p>374.72</text:p>
          </table:table-cell>
          <table:table-cell office:value-type="float" office:value="3687.33" calcext:value-type="float">
            <text:p>3687.33</text:p>
          </table:table-cell>
          <table:table-cell office:value-type="float" office:value="6443.21" calcext:value-type="float">
            <text:p>6443.21</text:p>
          </table:table-cell>
          <table:table-cell table:number-columns-repeated="2"/>
          <table:table-cell office:value-type="float" office:value="374.72" calcext:value-type="float">
            <text:p>374.72</text:p>
          </table:table-cell>
          <table:table-cell office:value-type="float" office:value="5229.57" calcext:value-type="float">
            <text:p>5229.57</text:p>
          </table:table-cell>
          <table:table-cell office:value-type="float" office:value="4900.97" calcext:value-type="float">
            <text:p>4900.97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ivial</text:p>
          </table:covered-table-cell>
          <table:table-cell table:style-name="ce1" office:value-type="string" calcext:value-type="string" table:number-columns-spanned="1" table:number-rows-spanned="3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76.24" calcext:value-type="float">
            <text:p>176.24</text:p>
          </table:table-cell>
          <table:table-cell office:value-type="float" office:value="6948.16" calcext:value-type="float">
            <text:p>6948.16</text:p>
          </table:table-cell>
          <table:table-cell office:value-type="float" office:value="25095.24" calcext:value-type="float">
            <text:p>25095.24</text:p>
          </table:table-cell>
          <table:table-cell table:number-columns-repeated="2"/>
          <table:table-cell office:value-type="float" office:value="176.24" calcext:value-type="float">
            <text:p>176.24</text:p>
          </table:table-cell>
          <table:table-cell office:value-type="float" office:value="6075.68" calcext:value-type="float">
            <text:p>6075.68</text:p>
          </table:table-cell>
          <table:table-cell office:value-type="float" office:value="24946.5" calcext:value-type="float">
            <text:p>24946.5</text:p>
          </table:table-cell>
          <table:table-cell table:number-columns-repeated="2"/>
          <table:table-cell office:value-type="float" office:value="176.24" calcext:value-type="float">
            <text:p>176.24</text:p>
          </table:table-cell>
          <table:table-cell office:value-type="float" office:value="8916.94" calcext:value-type="float">
            <text:p>8916.94</text:p>
          </table:table-cell>
          <table:table-cell office:value-type="float" office:value="21054.9" calcext:value-type="float">
            <text:p>21054.9</text:p>
          </table:table-cell>
          <table:table-cell table:number-columns-repeated="2"/>
          <table:table-cell office:value-type="float" office:value="176.24" calcext:value-type="float">
            <text:p>176.24</text:p>
          </table:table-cell>
          <table:table-cell office:value-type="float" office:value="3832.69" calcext:value-type="float">
            <text:p>3832.69</text:p>
          </table:table-cell>
          <table:table-cell office:value-type="float" office:value="26653.49" calcext:value-type="float">
            <text:p>26653.49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2" calcext:value-type="float">
            <text:p>2</text:p>
          </table:table-cell>
          <table:table-cell office:value-type="float" office:value="180.2" calcext:value-type="float">
            <text:p>180.2</text:p>
          </table:table-cell>
          <table:table-cell office:value-type="float" office:value="7436.56" calcext:value-type="float">
            <text:p>7436.56</text:p>
          </table:table-cell>
          <table:table-cell office:value-type="float" office:value="23516.63" calcext:value-type="float">
            <text:p>23516.63</text:p>
          </table:table-cell>
          <table:table-cell table:number-columns-repeated="2"/>
          <table:table-cell office:value-type="float" office:value="188.92" calcext:value-type="float">
            <text:p>188.92</text:p>
          </table:table-cell>
          <table:table-cell office:value-type="float" office:value="6799.95" calcext:value-type="float">
            <text:p>6799.95</text:p>
          </table:table-cell>
          <table:table-cell office:value-type="float" office:value="22565.01" calcext:value-type="float">
            <text:p>22565.01</text:p>
          </table:table-cell>
          <table:table-cell table:number-columns-repeated="2"/>
          <table:table-cell office:value-type="float" office:value="930.54" calcext:value-type="float">
            <text:p>930.54</text:p>
          </table:table-cell>
          <table:table-cell office:value-type="float" office:value="5799.37" calcext:value-type="float">
            <text:p>5799.37</text:p>
          </table:table-cell>
          <table:table-cell office:value-type="float" office:value="4788.65" calcext:value-type="float">
            <text:p>4788.65</text:p>
          </table:table-cell>
          <table:table-cell table:number-columns-repeated="2"/>
          <table:table-cell office:value-type="float" office:value="529.15" calcext:value-type="float">
            <text:p>529.15</text:p>
          </table:table-cell>
          <table:table-cell office:value-type="float" office:value="9121.34" calcext:value-type="float">
            <text:p>9121.34</text:p>
          </table:table-cell>
          <table:table-cell office:value-type="float" office:value="4787.14" calcext:value-type="float">
            <text:p>4787.14</text:p>
          </table:table-cell>
          <table:table-cell table:style-name="ce3" table:formula="of:=[.S58]/[.S53]" office:value-type="percentage" office:value="3.00243985474353" calcext:value-type="percentage">
            <text:p>300.24%</text:p>
          </table:table-cell>
          <table:table-cell table:style-name="ce3" table:formula="of:=([.U53]-[.U58])/[.U53]" office:value-type="percentage" office:value="0.681570403343446" calcext:value-type="percentage">
            <text:p>68.16%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trivial</text:p>
          </table:covered-table-cell>
          <table:covered-table-cell office:value-type="string" calcext:value-type="string">
            <text:p>G-MOHEFT</text:p>
          </table:covered-table-cell>
          <table:table-cell office:value-type="float" office:value="3" calcext:value-type="float">
            <text:p>3</text:p>
          </table:table-cell>
          <table:table-cell office:value-type="float" office:value="180.64" calcext:value-type="float">
            <text:p>180.64</text:p>
          </table:table-cell>
          <table:table-cell office:value-type="float" office:value="7449.35" calcext:value-type="float">
            <text:p>7449.35</text:p>
          </table:table-cell>
          <table:table-cell office:value-type="float" office:value="23421.83" calcext:value-type="float">
            <text:p>23421.83</text:p>
          </table:table-cell>
          <table:table-cell table:style-name="ce3" table:formula="of:=[.D59]/[.D53]" office:value-type="percentage" office:value="1.02496595551521" calcext:value-type="percentage">
            <text:p>102.50%</text:p>
          </table:table-cell>
          <table:table-cell table:style-name="ce3" table:formula="of:=([.F53]-[.F59])/[.F53]" office:value-type="percentage" office:value="-0.665071630874926" calcext:value-type="percentage">
            <text:p>-66.51%</text:p>
          </table:table-cell>
          <table:table-cell office:value-type="float" office:value="889.31" calcext:value-type="float">
            <text:p>889.31</text:p>
          </table:table-cell>
          <table:table-cell office:value-type="float" office:value="10117.69" calcext:value-type="float">
            <text:p>10117.69</text:p>
          </table:table-cell>
          <table:table-cell office:value-type="float" office:value="952.52" calcext:value-type="float">
            <text:p>952.52</text:p>
          </table:table-cell>
          <table:table-cell table:style-name="ce3" table:formula="of:=[.I59]/[.I53]" office:value-type="percentage" office:value="5.04601679527916" calcext:value-type="percentage">
            <text:p>504.60%</text:p>
          </table:table-cell>
          <table:table-cell table:style-name="ce3" table:formula="of:=([.K53]-[.K59])/[.K53]" office:value-type="percentage" office:value="0.929987607515461" calcext:value-type="percentage">
            <text:p>93.00%</text:p>
          </table:table-cell>
          <table:table-cell office:value-type="float" office:value="935.37" calcext:value-type="float">
            <text:p>935.37</text:p>
          </table:table-cell>
          <table:table-cell office:value-type="float" office:value="5805.73" calcext:value-type="float">
            <text:p>5805.73</text:p>
          </table:table-cell>
          <table:table-cell office:value-type="float" office:value="4788.23" calcext:value-type="float">
            <text:p>4788.23</text:p>
          </table:table-cell>
          <table:table-cell table:style-name="ce3" table:formula="of:=[.N59]/[.N53]" office:value-type="percentage" office:value="5.30736495687699" calcext:value-type="percentage">
            <text:p>530.74%</text:p>
          </table:table-cell>
          <table:table-cell table:style-name="ce3" table:formula="of:=([.P53]-[.P59])/[.P53]" office:value-type="percentage" office:value="0.522013953567304" calcext:value-type="percentage">
            <text:p>52.20%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6"/>
          <table:table-cell table:style-name="ce3" table:formula="of:=AVERAGE([.G10:.G59])" office:value-type="percentage" office:value="2.72557952974179" calcext:value-type="percentage">
            <text:p>272.56%</text:p>
          </table:table-cell>
          <table:table-cell table:style-name="ce3" table:formula="of:=AVERAGE([.H10:.H59])" office:value-type="percentage" office:value="0.406390361474925" calcext:value-type="percentage">
            <text:p>40.64%</text:p>
          </table:table-cell>
          <table:table-cell table:number-columns-repeated="3"/>
          <table:table-cell table:style-name="ce3" table:formula="of:=AVERAGE([.L10:.L59])" office:value-type="percentage" office:value="2.87735684820074" calcext:value-type="percentage">
            <text:p>287.74%</text:p>
          </table:table-cell>
          <table:table-cell table:style-name="ce3" table:formula="of:=AVERAGE([.M10:.M59])" office:value-type="percentage" office:value="0.805293270164902" calcext:value-type="percentage">
            <text:p>80.53%</text:p>
          </table:table-cell>
          <table:table-cell table:number-columns-repeated="3"/>
          <table:table-cell table:style-name="ce3" table:formula="of:=AVERAGE([.Q10:.Q59])" office:value-type="percentage" office:value="3.95724897495257" calcext:value-type="percentage">
            <text:p>395.72%</text:p>
          </table:table-cell>
          <table:table-cell table:style-name="ce3" table:formula="of:=AVERAGE([.R10:.R59])" office:value-type="percentage" office:value="0.417381787526394" calcext:value-type="percentage">
            <text:p>41.74%</text:p>
          </table:table-cell>
          <table:table-cell table:number-columns-repeated="3"/>
          <table:table-cell table:style-name="ce3" table:formula="of:=AVERAGE([.V10:.V59])" office:value-type="percentage" office:value="4.84428544735619" calcext:value-type="percentage">
            <text:p>484.43%</text:p>
          </table:table-cell>
          <table:table-cell table:style-name="ce3" table:formula="of:=AVERAGE([.W10:.W59])" office:value-type="percentage" office:value="0.764605319378856" calcext:value-type="percentage">
            <text:p>76.46%</text:p>
          </table:table-cell>
          <table:table-cell/>
          <table:table-cell table:style-name="ce3" table:formula="of:=AVERAGE([.G63];[.L63];[.Q63];[.V63])" office:value-type="percentage" office:value="3.60111770006282" calcext:value-type="percentage">
            <text:p>360.11%</text:p>
          </table:table-cell>
          <table:table-cell table:style-name="ce3" table:formula="of:=AVERAGE([.H63];[.M63];[.R63];[.W63])" office:value-type="percentage" office:value="0.598417684636269" calcext:value-type="percentage">
            <text:p>59.84%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aumento do makespan</text:p>
          </table:table-cell>
          <table:table-cell office:value-type="string" calcext:value-type="string">
            <text:p>economia de energia marrom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" office:value-type="percentage" office:value="2.72557952974179" calcext:value-type="percentage">
            <text:p>272.56%</text:p>
          </table:table-cell>
          <table:table-cell table:style-name="ce3" office:value-type="percentage" office:value="0.406390361474925" calcext:value-type="percentage">
            <text:p>40.64%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" office:value-type="percentage" office:value="2.87735684820074" calcext:value-type="percentage">
            <text:p>287.74%</text:p>
          </table:table-cell>
          <table:table-cell table:style-name="ce3" office:value-type="percentage" office:value="0.805293270164902" calcext:value-type="percentage">
            <text:p>80.53%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" office:value-type="percentage" office:value="3.95724897495257" calcext:value-type="percentage">
            <text:p>395.72%</text:p>
          </table:table-cell>
          <table:table-cell table:style-name="ce3" office:value-type="percentage" office:value="0.417381787526394" calcext:value-type="percentage">
            <text:p>41.74%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" office:value-type="percentage" office:value="4.84428544735619" calcext:value-type="percentage">
            <text:p>484.43%</text:p>
          </table:table-cell>
          <table:table-cell table:style-name="ce3" office:value-type="percentage" office:value="0.764605319378856" calcext:value-type="percentage">
            <text:p>76.46%</text:p>
          </table:table-cell>
          <table:table-cell table:number-columns-repeated="18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" table:number-rows-spanned="7">
            <text:p>nearest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6.29" calcext:value-type="float">
            <text:p>196.29</text:p>
          </table:table-cell>
          <table:table-cell office:value-type="float" office:value="4666.11" calcext:value-type="float">
            <text:p>4666.11</text:p>
          </table:table-cell>
          <table:table-cell office:value-type="float" office:value="14224.38" calcext:value-type="float">
            <text:p>14224.38</text:p>
          </table:table-cell>
          <table:table-cell table:number-columns-repeated="2"/>
          <table:table-cell office:value-type="float" office:value="196.1" calcext:value-type="float">
            <text:p>196.1</text:p>
          </table:table-cell>
          <table:table-cell office:value-type="float" office:value="4196.54" calcext:value-type="float">
            <text:p>4196.54</text:p>
          </table:table-cell>
          <table:table-cell office:value-type="float" office:value="14685.44" calcext:value-type="float">
            <text:p>14685.44</text:p>
          </table:table-cell>
          <table:table-cell table:number-columns-repeated="2"/>
          <table:table-cell office:value-type="float" office:value="196.29" calcext:value-type="float">
            <text:p>196.29</text:p>
          </table:table-cell>
          <table:table-cell office:value-type="float" office:value="8129.06" calcext:value-type="float">
            <text:p>8129.06</text:p>
          </table:table-cell>
          <table:table-cell office:value-type="float" office:value="10761.43" calcext:value-type="float">
            <text:p>10761.43</text:p>
          </table:table-cell>
          <table:table-cell table:number-columns-repeated="2"/>
          <table:table-cell office:value-type="float" office:value="196.29" calcext:value-type="float">
            <text:p>196.29</text:p>
          </table:table-cell>
          <table:table-cell office:value-type="float" office:value="2164.13" calcext:value-type="float">
            <text:p>2164.13</text:p>
          </table:table-cell>
          <table:table-cell office:value-type="float" office:value="16726.36" calcext:value-type="float">
            <text:p>16726.36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earest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6.17" calcext:value-type="float">
            <text:p>196.17</text:p>
          </table:table-cell>
          <table:table-cell office:value-type="float" office:value="6181.36" calcext:value-type="float">
            <text:p>6181.36</text:p>
          </table:table-cell>
          <table:table-cell office:value-type="float" office:value="24842.5" calcext:value-type="float">
            <text:p>24842.5</text:p>
          </table:table-cell>
          <table:table-cell table:number-columns-repeated="2"/>
          <table:table-cell office:value-type="float" office:value="196.52" calcext:value-type="float">
            <text:p>196.52</text:p>
          </table:table-cell>
          <table:table-cell office:value-type="float" office:value="5018.32" calcext:value-type="float">
            <text:p>5018.32</text:p>
          </table:table-cell>
          <table:table-cell office:value-type="float" office:value="26424.91" calcext:value-type="float">
            <text:p>26424.91</text:p>
          </table:table-cell>
          <table:table-cell table:number-columns-repeated="2"/>
          <table:table-cell office:value-type="float" office:value="196.52" calcext:value-type="float">
            <text:p>196.52</text:p>
          </table:table-cell>
          <table:table-cell office:value-type="float" office:value="8338.36" calcext:value-type="float">
            <text:p>8338.36</text:p>
          </table:table-cell>
          <table:table-cell office:value-type="float" office:value="23104.87" calcext:value-type="float">
            <text:p>23104.87</text:p>
          </table:table-cell>
          <table:table-cell table:number-columns-repeated="2"/>
          <table:table-cell office:value-type="float" office:value="196.52" calcext:value-type="float">
            <text:p>196.52</text:p>
          </table:table-cell>
          <table:table-cell office:value-type="float" office:value="2378.97" calcext:value-type="float">
            <text:p>2378.97</text:p>
          </table:table-cell>
          <table:table-cell office:value-type="float" office:value="29064.26" calcext:value-type="float">
            <text:p>29064.26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earest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4824.46" calcext:value-type="float">
            <text:p>4824.46</text:p>
          </table:table-cell>
          <table:table-cell office:value-type="float" office:value="5511.12" calcext:value-type="float">
            <text:p>5511.12</text:p>
          </table:table-cell>
          <table:table-cell table:number-columns-repeated="2"/>
          <table:table-cell office:value-type="float" office:value="351.44" calcext:value-type="float">
            <text:p>351.44</text:p>
          </table:table-cell>
          <table:table-cell office:value-type="float" office:value="6152.87" calcext:value-type="float">
            <text:p>6152.87</text:p>
          </table:table-cell>
          <table:table-cell office:value-type="float" office:value="3843.54" calcext:value-type="float">
            <text:p>3843.54</text:p>
          </table:table-cell>
          <table:table-cell table:number-columns-repeated="2"/>
          <table:table-cell office:value-type="float" office:value="351.44" calcext:value-type="float">
            <text:p>351.44</text:p>
          </table:table-cell>
          <table:table-cell office:value-type="float" office:value="3262.37" calcext:value-type="float">
            <text:p>3262.37</text:p>
          </table:table-cell>
          <table:table-cell office:value-type="float" office:value="6734.04" calcext:value-type="float">
            <text:p>6734.04</text:p>
          </table:table-cell>
          <table:table-cell table:number-columns-repeated="2"/>
          <table:table-cell office:value-type="float" office:value="351.44" calcext:value-type="float">
            <text:p>351.44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68.36" calcext:value-type="float">
            <text:p>6168.36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earest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40.05" calcext:value-type="float">
            <text:p>340.05</text:p>
          </table:table-cell>
          <table:table-cell office:value-type="float" office:value="4815.06" calcext:value-type="float">
            <text:p>4815.06</text:p>
          </table:table-cell>
          <table:table-cell office:value-type="float" office:value="5496.89" calcext:value-type="float">
            <text:p>5496.89</text:p>
          </table:table-cell>
          <table:table-cell table:number-columns-repeated="2"/>
          <table:table-cell office:value-type="float" office:value="351.45" calcext:value-type="float">
            <text:p>351.45</text:p>
          </table:table-cell>
          <table:table-cell office:value-type="float" office:value="6141.14" calcext:value-type="float">
            <text:p>6141.14</text:p>
          </table:table-cell>
          <table:table-cell office:value-type="float" office:value="3838.14" calcext:value-type="float">
            <text:p>3838.14</text:p>
          </table:table-cell>
          <table:table-cell table:number-columns-repeated="2"/>
          <table:table-cell office:value-type="float" office:value="351.45" calcext:value-type="float">
            <text:p>351.45</text:p>
          </table:table-cell>
          <table:table-cell office:value-type="float" office:value="3262.37" calcext:value-type="float">
            <text:p>3262.37</text:p>
          </table:table-cell>
          <table:table-cell office:value-type="float" office:value="6716.91" calcext:value-type="float">
            <text:p>6716.91</text:p>
          </table:table-cell>
          <table:table-cell table:number-columns-repeated="2"/>
          <table:table-cell office:value-type="float" office:value="351.45" calcext:value-type="float">
            <text:p>351.45</text:p>
          </table:table-cell>
          <table:table-cell office:value-type="float" office:value="3828.05" calcext:value-type="float">
            <text:p>3828.05</text:p>
          </table:table-cell>
          <table:table-cell office:value-type="float" office:value="6151.22" calcext:value-type="float">
            <text:p>6151.22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earest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6.92" calcext:value-type="float">
            <text:p>196.92</text:p>
          </table:table-cell>
          <table:table-cell office:value-type="float" office:value="5802.29" calcext:value-type="float">
            <text:p>5802.29</text:p>
          </table:table-cell>
          <table:table-cell office:value-type="float" office:value="24549.84" calcext:value-type="float">
            <text:p>24549.84</text:p>
          </table:table-cell>
          <table:table-cell table:number-columns-repeated="2"/>
          <table:table-cell office:value-type="float" office:value="195.72" calcext:value-type="float">
            <text:p>195.72</text:p>
          </table:table-cell>
          <table:table-cell office:value-type="float" office:value="4961.55" calcext:value-type="float">
            <text:p>4961.55</text:p>
          </table:table-cell>
          <table:table-cell office:value-type="float" office:value="27358.55" calcext:value-type="float">
            <text:p>27358.55</text:p>
          </table:table-cell>
          <table:table-cell table:number-columns-repeated="2"/>
          <table:table-cell office:value-type="float" office:value="195.75" calcext:value-type="float">
            <text:p>195.75</text:p>
          </table:table-cell>
          <table:table-cell office:value-type="float" office:value="8228.14" calcext:value-type="float">
            <text:p>8228.14</text:p>
          </table:table-cell>
          <table:table-cell office:value-type="float" office:value="23054.41" calcext:value-type="float">
            <text:p>23054.41</text:p>
          </table:table-cell>
          <table:table-cell table:number-columns-repeated="2"/>
          <table:table-cell office:value-type="float" office:value="196.15" calcext:value-type="float">
            <text:p>196.15</text:p>
          </table:table-cell>
          <table:table-cell office:value-type="float" office:value="2738.31" calcext:value-type="float">
            <text:p>2738.31</text:p>
          </table:table-cell>
          <table:table-cell office:value-type="float" office:value="28733.87" calcext:value-type="float">
            <text:p>28733.87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earest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327.48" calcext:value-type="float">
            <text:p>327.48</text:p>
          </table:table-cell>
          <table:table-cell office:value-type="float" office:value="10380.01" calcext:value-type="float">
            <text:p>10380.01</text:p>
          </table:table-cell>
          <table:table-cell office:value-type="float" office:value="21556.58" calcext:value-type="float">
            <text:p>21556.58</text:p>
          </table:table-cell>
          <table:table-cell table:number-columns-repeated="2"/>
          <table:table-cell office:value-type="float" office:value="266.59" calcext:value-type="float">
            <text:p>266.59</text:p>
          </table:table-cell>
          <table:table-cell office:value-type="float" office:value="9303.52" calcext:value-type="float">
            <text:p>9303.52</text:p>
          </table:table-cell>
          <table:table-cell office:value-type="float" office:value="21554.77" calcext:value-type="float">
            <text:p>21554.77</text:p>
          </table:table-cell>
          <table:table-cell table:number-columns-repeated="2"/>
          <table:table-cell office:value-type="float" office:value="240.51" calcext:value-type="float">
            <text:p>240.51</text:p>
          </table:table-cell>
          <table:table-cell office:value-type="float" office:value="8977.64" calcext:value-type="float">
            <text:p>8977.64</text:p>
          </table:table-cell>
          <table:table-cell office:value-type="float" office:value="21999.04" calcext:value-type="float">
            <text:p>21999.04</text:p>
          </table:table-cell>
          <table:table-cell table:number-columns-repeated="2"/>
          <table:table-cell office:value-type="float" office:value="233.22" calcext:value-type="float">
            <text:p>233.22</text:p>
          </table:table-cell>
          <table:table-cell office:value-type="float" office:value="3923.2" calcext:value-type="float">
            <text:p>3923.2</text:p>
          </table:table-cell>
          <table:table-cell office:value-type="float" office:value="27589.92" calcext:value-type="float">
            <text:p>27589.92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nearest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608.66" calcext:value-type="float">
            <text:p>608.66</text:p>
          </table:table-cell>
          <table:table-cell office:value-type="float" office:value="12931.18" calcext:value-type="float">
            <text:p>12931.18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  <table:table-cell office:value-type="float" office:value="509.57" calcext:value-type="float">
            <text:p>509.57</text:p>
          </table:table-cell>
          <table:table-cell office:value-type="float" office:value="12890.17" calcext:value-type="float">
            <text:p>12890.17</text:p>
          </table:table-cell>
          <table:table-cell office:value-type="float" office:value="27.69" calcext:value-type="float">
            <text:p>27.69</text:p>
          </table:table-cell>
          <table:table-cell table:number-columns-repeated="2"/>
          <table:table-cell office:value-type="float" office:value="770.96" calcext:value-type="float">
            <text:p>770.96</text:p>
          </table:table-cell>
          <table:table-cell office:value-type="float" office:value="14720.13" calcext:value-type="float">
            <text:p>14720.13</text:p>
          </table:table-cell>
          <table:table-cell office:value-type="float" office:value="393.43" calcext:value-type="float">
            <text:p>393.43</text:p>
          </table:table-cell>
          <table:table-cell table:number-columns-repeated="2"/>
          <table:table-cell office:value-type="float" office:value="976.47" calcext:value-type="float">
            <text:p>976.47</text:p>
          </table:table-cell>
          <table:table-cell office:value-type="float" office:value="17179.85" calcext:value-type="float">
            <text:p>17179.85</text:p>
          </table:table-cell>
          <table:table-cell office:value-type="float" office:value="309.35" calcext:value-type="float">
            <text:p>309.35</text:p>
          </table:table-cell>
          <table:table-cell table:number-columns-repeated="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" table:number-rows-spanned="7">
            <text:p>random_nearest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3.55" calcext:value-type="float">
            <text:p>193.55</text:p>
          </table:table-cell>
          <table:table-cell office:value-type="float" office:value="4539.16" calcext:value-type="float">
            <text:p>4539.16</text:p>
          </table:table-cell>
          <table:table-cell office:value-type="float" office:value="14025.61" calcext:value-type="float">
            <text:p>14025.61</text:p>
          </table:table-cell>
          <table:table-cell table:number-columns-repeated="2"/>
          <table:table-cell office:value-type="float" office:value="193.55" calcext:value-type="float">
            <text:p>193.55</text:p>
          </table:table-cell>
          <table:table-cell office:value-type="float" office:value="4286.46" calcext:value-type="float">
            <text:p>4286.46</text:p>
          </table:table-cell>
          <table:table-cell office:value-type="float" office:value="14278.3" calcext:value-type="float">
            <text:p>14278.3</text:p>
          </table:table-cell>
          <table:table-cell table:number-columns-repeated="2"/>
          <table:table-cell office:value-type="float" office:value="193.55" calcext:value-type="float">
            <text:p>193.55</text:p>
          </table:table-cell>
          <table:table-cell office:value-type="float" office:value="8058.59" calcext:value-type="float">
            <text:p>8058.59</text:p>
          </table:table-cell>
          <table:table-cell office:value-type="float" office:value="10506.18" calcext:value-type="float">
            <text:p>10506.18</text:p>
          </table:table-cell>
          <table:table-cell table:number-columns-repeated="2"/>
          <table:table-cell office:value-type="float" office:value="193.55" calcext:value-type="float">
            <text:p>193.55</text:p>
          </table:table-cell>
          <table:table-cell office:value-type="float" office:value="2329.44" calcext:value-type="float">
            <text:p>2329.44</text:p>
          </table:table-cell>
          <table:table-cell office:value-type="float" office:value="16235.32" calcext:value-type="float">
            <text:p>16235.32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random_nearest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4.03" calcext:value-type="float">
            <text:p>194.03</text:p>
          </table:table-cell>
          <table:table-cell office:value-type="float" office:value="5284.48" calcext:value-type="float">
            <text:p>5284.48</text:p>
          </table:table-cell>
          <table:table-cell office:value-type="float" office:value="26562.45" calcext:value-type="float">
            <text:p>26562.45</text:p>
          </table:table-cell>
          <table:table-cell table:number-columns-repeated="2"/>
          <table:table-cell office:value-type="float" office:value="194.03" calcext:value-type="float">
            <text:p>194.03</text:p>
          </table:table-cell>
          <table:table-cell office:value-type="float" office:value="5288.81" calcext:value-type="float">
            <text:p>5288.81</text:p>
          </table:table-cell>
          <table:table-cell office:value-type="float" office:value="26558.13" calcext:value-type="float">
            <text:p>26558.13</text:p>
          </table:table-cell>
          <table:table-cell table:number-columns-repeated="2"/>
          <table:table-cell office:value-type="float" office:value="194.03" calcext:value-type="float">
            <text:p>194.03</text:p>
          </table:table-cell>
          <table:table-cell office:value-type="float" office:value="8385.96" calcext:value-type="float">
            <text:p>8385.96</text:p>
          </table:table-cell>
          <table:table-cell office:value-type="float" office:value="23460.97" calcext:value-type="float">
            <text:p>23460.97</text:p>
          </table:table-cell>
          <table:table-cell table:number-columns-repeated="2"/>
          <table:table-cell office:value-type="float" office:value="194.03" calcext:value-type="float">
            <text:p>194.03</text:p>
          </table:table-cell>
          <table:table-cell office:value-type="float" office:value="2497.83" calcext:value-type="float">
            <text:p>2497.83</text:p>
          </table:table-cell>
          <table:table-cell office:value-type="float" office:value="29349.1" calcext:value-type="float">
            <text:p>29349.1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random_nearest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94.94" calcext:value-type="float">
            <text:p>194.94</text:p>
          </table:table-cell>
          <table:table-cell office:value-type="float" office:value="5264.03" calcext:value-type="float">
            <text:p>5264.03</text:p>
          </table:table-cell>
          <table:table-cell office:value-type="float" office:value="26449.01" calcext:value-type="float">
            <text:p>26449.01</text:p>
          </table:table-cell>
          <table:table-cell table:number-columns-repeated="2"/>
          <table:table-cell office:value-type="float" office:value="194.94" calcext:value-type="float">
            <text:p>194.94</text:p>
          </table:table-cell>
          <table:table-cell office:value-type="float" office:value="5300.87" calcext:value-type="float">
            <text:p>5300.87</text:p>
          </table:table-cell>
          <table:table-cell office:value-type="float" office:value="26412.17" calcext:value-type="float">
            <text:p>26412.17</text:p>
          </table:table-cell>
          <table:table-cell table:number-columns-repeated="2"/>
          <table:table-cell office:value-type="float" office:value="194.94" calcext:value-type="float">
            <text:p>194.94</text:p>
          </table:table-cell>
          <table:table-cell office:value-type="float" office:value="8343.35" calcext:value-type="float">
            <text:p>8343.35</text:p>
          </table:table-cell>
          <table:table-cell office:value-type="float" office:value="23369.68" calcext:value-type="float">
            <text:p>23369.68</text:p>
          </table:table-cell>
          <table:table-cell table:number-columns-repeated="2"/>
          <table:table-cell office:value-type="float" office:value="194.94" calcext:value-type="float">
            <text:p>194.94</text:p>
          </table:table-cell>
          <table:table-cell office:value-type="float" office:value="2508.85" calcext:value-type="float">
            <text:p>2508.85</text:p>
          </table:table-cell>
          <table:table-cell office:value-type="float" office:value="29204.19" calcext:value-type="float">
            <text:p>29204.19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random_nearest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54.34" calcext:value-type="float">
            <text:p>354.34</text:p>
          </table:table-cell>
          <table:table-cell office:value-type="float" office:value="4744.09" calcext:value-type="float">
            <text:p>4744.09</text:p>
          </table:table-cell>
          <table:table-cell office:value-type="float" office:value="5472.81" calcext:value-type="float">
            <text:p>5472.81</text:p>
          </table:table-cell>
          <table:table-cell table:number-columns-repeated="2"/>
          <table:table-cell office:value-type="float" office:value="354.34" calcext:value-type="float">
            <text:p>354.34</text:p>
          </table:table-cell>
          <table:table-cell office:value-type="float" office:value="6151.72" calcext:value-type="float">
            <text:p>6151.72</text:p>
          </table:table-cell>
          <table:table-cell office:value-type="float" office:value="4065.18" calcext:value-type="float">
            <text:p>4065.18</text:p>
          </table:table-cell>
          <table:table-cell table:number-columns-repeated="2"/>
          <table:table-cell office:value-type="float" office:value="354.34" calcext:value-type="float">
            <text:p>354.34</text:p>
          </table:table-cell>
          <table:table-cell office:value-type="float" office:value="3354.94" calcext:value-type="float">
            <text:p>3354.94</text:p>
          </table:table-cell>
          <table:table-cell office:value-type="float" office:value="6861.96" calcext:value-type="float">
            <text:p>6861.96</text:p>
          </table:table-cell>
          <table:table-cell table:number-columns-repeated="2"/>
          <table:table-cell office:value-type="float" office:value="354.34" calcext:value-type="float">
            <text:p>354.34</text:p>
          </table:table-cell>
          <table:table-cell office:value-type="float" office:value="3953.82" calcext:value-type="float">
            <text:p>3953.82</text:p>
          </table:table-cell>
          <table:table-cell office:value-type="float" office:value="6263.08" calcext:value-type="float">
            <text:p>6263.08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random_nearest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2.21" calcext:value-type="float">
            <text:p>192.21</text:p>
          </table:table-cell>
          <table:table-cell office:value-type="float" office:value="5515.03" calcext:value-type="float">
            <text:p>5515.03</text:p>
          </table:table-cell>
          <table:table-cell office:value-type="float" office:value="28665.2" calcext:value-type="float">
            <text:p>28665.2</text:p>
          </table:table-cell>
          <table:table-cell table:number-columns-repeated="2"/>
          <table:table-cell office:value-type="float" office:value="191.71" calcext:value-type="float">
            <text:p>191.71</text:p>
          </table:table-cell>
          <table:table-cell office:value-type="float" office:value="4914.09" calcext:value-type="float">
            <text:p>4914.09</text:p>
          </table:table-cell>
          <table:table-cell office:value-type="float" office:value="28607.08" calcext:value-type="float">
            <text:p>28607.08</text:p>
          </table:table-cell>
          <table:table-cell table:number-columns-repeated="2"/>
          <table:table-cell office:value-type="float" office:value="193.34" calcext:value-type="float">
            <text:p>193.34</text:p>
          </table:table-cell>
          <table:table-cell office:value-type="float" office:value="8618.92" calcext:value-type="float">
            <text:p>8618.92</text:p>
          </table:table-cell>
          <table:table-cell office:value-type="float" office:value="24481.57" calcext:value-type="float">
            <text:p>24481.57</text:p>
          </table:table-cell>
          <table:table-cell table:number-columns-repeated="2"/>
          <table:table-cell office:value-type="float" office:value="194.14" calcext:value-type="float">
            <text:p>194.14</text:p>
          </table:table-cell>
          <table:table-cell office:value-type="float" office:value="2340.36" calcext:value-type="float">
            <text:p>2340.36</text:p>
          </table:table-cell>
          <table:table-cell office:value-type="float" office:value="32707.16" calcext:value-type="float">
            <text:p>32707.16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random_nearest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339.61" calcext:value-type="float">
            <text:p>339.61</text:p>
          </table:table-cell>
          <table:table-cell office:value-type="float" office:value="11450.63" calcext:value-type="float">
            <text:p>11450.63</text:p>
          </table:table-cell>
          <table:table-cell office:value-type="float" office:value="21551.37" calcext:value-type="float">
            <text:p>21551.37</text:p>
          </table:table-cell>
          <table:table-cell table:number-columns-repeated="2"/>
          <table:table-cell office:value-type="float" office:value="275.84" calcext:value-type="float">
            <text:p>275.84</text:p>
          </table:table-cell>
          <table:table-cell office:value-type="float" office:value="9953.17" calcext:value-type="float">
            <text:p>9953.17</text:p>
          </table:table-cell>
          <table:table-cell office:value-type="float" office:value="21660.27" calcext:value-type="float">
            <text:p>21660.27</text:p>
          </table:table-cell>
          <table:table-cell table:number-columns-repeated="2"/>
          <table:table-cell office:value-type="float" office:value="298.31" calcext:value-type="float">
            <text:p>298.31</text:p>
          </table:table-cell>
          <table:table-cell office:value-type="float" office:value="10407.37" calcext:value-type="float">
            <text:p>10407.37</text:p>
          </table:table-cell>
          <table:table-cell office:value-type="float" office:value="22010.87" calcext:value-type="float">
            <text:p>22010.87</text:p>
          </table:table-cell>
          <table:table-cell table:number-columns-repeated="2"/>
          <table:table-cell office:value-type="float" office:value="462.48" calcext:value-type="float">
            <text:p>462.48</text:p>
          </table:table-cell>
          <table:table-cell office:value-type="float" office:value="9699.19" calcext:value-type="float">
            <text:p>9699.19</text:p>
          </table:table-cell>
          <table:table-cell office:value-type="float" office:value="22477.71" calcext:value-type="float">
            <text:p>22477.71</text:p>
          </table:table-cell>
          <table:table-cell table:number-columns-repeated="5"/>
        </table:table-row>
        <table:table-row table:style-name="ro1">
          <table:covered-table-cell office:value-type="string" calcext:value-type="string">
            <text:p>random_nearest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610.92" calcext:value-type="float">
            <text:p>610.92</text:p>
          </table:table-cell>
          <table:table-cell office:value-type="float" office:value="13248.65" calcext:value-type="float">
            <text:p>13248.65</text:p>
          </table:table-cell>
          <table:table-cell office:value-type="float" office:value="12.07" calcext:value-type="float">
            <text:p>12.07</text:p>
          </table:table-cell>
          <table:table-cell table:number-columns-repeated="2"/>
          <table:table-cell office:value-type="float" office:value="472.89" calcext:value-type="float">
            <text:p>472.89</text:p>
          </table:table-cell>
          <table:table-cell office:value-type="float" office:value="12680.32" calcext:value-type="float">
            <text:p>12680.32</text:p>
          </table:table-cell>
          <table:table-cell office:value-type="float" office:value="113.07" calcext:value-type="float">
            <text:p>113.07</text:p>
          </table:table-cell>
          <table:table-cell table:number-columns-repeated="2"/>
          <table:table-cell office:value-type="float" office:value="749.5" calcext:value-type="float">
            <text:p>749.5</text:p>
          </table:table-cell>
          <table:table-cell office:value-type="float" office:value="14056.48" calcext:value-type="float">
            <text:p>14056.48</text:p>
          </table:table-cell>
          <table:table-cell office:value-type="float" office:value="371.56" calcext:value-type="float">
            <text:p>371.56</text:p>
          </table:table-cell>
          <table:table-cell table:number-columns-repeated="2"/>
          <table:table-cell office:value-type="float" office:value="1054.48" calcext:value-type="float">
            <text:p>1054.48</text:p>
          </table:table-cell>
          <table:table-cell office:value-type="float" office:value="15443.87" calcext:value-type="float">
            <text:p>15443.87</text:p>
          </table:table-cell>
          <table:table-cell office:value-type="float" office:value="309.94" calcext:value-type="float">
            <text:p>309.94</text:p>
          </table:table-cell>
          <table:table-cell table:number-columns-repeated="5"/>
        </table:table-row>
      </table:table>
      <table:table table:name="Sheet2" table:style-name="ta1">
        <table:table-column table:style-name="co7" table:number-columns-repeated="4" table:default-cell-style-name="Default"/>
        <table:table-column table:style-name="co7" table:number-columns-repeated="2" table:default-cell-style-name="ce4"/>
        <table:table-column table:style-name="co7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Experimento</text:p>
          </table:table-cell>
          <table:covered-table-cell table:number-columns-repeated="2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1"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table:style-name="ce1" office:value-type="string" calcext:value-type="string" table:number-columns-spanned="1" table:number-rows-spanned="2">
            <text:p>Makespan (minutos)</text:p>
          </table:table-cell>
          <table:table-cell table:style-name="ce1" office:value-type="string" calcext:value-type="string" table:number-columns-spanned="2" table:number-rows-spanned="1">
            <text:p>Energia (kJ)</text:p>
          </table:table-cell>
          <table:covered-table-cell table:style-name="Default"/>
          <table:table-cell table:style-name="ce1" office:value-type="string" calcext:value-type="string" table:number-columns-spanned="1" table:number-rows-spanned="2">
            <text:p>Makespan (minutos)</text:p>
          </table:table-cell>
          <table:table-cell table:style-name="ce1" office:value-type="string" calcext:value-type="string" table:number-columns-spanned="2" table:number-rows-spanned="1">
            <text:p>Energia (kJ)</text:p>
          </table:table-cell>
          <table:covered-table-cell/>
          <table:table-cell table:style-name="ce1" office:value-type="string" calcext:value-type="string" table:number-columns-spanned="1" table:number-rows-spanned="2">
            <text:p>Makespan (minutos)</text:p>
          </table:table-cell>
          <table:table-cell table:style-name="ce1" office:value-type="string" calcext:value-type="string" table:number-columns-spanned="2" table:number-rows-spanned="1">
            <text:p>Energia (kJ)</text:p>
          </table:table-cell>
          <table:covered-table-cell/>
          <table:table-cell table:style-name="ce1" office:value-type="string" calcext:value-type="string" table:number-columns-spanned="1" table:number-rows-spanned="2">
            <text:p>Makespan (minutos)</text:p>
          </table:table-cell>
          <table:table-cell table:style-name="ce1" office:value-type="string" calcext:value-type="string" table:number-columns-spanned="2" table:number-rows-spanned="1">
            <text:p>Energia (kJ)</text:p>
          </table:table-cell>
          <table:covered-table-cell/>
        </table:table-row>
        <table:table-row table:style-name="ro1">
          <table:table-cell office:value-type="string" calcext:value-type="string">
            <text:p>Topologia</text:p>
          </table:table-cell>
          <table:table-cell office:value-type="string" calcext:value-type="string">
            <text:p>Algoritmo</text:p>
          </table:table-cell>
          <table:table-cell office:value-type="string" calcext:value-type="string">
            <text:p>Solução</text:p>
          </table:table-cell>
          <table:covered-table-cell/>
          <table:table-cell table:style-name="Default" office:value-type="string" calcext:value-type="string">
            <text:p>Verde</text:p>
          </table:table-cell>
          <table:table-cell table:style-name="Default" office:value-type="string" calcext:value-type="string">
            <text:p>Marrom</text:p>
          </table:table-cell>
          <table:covered-table-cell/>
          <table:table-cell office:value-type="string" calcext:value-type="string">
            <text:p>Verde</text:p>
          </table:table-cell>
          <table:table-cell office:value-type="string" calcext:value-type="string">
            <text:p>Marrom</text:p>
          </table:table-cell>
          <table:covered-table-cell/>
          <table:table-cell office:value-type="string" calcext:value-type="string">
            <text:p>Verde</text:p>
          </table:table-cell>
          <table:table-cell office:value-type="string" calcext:value-type="string">
            <text:p>Marrom</text:p>
          </table:table-cell>
          <table:covered-table-cell/>
          <table:table-cell office:value-type="string" calcext:value-type="string">
            <text:p>Verde</text:p>
          </table:table-cell>
          <table:table-cell office:value-type="string" calcext:value-type="string">
            <text:p>Marro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dom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59.41" calcext:value-type="float">
            <text:p>59.41</text:p>
          </table:table-cell>
          <table:table-cell table:formula="of:=[$Sheet1.E4]/1000" office:value-type="float" office:value="0.75767" calcext:value-type="float">
            <text:p>0.76</text:p>
          </table:table-cell>
          <table:table-cell table:formula="of:=[$Sheet1.F4]/1000" office:value-type="float" office:value="3.18684" calcext:value-type="float">
            <text:p>3.19</text:p>
          </table:table-cell>
          <table:table-cell office:value-type="float" office:value="59.41" calcext:value-type="float">
            <text:p>59.41</text:p>
          </table:table-cell>
          <table:table-cell table:formula="of:=[$Sheet1.J4]/1000" office:value-type="float" office:value="0.87656" calcext:value-type="float">
            <text:p>0.87656</text:p>
          </table:table-cell>
          <table:table-cell table:formula="of:=[$Sheet1.K4]/1000" office:value-type="float" office:value="3.06795" calcext:value-type="float">
            <text:p>3.06795</text:p>
          </table:table-cell>
          <table:table-cell office:value-type="float" office:value="59.41" calcext:value-type="float">
            <text:p>59.41</text:p>
          </table:table-cell>
          <table:table-cell table:formula="of:=[$Sheet1.O4]/1000" office:value-type="float" office:value="1.96118" calcext:value-type="float">
            <text:p>1.96118</text:p>
          </table:table-cell>
          <table:table-cell table:formula="of:=[$Sheet1.P4]/1000" office:value-type="float" office:value="1.98333" calcext:value-type="float">
            <text:p>1.98333</text:p>
          </table:table-cell>
          <table:table-cell office:value-type="float" office:value="59.41" calcext:value-type="float">
            <text:p>59.41</text:p>
          </table:table-cell>
          <table:table-cell table:formula="of:=[$Sheet1.T4]/1000" office:value-type="float" office:value="0.37273" calcext:value-type="float">
            <text:p>0.37273</text:p>
          </table:table-cell>
          <table:table-cell table:formula="of:=[$Sheet1.U4]/1000" office:value-type="float" office:value="3.57178" calcext:value-type="float">
            <text:p>3.57178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62.33" calcext:value-type="float">
            <text:p>62.33</text:p>
          </table:table-cell>
          <table:table-cell table:formula="of:=[$Sheet1.E5]/1000" office:value-type="float" office:value="1.02549" calcext:value-type="float">
            <text:p>1.03</text:p>
          </table:table-cell>
          <table:table-cell table:formula="of:=[$Sheet1.F5]/1000" office:value-type="float" office:value="4.0552" calcext:value-type="float">
            <text:p>4.06</text:p>
          </table:table-cell>
          <table:table-cell office:value-type="float" office:value="62.33" calcext:value-type="float">
            <text:p>62.33</text:p>
          </table:table-cell>
          <table:table-cell table:formula="of:=[$Sheet1.J5]/1000" office:value-type="float" office:value="1.00008" calcext:value-type="float">
            <text:p>1.00008</text:p>
          </table:table-cell>
          <table:table-cell table:formula="of:=[$Sheet1.K5]/1000" office:value-type="float" office:value="4.08061" calcext:value-type="float">
            <text:p>4.08061</text:p>
          </table:table-cell>
          <table:table-cell office:value-type="float" office:value="62.33" calcext:value-type="float">
            <text:p>62.33</text:p>
          </table:table-cell>
          <table:table-cell table:formula="of:=[$Sheet1.O5]/1000" office:value-type="float" office:value="1.9008" calcext:value-type="float">
            <text:p>1.9008</text:p>
          </table:table-cell>
          <table:table-cell table:formula="of:=[$Sheet1.P5]/1000" office:value-type="float" office:value="3.17989" calcext:value-type="float">
            <text:p>3.17989</text:p>
          </table:table-cell>
          <table:table-cell office:value-type="float" office:value="62.33" calcext:value-type="float">
            <text:p>62.33</text:p>
          </table:table-cell>
          <table:table-cell table:formula="of:=[$Sheet1.T5]/1000" office:value-type="float" office:value="0.40291" calcext:value-type="float">
            <text:p>0.40291</text:p>
          </table:table-cell>
          <table:table-cell table:formula="of:=[$Sheet1.U5]/1000" office:value-type="float" office:value="4.67778" calcext:value-type="float">
            <text:p>4.67778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08.57" calcext:value-type="float">
            <text:p>108.57</text:p>
          </table:table-cell>
          <table:table-cell table:formula="of:=[$Sheet1.E6]/1000" office:value-type="float" office:value="0.36222" calcext:value-type="float">
            <text:p>0.36</text:p>
          </table:table-cell>
          <table:table-cell table:formula="of:=[$Sheet1.F6]/1000" office:value-type="float" office:value="1.37445" calcext:value-type="float">
            <text:p>1.37</text:p>
          </table:table-cell>
          <table:table-cell office:value-type="float" office:value="108.57" calcext:value-type="float">
            <text:p>108.57</text:p>
          </table:table-cell>
          <table:table-cell table:formula="of:=[$Sheet1.J6]/1000" office:value-type="float" office:value="1.22246" calcext:value-type="float">
            <text:p>1.22246</text:p>
          </table:table-cell>
          <table:table-cell table:formula="of:=[$Sheet1.K6]/1000" office:value-type="float" office:value="0.51422" calcext:value-type="float">
            <text:p>0.51422</text:p>
          </table:table-cell>
          <table:table-cell office:value-type="float" office:value="108.57" calcext:value-type="float">
            <text:p>108.57</text:p>
          </table:table-cell>
          <table:table-cell table:formula="of:=[$Sheet1.O6]/1000" office:value-type="float" office:value="0.52396" calcext:value-type="float">
            <text:p>0.52396</text:p>
          </table:table-cell>
          <table:table-cell table:formula="of:=[$Sheet1.P6]/1000" office:value-type="float" office:value="1.21271" calcext:value-type="float">
            <text:p>1.21271</text:p>
          </table:table-cell>
          <table:table-cell office:value-type="float" office:value="108.57" calcext:value-type="float">
            <text:p>108.57</text:p>
          </table:table-cell>
          <table:table-cell table:formula="of:=[$Sheet1.T6]/1000" office:value-type="float" office:value="1.04328" calcext:value-type="float">
            <text:p>1.04328</text:p>
          </table:table-cell>
          <table:table-cell table:formula="of:=[$Sheet1.U6]/1000" office:value-type="float" office:value="0.69339" calcext:value-type="float">
            <text:p>0.69339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108.58" calcext:value-type="float">
            <text:p>108.58</text:p>
          </table:table-cell>
          <table:table-cell table:formula="of:=[$Sheet1.E7]/1000" office:value-type="float" office:value="0.38437" calcext:value-type="float">
            <text:p>0.38</text:p>
          </table:table-cell>
          <table:table-cell table:formula="of:=[$Sheet1.F7]/1000" office:value-type="float" office:value="1.35203" calcext:value-type="float">
            <text:p>1.35</text:p>
          </table:table-cell>
          <table:table-cell office:value-type="float" office:value="108.58" calcext:value-type="float">
            <text:p>108.58</text:p>
          </table:table-cell>
          <table:table-cell table:formula="of:=[$Sheet1.J7]/1000" office:value-type="float" office:value="1.25325" calcext:value-type="float">
            <text:p>1.25325</text:p>
          </table:table-cell>
          <table:table-cell table:formula="of:=[$Sheet1.K7]/1000" office:value-type="float" office:value="0.48315" calcext:value-type="float">
            <text:p>0.48315</text:p>
          </table:table-cell>
          <table:table-cell office:value-type="float" office:value="108.58" calcext:value-type="float">
            <text:p>108.58</text:p>
          </table:table-cell>
          <table:table-cell table:formula="of:=[$Sheet1.O7]/1000" office:value-type="float" office:value="0.4929" calcext:value-type="float">
            <text:p>0.4929</text:p>
          </table:table-cell>
          <table:table-cell table:formula="of:=[$Sheet1.P7]/1000" office:value-type="float" office:value="1.2435" calcext:value-type="float">
            <text:p>1.2435</text:p>
          </table:table-cell>
          <table:table-cell office:value-type="float" office:value="108.58" calcext:value-type="float">
            <text:p>108.58</text:p>
          </table:table-cell>
          <table:table-cell table:formula="of:=[$Sheet1.T7]/1000" office:value-type="float" office:value="1.07358" calcext:value-type="float">
            <text:p>1.07358</text:p>
          </table:table-cell>
          <table:table-cell table:formula="of:=[$Sheet1.U7]/1000" office:value-type="float" office:value="0.66282" calcext:value-type="float">
            <text:p>0.66282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59.63" calcext:value-type="float">
            <text:p>59.63</text:p>
          </table:table-cell>
          <table:table-cell table:formula="of:=[$Sheet1.E8]/1000" office:value-type="float" office:value="1.26577" calcext:value-type="float">
            <text:p>1.27</text:p>
          </table:table-cell>
          <table:table-cell table:formula="of:=[$Sheet1.F8]/1000" office:value-type="float" office:value="5.17952" calcext:value-type="float">
            <text:p>5.18</text:p>
          </table:table-cell>
          <table:table-cell office:value-type="float" office:value="61.71" calcext:value-type="float">
            <text:p>61.71</text:p>
          </table:table-cell>
          <table:table-cell table:formula="of:=[$Sheet1.J8]/1000" office:value-type="float" office:value="0.98735" calcext:value-type="float">
            <text:p>0.98735</text:p>
          </table:table-cell>
          <table:table-cell table:formula="of:=[$Sheet1.K8]/1000" office:value-type="float" office:value="3.94599" calcext:value-type="float">
            <text:p>3.94599</text:p>
          </table:table-cell>
          <table:table-cell office:value-type="float" office:value="60.27" calcext:value-type="float">
            <text:p>60.27</text:p>
          </table:table-cell>
          <table:table-cell table:formula="of:=[$Sheet1.O8]/1000" office:value-type="float" office:value="2.05131" calcext:value-type="float">
            <text:p>2.05131</text:p>
          </table:table-cell>
          <table:table-cell table:formula="of:=[$Sheet1.P8]/1000" office:value-type="float" office:value="3.87898" calcext:value-type="float">
            <text:p>3.87898</text:p>
          </table:table-cell>
          <table:table-cell office:value-type="float" office:value="61.12" calcext:value-type="float">
            <text:p>61.12</text:p>
          </table:table-cell>
          <table:table-cell table:formula="of:=[$Sheet1.T8]/1000" office:value-type="float" office:value="0.43168" calcext:value-type="float">
            <text:p>0.43168</text:p>
          </table:table-cell>
          <table:table-cell table:formula="of:=[$Sheet1.U8]/1000" office:value-type="float" office:value="5.91664" calcext:value-type="float">
            <text:p>5.91664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198.36" calcext:value-type="float">
            <text:p>198.36</text:p>
          </table:table-cell>
          <table:table-cell table:formula="of:=[$Sheet1.E9]/1000" office:value-type="float" office:value="3.18657" calcext:value-type="float">
            <text:p>3.19</text:p>
          </table:table-cell>
          <table:table-cell table:formula="of:=[$Sheet1.F9]/1000" office:value-type="float" office:value="0.00025" calcext:value-type="float">
            <text:p>0.00</text:p>
          </table:table-cell>
          <table:table-cell office:value-type="float" office:value="120.26" calcext:value-type="float">
            <text:p>120.26</text:p>
          </table:table-cell>
          <table:table-cell table:formula="of:=[$Sheet1.J9]/1000" office:value-type="float" office:value="2.25073" calcext:value-type="float">
            <text:p>2.25073</text:p>
          </table:table-cell>
          <table:table-cell table:formula="of:=[$Sheet1.K9]/1000" office:value-type="float" office:value="0.01985" calcext:value-type="float">
            <text:p>0.01985</text:p>
          </table:table-cell>
          <table:table-cell office:value-type="float" office:value="199.92" calcext:value-type="float">
            <text:p>199.92</text:p>
          </table:table-cell>
          <table:table-cell table:formula="of:=[$Sheet1.O9]/1000" office:value-type="float" office:value="2.09898" calcext:value-type="float">
            <text:p>2.09898</text:p>
          </table:table-cell>
          <table:table-cell table:formula="of:=[$Sheet1.P9]/1000" office:value-type="float" office:value="0.01522" calcext:value-type="float">
            <text:p>0.01522</text:p>
          </table:table-cell>
          <table:table-cell office:value-type="float" office:value="295.81" calcext:value-type="float">
            <text:p>295.81</text:p>
          </table:table-cell>
          <table:table-cell table:formula="of:=[$Sheet1.T9]/1000" office:value-type="float" office:value="2.66413" calcext:value-type="float">
            <text:p>2.66413</text:p>
          </table:table-cell>
          <table:table-cell table:formula="of:=[$Sheet1.U9]/1000" office:value-type="float" office:value="0.00028" calcext:value-type="float">
            <text:p>0.00028</text:p>
          </table:table-cell>
        </table:table-row>
        <table:table-row table:style-name="ro1">
          <table:covered-table-cell office:value-type="string" calcext:value-type="string">
            <text:p>dom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200.43" calcext:value-type="float">
            <text:p>200.43</text:p>
          </table:table-cell>
          <table:table-cell table:formula="of:=[$Sheet1.E10]/1000" office:value-type="float" office:value="3.16381" calcext:value-type="float">
            <text:p>3.16</text:p>
          </table:table-cell>
          <table:table-cell table:formula="of:=[$Sheet1.F10]/1000" office:value-type="float" office:value="0" calcext:value-type="float">
            <text:p>0.00</text:p>
          </table:table-cell>
          <table:table-cell office:value-type="float" office:value="122.11" calcext:value-type="float">
            <text:p>122.11</text:p>
          </table:table-cell>
          <table:table-cell table:formula="of:=[$Sheet1.J10]/1000" office:value-type="float" office:value="2.25394" calcext:value-type="float">
            <text:p>2.25394</text:p>
          </table:table-cell>
          <table:table-cell table:formula="of:=[$Sheet1.K10]/1000" office:value-type="float" office:value="0" calcext:value-type="float">
            <text:p>0</text:p>
          </table:table-cell>
          <table:table-cell office:value-type="float" office:value="200.76" calcext:value-type="float">
            <text:p>200.76</text:p>
          </table:table-cell>
          <table:table-cell table:formula="of:=[$Sheet1.O10]/1000" office:value-type="float" office:value="2.03614" calcext:value-type="float">
            <text:p>2.03614</text:p>
          </table:table-cell>
          <table:table-cell table:formula="of:=[$Sheet1.P10]/1000" office:value-type="float" office:value="0.01521" calcext:value-type="float">
            <text:p>0.01521</text:p>
          </table:table-cell>
          <table:table-cell office:value-type="float" office:value="312.45" calcext:value-type="float">
            <text:p>312.45</text:p>
          </table:table-cell>
          <table:table-cell table:formula="of:=[$Sheet1.T10]/1000" office:value-type="float" office:value="2.62477" calcext:value-type="float">
            <text:p>2.62477</text:p>
          </table:table-cell>
          <table:table-cell table:formula="of:=[$Sheet1.U10]/100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fft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2.97" calcext:value-type="float">
            <text:p>192.97</text:p>
          </table:table-cell>
          <table:table-cell table:formula="of:=[$Sheet1.E11]/1000" office:value-type="float" office:value="4.51909" calcext:value-type="float">
            <text:p>4.52</text:p>
          </table:table-cell>
          <table:table-cell table:formula="of:=[$Sheet1.F11]/1000" office:value-type="float" office:value="14.17574" calcext:value-type="float">
            <text:p>14.18</text:p>
          </table:table-cell>
          <table:table-cell office:value-type="float" office:value="192.97" calcext:value-type="float">
            <text:p>192.97</text:p>
          </table:table-cell>
          <table:table-cell table:formula="of:=[$Sheet1.J11]/1000" office:value-type="float" office:value="4.21352" calcext:value-type="float">
            <text:p>4.21352</text:p>
          </table:table-cell>
          <table:table-cell table:formula="of:=[$Sheet1.K11]/1000" office:value-type="float" office:value="14.48131" calcext:value-type="float">
            <text:p>14.48131</text:p>
          </table:table-cell>
          <table:table-cell office:value-type="float" office:value="192.97" calcext:value-type="float">
            <text:p>192.97</text:p>
          </table:table-cell>
          <table:table-cell table:formula="of:=[$Sheet1.O11]/1000" office:value-type="float" office:value="8.12187" calcext:value-type="float">
            <text:p>8.12187</text:p>
          </table:table-cell>
          <table:table-cell table:formula="of:=[$Sheet1.P11]/1000" office:value-type="float" office:value="10.57295" calcext:value-type="float">
            <text:p>10.57295</text:p>
          </table:table-cell>
          <table:table-cell office:value-type="float" office:value="192.97" calcext:value-type="float">
            <text:p>192.97</text:p>
          </table:table-cell>
          <table:table-cell table:formula="of:=[$Sheet1.T11]/1000" office:value-type="float" office:value="2.30084" calcext:value-type="float">
            <text:p>2.30084</text:p>
          </table:table-cell>
          <table:table-cell table:formula="of:=[$Sheet1.U11]/1000" office:value-type="float" office:value="16.39399" calcext:value-type="float">
            <text:p>16.39399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4.13" calcext:value-type="float">
            <text:p>194.13</text:p>
          </table:table-cell>
          <table:table-cell table:formula="of:=[$Sheet1.E12]/1000" office:value-type="float" office:value="5.06112" calcext:value-type="float">
            <text:p>5.06</text:p>
          </table:table-cell>
          <table:table-cell table:formula="of:=[$Sheet1.F12]/1000" office:value-type="float" office:value="27.75118" calcext:value-type="float">
            <text:p>27.75</text:p>
          </table:table-cell>
          <table:table-cell office:value-type="float" office:value="194.13" calcext:value-type="float">
            <text:p>194.13</text:p>
          </table:table-cell>
          <table:table-cell table:formula="of:=[$Sheet1.J12]/1000" office:value-type="float" office:value="5.16315" calcext:value-type="float">
            <text:p>5.16315</text:p>
          </table:table-cell>
          <table:table-cell table:formula="of:=[$Sheet1.K12]/1000" office:value-type="float" office:value="27.64915" calcext:value-type="float">
            <text:p>27.64915</text:p>
          </table:table-cell>
          <table:table-cell office:value-type="float" office:value="194.13" calcext:value-type="float">
            <text:p>194.13</text:p>
          </table:table-cell>
          <table:table-cell table:formula="of:=[$Sheet1.O12]/1000" office:value-type="float" office:value="8.38598" calcext:value-type="float">
            <text:p>8.38598</text:p>
          </table:table-cell>
          <table:table-cell table:formula="of:=[$Sheet1.P12]/1000" office:value-type="float" office:value="24.42632" calcext:value-type="float">
            <text:p>24.42632</text:p>
          </table:table-cell>
          <table:table-cell office:value-type="float" office:value="194.13" calcext:value-type="float">
            <text:p>194.13</text:p>
          </table:table-cell>
          <table:table-cell table:formula="of:=[$Sheet1.T12]/1000" office:value-type="float" office:value="2.65256" calcext:value-type="float">
            <text:p>2.65256</text:p>
          </table:table-cell>
          <table:table-cell table:formula="of:=[$Sheet1.U12]/1000" office:value-type="float" office:value="30.15974" calcext:value-type="float">
            <text:p>30.15974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94.96" calcext:value-type="float">
            <text:p>194.96</text:p>
          </table:table-cell>
          <table:table-cell table:formula="of:=[$Sheet1.E13]/1000" office:value-type="float" office:value="5.12802" calcext:value-type="float">
            <text:p>5.13</text:p>
          </table:table-cell>
          <table:table-cell table:formula="of:=[$Sheet1.F13]/1000" office:value-type="float" office:value="27.11464" calcext:value-type="float">
            <text:p>27.11</text:p>
          </table:table-cell>
          <table:table-cell office:value-type="float" office:value="194.96" calcext:value-type="float">
            <text:p>194.96</text:p>
          </table:table-cell>
          <table:table-cell table:formula="of:=[$Sheet1.J13]/1000" office:value-type="float" office:value="5.27476" calcext:value-type="float">
            <text:p>5.27476</text:p>
          </table:table-cell>
          <table:table-cell table:formula="of:=[$Sheet1.K13]/1000" office:value-type="float" office:value="26.96791" calcext:value-type="float">
            <text:p>26.96791</text:p>
          </table:table-cell>
          <table:table-cell office:value-type="float" office:value="194.96" calcext:value-type="float">
            <text:p>194.96</text:p>
          </table:table-cell>
          <table:table-cell table:formula="of:=[$Sheet1.O13]/1000" office:value-type="float" office:value="8.38385" calcext:value-type="float">
            <text:p>8.38385</text:p>
          </table:table-cell>
          <table:table-cell table:formula="of:=[$Sheet1.P13]/1000" office:value-type="float" office:value="23.85882" calcext:value-type="float">
            <text:p>23.85882</text:p>
          </table:table-cell>
          <table:table-cell office:value-type="float" office:value="194.96" calcext:value-type="float">
            <text:p>194.96</text:p>
          </table:table-cell>
          <table:table-cell table:formula="of:=[$Sheet1.T13]/1000" office:value-type="float" office:value="2.68682" calcext:value-type="float">
            <text:p>2.68682</text:p>
          </table:table-cell>
          <table:table-cell table:formula="of:=[$Sheet1.U13]/1000" office:value-type="float" office:value="29.55584" calcext:value-type="float">
            <text:p>29.55584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49.4" calcext:value-type="float">
            <text:p>349.4</text:p>
          </table:table-cell>
          <table:table-cell table:formula="of:=[$Sheet1.E14]/1000" office:value-type="float" office:value="4.72908" calcext:value-type="float">
            <text:p>4.73</text:p>
          </table:table-cell>
          <table:table-cell table:formula="of:=[$Sheet1.F14]/1000" office:value-type="float" office:value="5.18763" calcext:value-type="float">
            <text:p>5.19</text:p>
          </table:table-cell>
          <table:table-cell office:value-type="float" office:value="349.4" calcext:value-type="float">
            <text:p>349.4</text:p>
          </table:table-cell>
          <table:table-cell table:formula="of:=[$Sheet1.J14]/1000" office:value-type="float" office:value="6.21442" calcext:value-type="float">
            <text:p>6.21442</text:p>
          </table:table-cell>
          <table:table-cell table:formula="of:=[$Sheet1.K14]/1000" office:value-type="float" office:value="3.70229" calcext:value-type="float">
            <text:p>3.70229</text:p>
          </table:table-cell>
          <table:table-cell office:value-type="float" office:value="349.4" calcext:value-type="float">
            <text:p>349.4</text:p>
          </table:table-cell>
          <table:table-cell table:formula="of:=[$Sheet1.O14]/1000" office:value-type="float" office:value="3.38018" calcext:value-type="float">
            <text:p>3.38018</text:p>
          </table:table-cell>
          <table:table-cell table:formula="of:=[$Sheet1.P14]/1000" office:value-type="float" office:value="6.53654" calcext:value-type="float">
            <text:p>6.53654</text:p>
          </table:table-cell>
          <table:table-cell office:value-type="float" office:value="349.4" calcext:value-type="float">
            <text:p>349.4</text:p>
          </table:table-cell>
          <table:table-cell table:formula="of:=[$Sheet1.T14]/1000" office:value-type="float" office:value="4.03023" calcext:value-type="float">
            <text:p>4.03023</text:p>
          </table:table-cell>
          <table:table-cell table:formula="of:=[$Sheet1.U14]/1000" office:value-type="float" office:value="5.88648" calcext:value-type="float">
            <text:p>5.88648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4.49" calcext:value-type="float">
            <text:p>194.49</text:p>
          </table:table-cell>
          <table:table-cell table:formula="of:=[$Sheet1.E15]/1000" office:value-type="float" office:value="5.38526" calcext:value-type="float">
            <text:p>5.39</text:p>
          </table:table-cell>
          <table:table-cell table:formula="of:=[$Sheet1.F15]/1000" office:value-type="float" office:value="28.07136" calcext:value-type="float">
            <text:p>28.07</text:p>
          </table:table-cell>
          <table:table-cell office:value-type="float" office:value="192.69" calcext:value-type="float">
            <text:p>192.69</text:p>
          </table:table-cell>
          <table:table-cell table:formula="of:=[$Sheet1.J15]/1000" office:value-type="float" office:value="4.99182" calcext:value-type="float">
            <text:p>4.99182</text:p>
          </table:table-cell>
          <table:table-cell table:formula="of:=[$Sheet1.K15]/1000" office:value-type="float" office:value="27.83057" calcext:value-type="float">
            <text:p>27.83057</text:p>
          </table:table-cell>
          <table:table-cell office:value-type="float" office:value="193.47" calcext:value-type="float">
            <text:p>193.47</text:p>
          </table:table-cell>
          <table:table-cell table:formula="of:=[$Sheet1.O15]/1000" office:value-type="float" office:value="8.37361" calcext:value-type="float">
            <text:p>8.37361</text:p>
          </table:table-cell>
          <table:table-cell table:formula="of:=[$Sheet1.P15]/1000" office:value-type="float" office:value="25.11462" calcext:value-type="float">
            <text:p>25.11462</text:p>
          </table:table-cell>
          <table:table-cell office:value-type="float" office:value="194.3" calcext:value-type="float">
            <text:p>194.3</text:p>
          </table:table-cell>
          <table:table-cell table:formula="of:=[$Sheet1.T15]/1000" office:value-type="float" office:value="2.32946" calcext:value-type="float">
            <text:p>2.32946</text:p>
          </table:table-cell>
          <table:table-cell table:formula="of:=[$Sheet1.U15]/1000" office:value-type="float" office:value="30.65892" calcext:value-type="float">
            <text:p>30.65892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300.2" calcext:value-type="float">
            <text:p>300.2</text:p>
          </table:table-cell>
          <table:table-cell table:formula="of:=[$Sheet1.E16]/1000" office:value-type="float" office:value="10.51472" calcext:value-type="float">
            <text:p>10.51</text:p>
          </table:table-cell>
          <table:table-cell table:formula="of:=[$Sheet1.F16]/1000" office:value-type="float" office:value="21.76322" calcext:value-type="float">
            <text:p>21.76</text:p>
          </table:table-cell>
          <table:table-cell office:value-type="float" office:value="283.96" calcext:value-type="float">
            <text:p>283.96</text:p>
          </table:table-cell>
          <table:table-cell table:formula="of:=[$Sheet1.J16]/1000" office:value-type="float" office:value="10.38899" calcext:value-type="float">
            <text:p>10.38899</text:p>
          </table:table-cell>
          <table:table-cell table:formula="of:=[$Sheet1.K16]/1000" office:value-type="float" office:value="21.54687" calcext:value-type="float">
            <text:p>21.54687</text:p>
          </table:table-cell>
          <table:table-cell office:value-type="float" office:value="322.54" calcext:value-type="float">
            <text:p>322.54</text:p>
          </table:table-cell>
          <table:table-cell table:formula="of:=[$Sheet1.O16]/1000" office:value-type="float" office:value="9.82734" calcext:value-type="float">
            <text:p>9.82734</text:p>
          </table:table-cell>
          <table:table-cell table:formula="of:=[$Sheet1.P16]/1000" office:value-type="float" office:value="21.78353" calcext:value-type="float">
            <text:p>21.78353</text:p>
          </table:table-cell>
          <table:table-cell office:value-type="float" office:value="458.96" calcext:value-type="float">
            <text:p>458.96</text:p>
          </table:table-cell>
          <table:table-cell table:formula="of:=[$Sheet1.T16]/1000" office:value-type="float" office:value="9.07005" calcext:value-type="float">
            <text:p>9.07005</text:p>
          </table:table-cell>
          <table:table-cell table:formula="of:=[$Sheet1.U16]/1000" office:value-type="float" office:value="21.94066" calcext:value-type="float">
            <text:p>21.94066</text:p>
          </table:table-cell>
        </table:table-row>
        <table:table-row table:style-name="ro1">
          <table:covered-table-cell office:value-type="string" calcext:value-type="string">
            <text:p>fft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587.23" calcext:value-type="float">
            <text:p>587.23</text:p>
          </table:table-cell>
          <table:table-cell table:formula="of:=[$Sheet1.E17]/1000" office:value-type="float" office:value="13.01796" calcext:value-type="float">
            <text:p>13.02</text:p>
          </table:table-cell>
          <table:table-cell table:formula="of:=[$Sheet1.F17]/1000" office:value-type="float" office:value="0.19549" calcext:value-type="float">
            <text:p>0.20</text:p>
          </table:table-cell>
          <table:table-cell office:value-type="float" office:value="510.91" calcext:value-type="float">
            <text:p>510.91</text:p>
          </table:table-cell>
          <table:table-cell table:formula="of:=[$Sheet1.J17]/1000" office:value-type="float" office:value="12.54705" calcext:value-type="float">
            <text:p>12.54705</text:p>
          </table:table-cell>
          <table:table-cell table:formula="of:=[$Sheet1.K17]/1000" office:value-type="float" office:value="0.00865" calcext:value-type="float">
            <text:p>0.00865</text:p>
          </table:table-cell>
          <table:table-cell office:value-type="float" office:value="814.91" calcext:value-type="float">
            <text:p>814.91</text:p>
          </table:table-cell>
          <table:table-cell table:formula="of:=[$Sheet1.O17]/1000" office:value-type="float" office:value="14.68972" calcext:value-type="float">
            <text:p>14.68972</text:p>
          </table:table-cell>
          <table:table-cell table:formula="of:=[$Sheet1.P17]/1000" office:value-type="float" office:value="0.24167" calcext:value-type="float">
            <text:p>0.24167</text:p>
          </table:table-cell>
          <table:table-cell office:value-type="float" office:value="981.13" calcext:value-type="float">
            <text:p>981.13</text:p>
          </table:table-cell>
          <table:table-cell table:formula="of:=[$Sheet1.T17]/1000" office:value-type="float" office:value="16.83927" calcext:value-type="float">
            <text:p>16.83927</text:p>
          </table:table-cell>
          <table:table-cell table:formula="of:=[$Sheet1.U17]/1000" office:value-type="float" office:value="0.14472" calcext:value-type="float">
            <text:p>0.1447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no_comm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4.41" calcext:value-type="float">
            <text:p>194.41</text:p>
          </table:table-cell>
          <table:table-cell table:formula="of:=[$Sheet1.E18]/1000" office:value-type="float" office:value="4.64418" calcext:value-type="float">
            <text:p>4.64</text:p>
          </table:table-cell>
          <table:table-cell table:formula="of:=[$Sheet1.F18]/1000" office:value-type="float" office:value="14.19892" calcext:value-type="float">
            <text:p>14.20</text:p>
          </table:table-cell>
          <table:table-cell office:value-type="float" office:value="194.41" calcext:value-type="float">
            <text:p>194.41</text:p>
          </table:table-cell>
          <table:table-cell table:formula="of:=[$Sheet1.J18]/1000" office:value-type="float" office:value="4.20492" calcext:value-type="float">
            <text:p>4.20492</text:p>
          </table:table-cell>
          <table:table-cell table:formula="of:=[$Sheet1.K18]/1000" office:value-type="float" office:value="14.63818" calcext:value-type="float">
            <text:p>14.63818</text:p>
          </table:table-cell>
          <table:table-cell office:value-type="float" office:value="194.41" calcext:value-type="float">
            <text:p>194.41</text:p>
          </table:table-cell>
          <table:table-cell table:formula="of:=[$Sheet1.O18]/1000" office:value-type="float" office:value="8.10298" calcext:value-type="float">
            <text:p>8.10298</text:p>
          </table:table-cell>
          <table:table-cell table:formula="of:=[$Sheet1.P18]/1000" office:value-type="float" office:value="10.74013" calcext:value-type="float">
            <text:p>10.74013</text:p>
          </table:table-cell>
          <table:table-cell office:value-type="float" office:value="194.41" calcext:value-type="float">
            <text:p>194.41</text:p>
          </table:table-cell>
          <table:table-cell table:formula="of:=[$Sheet1.T18]/1000" office:value-type="float" office:value="2.17831" calcext:value-type="float">
            <text:p>2.17831</text:p>
          </table:table-cell>
          <table:table-cell table:formula="of:=[$Sheet1.U18]/1000" office:value-type="float" office:value="16.66479" calcext:value-type="float">
            <text:p>16.66479</text:p>
          </table:table-cell>
        </table:table-row>
        <table:table-row table:style-name="ro1">
          <table:covered-table-cell office:value-type="string" calcext:value-type="string">
            <text:p>no_comm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5.39" calcext:value-type="float">
            <text:p>195.39</text:p>
          </table:table-cell>
          <table:table-cell table:formula="of:=[$Sheet1.E19]/1000" office:value-type="float" office:value="5.24206" calcext:value-type="float">
            <text:p>5.24</text:p>
          </table:table-cell>
          <table:table-cell table:formula="of:=[$Sheet1.F19]/1000" office:value-type="float" office:value="28.53414" calcext:value-type="float">
            <text:p>28.53</text:p>
          </table:table-cell>
          <table:table-cell office:value-type="float" office:value="195.39" calcext:value-type="float">
            <text:p>195.39</text:p>
          </table:table-cell>
          <table:table-cell table:formula="of:=[$Sheet1.J19]/1000" office:value-type="float" office:value="4.87462" calcext:value-type="float">
            <text:p>4.87462</text:p>
          </table:table-cell>
          <table:table-cell table:formula="of:=[$Sheet1.K19]/1000" office:value-type="float" office:value="28.90157" calcext:value-type="float">
            <text:p>28.90157</text:p>
          </table:table-cell>
          <table:table-cell office:value-type="float" office:value="195.39" calcext:value-type="float">
            <text:p>195.39</text:p>
          </table:table-cell>
          <table:table-cell table:formula="of:=[$Sheet1.O19]/1000" office:value-type="float" office:value="8.27645" calcext:value-type="float">
            <text:p>8.27645</text:p>
          </table:table-cell>
          <table:table-cell table:formula="of:=[$Sheet1.P19]/1000" office:value-type="float" office:value="25.49974" calcext:value-type="float">
            <text:p>25.49974</text:p>
          </table:table-cell>
          <table:table-cell office:value-type="float" office:value="195.39" calcext:value-type="float">
            <text:p>195.39</text:p>
          </table:table-cell>
          <table:table-cell table:formula="of:=[$Sheet1.T19]/1000" office:value-type="float" office:value="2.39201" calcext:value-type="float">
            <text:p>2.39201</text:p>
          </table:table-cell>
          <table:table-cell table:formula="of:=[$Sheet1.U19]/1000" office:value-type="float" office:value="31.38418" calcext:value-type="float">
            <text:p>31.38418</text:p>
          </table:table-cell>
        </table:table-row>
        <table:table-row table:style-name="ro1">
          <table:covered-table-cell office:value-type="string" calcext:value-type="string">
            <text:p>no_comm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95.59" calcext:value-type="float">
            <text:p>195.59</text:p>
          </table:table-cell>
          <table:table-cell table:formula="of:=[$Sheet1.E20]/1000" office:value-type="float" office:value="5.24081" calcext:value-type="float">
            <text:p>5.24</text:p>
          </table:table-cell>
          <table:table-cell table:formula="of:=[$Sheet1.F20]/1000" office:value-type="float" office:value="28.45395" calcext:value-type="float">
            <text:p>28.45</text:p>
          </table:table-cell>
          <table:table-cell office:value-type="float" office:value="195.59" calcext:value-type="float">
            <text:p>195.59</text:p>
          </table:table-cell>
          <table:table-cell table:formula="of:=[$Sheet1.J20]/1000" office:value-type="float" office:value="4.89296" calcext:value-type="float">
            <text:p>4.89296</text:p>
          </table:table-cell>
          <table:table-cell table:formula="of:=[$Sheet1.K20]/1000" office:value-type="float" office:value="28.8018" calcext:value-type="float">
            <text:p>28.8018</text:p>
          </table:table-cell>
          <table:table-cell office:value-type="float" office:value="195.59" calcext:value-type="float">
            <text:p>195.59</text:p>
          </table:table-cell>
          <table:table-cell table:formula="of:=[$Sheet1.O20]/1000" office:value-type="float" office:value="8.23334" calcext:value-type="float">
            <text:p>8.23334</text:p>
          </table:table-cell>
          <table:table-cell table:formula="of:=[$Sheet1.P20]/1000" office:value-type="float" office:value="25.46142" calcext:value-type="float">
            <text:p>25.46142</text:p>
          </table:table-cell>
          <table:table-cell office:value-type="float" office:value="195.59" calcext:value-type="float">
            <text:p>195.59</text:p>
          </table:table-cell>
          <table:table-cell table:formula="of:=[$Sheet1.T20]/1000" office:value-type="float" office:value="2.37913" calcext:value-type="float">
            <text:p>2.37913</text:p>
          </table:table-cell>
          <table:table-cell table:formula="of:=[$Sheet1.U20]/1000" office:value-type="float" office:value="31.31563" calcext:value-type="float">
            <text:p>31.31563</text:p>
          </table:table-cell>
        </table:table-row>
        <table:table-row table:style-name="ro1">
          <table:covered-table-cell office:value-type="string" calcext:value-type="string">
            <text:p>no_comm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53.61" calcext:value-type="float">
            <text:p>353.61</text:p>
          </table:table-cell>
          <table:table-cell table:formula="of:=[$Sheet1.E21]/1000" office:value-type="float" office:value="4.65923" calcext:value-type="float">
            <text:p>4.66</text:p>
          </table:table-cell>
          <table:table-cell table:formula="of:=[$Sheet1.F21]/1000" office:value-type="float" office:value="5.34511" calcext:value-type="float">
            <text:p>5.35</text:p>
          </table:table-cell>
          <table:table-cell office:value-type="float" office:value="353.61" calcext:value-type="float">
            <text:p>353.61</text:p>
          </table:table-cell>
          <table:table-cell table:formula="of:=[$Sheet1.J21]/1000" office:value-type="float" office:value="6.33324" calcext:value-type="float">
            <text:p>6.33324</text:p>
          </table:table-cell>
          <table:table-cell table:formula="of:=[$Sheet1.K21]/1000" office:value-type="float" office:value="3.6711" calcext:value-type="float">
            <text:p>3.6711</text:p>
          </table:table-cell>
          <table:table-cell office:value-type="float" office:value="353.61" calcext:value-type="float">
            <text:p>353.61</text:p>
          </table:table-cell>
          <table:table-cell table:formula="of:=[$Sheet1.O21]/1000" office:value-type="float" office:value="3.12548" calcext:value-type="float">
            <text:p>3.12548</text:p>
          </table:table-cell>
          <table:table-cell table:formula="of:=[$Sheet1.P21]/1000" office:value-type="float" office:value="6.87886" calcext:value-type="float">
            <text:p>6.87886</text:p>
          </table:table-cell>
          <table:table-cell office:value-type="float" office:value="353.61" calcext:value-type="float">
            <text:p>353.61</text:p>
          </table:table-cell>
          <table:table-cell table:formula="of:=[$Sheet1.T21]/1000" office:value-type="float" office:value="4.04337" calcext:value-type="float">
            <text:p>4.04337</text:p>
          </table:table-cell>
          <table:table-cell table:formula="of:=[$Sheet1.U21]/1000" office:value-type="float" office:value="5.96097" calcext:value-type="float">
            <text:p>5.96097</text:p>
          </table:table-cell>
        </table:table-row>
        <table:table-row table:style-name="ro1">
          <table:covered-table-cell office:value-type="string" calcext:value-type="string">
            <text:p>no_comm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4.56" calcext:value-type="float">
            <text:p>194.56</text:p>
          </table:table-cell>
          <table:table-cell table:formula="of:=[$Sheet1.E22]/1000" office:value-type="float" office:value="6.33424" calcext:value-type="float">
            <text:p>6.33</text:p>
          </table:table-cell>
          <table:table-cell table:formula="of:=[$Sheet1.F22]/1000" office:value-type="float" office:value="26.23866" calcext:value-type="float">
            <text:p>26.24</text:p>
          </table:table-cell>
          <table:table-cell office:value-type="float" office:value="194.26" calcext:value-type="float">
            <text:p>194.26</text:p>
          </table:table-cell>
          <table:table-cell table:formula="of:=[$Sheet1.J22]/1000" office:value-type="float" office:value="4.65507" calcext:value-type="float">
            <text:p>4.65507</text:p>
          </table:table-cell>
          <table:table-cell table:formula="of:=[$Sheet1.K22]/1000" office:value-type="float" office:value="32.32983" calcext:value-type="float">
            <text:p>32.32983</text:p>
          </table:table-cell>
          <table:table-cell office:value-type="float" office:value="194.48" calcext:value-type="float">
            <text:p>194.48</text:p>
          </table:table-cell>
          <table:table-cell table:formula="of:=[$Sheet1.O22]/1000" office:value-type="float" office:value="8.27133" calcext:value-type="float">
            <text:p>8.27133</text:p>
          </table:table-cell>
          <table:table-cell table:formula="of:=[$Sheet1.P22]/1000" office:value-type="float" office:value="23.96585" calcext:value-type="float">
            <text:p>23.96585</text:p>
          </table:table-cell>
          <table:table-cell office:value-type="float" office:value="194.48" calcext:value-type="float">
            <text:p>194.48</text:p>
          </table:table-cell>
          <table:table-cell table:formula="of:=[$Sheet1.T22]/1000" office:value-type="float" office:value="2.21361" calcext:value-type="float">
            <text:p>2.21361</text:p>
          </table:table-cell>
          <table:table-cell table:formula="of:=[$Sheet1.U22]/1000" office:value-type="float" office:value="31.24539" calcext:value-type="float">
            <text:p>31.24539</text:p>
          </table:table-cell>
        </table:table-row>
        <table:table-row table:style-name="ro1">
          <table:covered-table-cell office:value-type="string" calcext:value-type="string">
            <text:p>no_comm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414.34" calcext:value-type="float">
            <text:p>414.34</text:p>
          </table:table-cell>
          <table:table-cell table:formula="of:=[$Sheet1.E23]/1000" office:value-type="float" office:value="13.07314" calcext:value-type="float">
            <text:p>13.07</text:p>
          </table:table-cell>
          <table:table-cell table:formula="of:=[$Sheet1.F23]/1000" office:value-type="float" office:value="21.64475" calcext:value-type="float">
            <text:p>21.64</text:p>
          </table:table-cell>
          <table:table-cell office:value-type="float" office:value="330.2" calcext:value-type="float">
            <text:p>330.2</text:p>
          </table:table-cell>
          <table:table-cell table:formula="of:=[$Sheet1.J23]/1000" office:value-type="float" office:value="12.83211" calcext:value-type="float">
            <text:p>12.83211</text:p>
          </table:table-cell>
          <table:table-cell table:formula="of:=[$Sheet1.K23]/1000" office:value-type="float" office:value="21.50619" calcext:value-type="float">
            <text:p>21.50619</text:p>
          </table:table-cell>
          <table:table-cell office:value-type="float" office:value="578.55" calcext:value-type="float">
            <text:p>578.55</text:p>
          </table:table-cell>
          <table:table-cell table:formula="of:=[$Sheet1.O23]/1000" office:value-type="float" office:value="9.515" calcext:value-type="float">
            <text:p>9.515</text:p>
          </table:table-cell>
          <table:table-cell table:formula="of:=[$Sheet1.P23]/1000" office:value-type="float" office:value="21.93614" calcext:value-type="float">
            <text:p>21.93614</text:p>
          </table:table-cell>
          <table:table-cell office:value-type="float" office:value="478.74" calcext:value-type="float">
            <text:p>478.74</text:p>
          </table:table-cell>
          <table:table-cell table:formula="of:=[$Sheet1.T23]/1000" office:value-type="float" office:value="9.86461" calcext:value-type="float">
            <text:p>9.86461</text:p>
          </table:table-cell>
          <table:table-cell table:formula="of:=[$Sheet1.U23]/1000" office:value-type="float" office:value="22.59403" calcext:value-type="float">
            <text:p>22.59403</text:p>
          </table:table-cell>
        </table:table-row>
        <table:table-row table:style-name="ro1">
          <table:covered-table-cell office:value-type="string" calcext:value-type="string">
            <text:p>no_comm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454.17" calcext:value-type="float">
            <text:p>454.17</text:p>
          </table:table-cell>
          <table:table-cell table:formula="of:=[$Sheet1.E24]/1000" office:value-type="float" office:value="14.04045" calcext:value-type="float">
            <text:p>14.04</text:p>
          </table:table-cell>
          <table:table-cell table:formula="of:=[$Sheet1.F24]/1000" office:value-type="float" office:value="21.64347" calcext:value-type="float">
            <text:p>21.64</text:p>
          </table:table-cell>
          <table:table-cell office:value-type="float" office:value="576.91" calcext:value-type="float">
            <text:p>576.91</text:p>
          </table:table-cell>
          <table:table-cell table:formula="of:=[$Sheet1.J24]/1000" office:value-type="float" office:value="13.06097" calcext:value-type="float">
            <text:p>13.06097</text:p>
          </table:table-cell>
          <table:table-cell table:formula="of:=[$Sheet1.K24]/1000" office:value-type="float" office:value="0.00664" calcext:value-type="float">
            <text:p>0.00664</text:p>
          </table:table-cell>
          <table:table-cell office:value-type="float" office:value="602.8" calcext:value-type="float">
            <text:p>602.8</text:p>
          </table:table-cell>
          <table:table-cell table:formula="of:=[$Sheet1.O24]/1000" office:value-type="float" office:value="9.62061" calcext:value-type="float">
            <text:p>9.62061</text:p>
          </table:table-cell>
          <table:table-cell table:formula="of:=[$Sheet1.P24]/1000" office:value-type="float" office:value="21.93582" calcext:value-type="float">
            <text:p>21.93582</text:p>
          </table:table-cell>
          <table:table-cell office:value-type="float" office:value="1073.47" calcext:value-type="float">
            <text:p>1073.47</text:p>
          </table:table-cell>
          <table:table-cell table:formula="of:=[$Sheet1.T24]/1000" office:value-type="float" office:value="14.54364" calcext:value-type="float">
            <text:p>14.54364</text:p>
          </table:table-cell>
          <table:table-cell table:formula="of:=[$Sheet1.U24]/1000" office:value-type="float" office:value="0.32658" calcext:value-type="float">
            <text:p>0.3265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spread -period 2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4.69" calcext:value-type="float">
            <text:p>194.69</text:p>
          </table:table-cell>
          <table:table-cell table:formula="of:=[$Sheet1.E25]/1000" office:value-type="float" office:value="4.56675" calcext:value-type="float">
            <text:p>4.57</text:p>
          </table:table-cell>
          <table:table-cell table:formula="of:=[$Sheet1.F25]/1000" office:value-type="float" office:value="14.21849" calcext:value-type="float">
            <text:p>14.22</text:p>
          </table:table-cell>
          <table:table-cell office:value-type="float" office:value="195.73" calcext:value-type="float">
            <text:p>195.73</text:p>
          </table:table-cell>
          <table:table-cell table:formula="of:=[$Sheet1.J25]/1000" office:value-type="float" office:value="4.15354" calcext:value-type="float">
            <text:p>4.15354</text:p>
          </table:table-cell>
          <table:table-cell table:formula="of:=[$Sheet1.K25]/1000" office:value-type="float" office:value="14.72451" calcext:value-type="float">
            <text:p>14.72451</text:p>
          </table:table-cell>
          <table:table-cell office:value-type="float" office:value="194.69" calcext:value-type="float">
            <text:p>194.69</text:p>
          </table:table-cell>
          <table:table-cell table:formula="of:=[$Sheet1.O25]/1000" office:value-type="float" office:value="8.11022" calcext:value-type="float">
            <text:p>8.11022</text:p>
          </table:table-cell>
          <table:table-cell table:formula="of:=[$Sheet1.P25]/1000" office:value-type="float" office:value="10.67502" calcext:value-type="float">
            <text:p>10.67502</text:p>
          </table:table-cell>
          <table:table-cell office:value-type="float" office:value="194.69" calcext:value-type="float">
            <text:p>194.69</text:p>
          </table:table-cell>
          <table:table-cell table:formula="of:=[$Sheet1.T25]/1000" office:value-type="float" office:value="2.17792" calcext:value-type="float">
            <text:p>2.17792</text:p>
          </table:table-cell>
          <table:table-cell table:formula="of:=[$Sheet1.U25]/1000" office:value-type="float" office:value="16.60733" calcext:value-type="float">
            <text:p>16.60733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5.77" calcext:value-type="float">
            <text:p>195.77</text:p>
          </table:table-cell>
          <table:table-cell table:formula="of:=[$Sheet1.E26]/1000" office:value-type="float" office:value="5.31379" calcext:value-type="float">
            <text:p>5.31</text:p>
          </table:table-cell>
          <table:table-cell table:formula="of:=[$Sheet1.F26]/1000" office:value-type="float" office:value="29.52367" calcext:value-type="float">
            <text:p>29.52</text:p>
          </table:table-cell>
          <table:table-cell office:value-type="float" office:value="195.77" calcext:value-type="float">
            <text:p>195.77</text:p>
          </table:table-cell>
          <table:table-cell table:formula="of:=[$Sheet1.J26]/1000" office:value-type="float" office:value="4.82565" calcext:value-type="float">
            <text:p>4.82565</text:p>
          </table:table-cell>
          <table:table-cell table:formula="of:=[$Sheet1.K26]/1000" office:value-type="float" office:value="30.01181" calcext:value-type="float">
            <text:p>30.01181</text:p>
          </table:table-cell>
          <table:table-cell office:value-type="float" office:value="195.77" calcext:value-type="float">
            <text:p>195.77</text:p>
          </table:table-cell>
          <table:table-cell table:formula="of:=[$Sheet1.O26]/1000" office:value-type="float" office:value="8.3124" calcext:value-type="float">
            <text:p>8.3124</text:p>
          </table:table-cell>
          <table:table-cell table:formula="of:=[$Sheet1.P26]/1000" office:value-type="float" office:value="26.52506" calcext:value-type="float">
            <text:p>26.52506</text:p>
          </table:table-cell>
          <table:table-cell office:value-type="float" office:value="195.77" calcext:value-type="float">
            <text:p>195.77</text:p>
          </table:table-cell>
          <table:table-cell table:formula="of:=[$Sheet1.T26]/1000" office:value-type="float" office:value="2.25458" calcext:value-type="float">
            <text:p>2.25458</text:p>
          </table:table-cell>
          <table:table-cell table:formula="of:=[$Sheet1.U26]/1000" office:value-type="float" office:value="32.58288" calcext:value-type="float">
            <text:p>32.58288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96.6" calcext:value-type="float">
            <text:p>196.6</text:p>
          </table:table-cell>
          <table:table-cell table:formula="of:=[$Sheet1.E27]/1000" office:value-type="float" office:value="5.34496" calcext:value-type="float">
            <text:p>5.34</text:p>
          </table:table-cell>
          <table:table-cell table:formula="of:=[$Sheet1.F27]/1000" office:value-type="float" office:value="28.26931" calcext:value-type="float">
            <text:p>28.27</text:p>
          </table:table-cell>
          <table:table-cell office:value-type="float" office:value="196.6" calcext:value-type="float">
            <text:p>196.6</text:p>
          </table:table-cell>
          <table:table-cell table:formula="of:=[$Sheet1.J27]/1000" office:value-type="float" office:value="5.06102" calcext:value-type="float">
            <text:p>5.06102</text:p>
          </table:table-cell>
          <table:table-cell table:formula="of:=[$Sheet1.K27]/1000" office:value-type="float" office:value="28.55325" calcext:value-type="float">
            <text:p>28.55325</text:p>
          </table:table-cell>
          <table:table-cell office:value-type="float" office:value="196.6" calcext:value-type="float">
            <text:p>196.6</text:p>
          </table:table-cell>
          <table:table-cell table:formula="of:=[$Sheet1.O27]/1000" office:value-type="float" office:value="8.25209" calcext:value-type="float">
            <text:p>8.25209</text:p>
          </table:table-cell>
          <table:table-cell table:formula="of:=[$Sheet1.P27]/1000" office:value-type="float" office:value="25.36218" calcext:value-type="float">
            <text:p>25.36218</text:p>
          </table:table-cell>
          <table:table-cell office:value-type="float" office:value="196.6" calcext:value-type="float">
            <text:p>196.6</text:p>
          </table:table-cell>
          <table:table-cell table:formula="of:=[$Sheet1.T27]/1000" office:value-type="float" office:value="2.36549" calcext:value-type="float">
            <text:p>2.36549</text:p>
          </table:table-cell>
          <table:table-cell table:formula="of:=[$Sheet1.U27]/1000" office:value-type="float" office:value="31.24878" calcext:value-type="float">
            <text:p>31.24878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55.98" calcext:value-type="float">
            <text:p>355.98</text:p>
          </table:table-cell>
          <table:table-cell table:formula="of:=[$Sheet1.E28]/1000" office:value-type="float" office:value="4.72103" calcext:value-type="float">
            <text:p>4.72</text:p>
          </table:table-cell>
          <table:table-cell table:formula="of:=[$Sheet1.F28]/1000" office:value-type="float" office:value="5.02099" calcext:value-type="float">
            <text:p>5.02</text:p>
          </table:table-cell>
          <table:table-cell office:value-type="float" office:value="355.98" calcext:value-type="float">
            <text:p>355.98</text:p>
          </table:table-cell>
          <table:table-cell table:formula="of:=[$Sheet1.J28]/1000" office:value-type="float" office:value="6.2343" calcext:value-type="float">
            <text:p>6.2343</text:p>
          </table:table-cell>
          <table:table-cell table:formula="of:=[$Sheet1.K28]/1000" office:value-type="float" office:value="3.50772" calcext:value-type="float">
            <text:p>3.50772</text:p>
          </table:table-cell>
          <table:table-cell office:value-type="float" office:value="355.98" calcext:value-type="float">
            <text:p>355.98</text:p>
          </table:table-cell>
          <table:table-cell table:formula="of:=[$Sheet1.O28]/1000" office:value-type="float" office:value="2.99881" calcext:value-type="float">
            <text:p>2.99881</text:p>
          </table:table-cell>
          <table:table-cell table:formula="of:=[$Sheet1.P28]/1000" office:value-type="float" office:value="6.74321" calcext:value-type="float">
            <text:p>6.74321</text:p>
          </table:table-cell>
          <table:table-cell office:value-type="float" office:value="355.98" calcext:value-type="float">
            <text:p>355.98</text:p>
          </table:table-cell>
          <table:table-cell table:formula="of:=[$Sheet1.T28]/1000" office:value-type="float" office:value="3.99145" calcext:value-type="float">
            <text:p>3.99145</text:p>
          </table:table-cell>
          <table:table-cell table:formula="of:=[$Sheet1.U28]/1000" office:value-type="float" office:value="5.75057" calcext:value-type="float">
            <text:p>5.75057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5.25" calcext:value-type="float">
            <text:p>195.25</text:p>
          </table:table-cell>
          <table:table-cell table:formula="of:=[$Sheet1.E29]/1000" office:value-type="float" office:value="5.50614" calcext:value-type="float">
            <text:p>5.51</text:p>
          </table:table-cell>
          <table:table-cell table:formula="of:=[$Sheet1.F29]/1000" office:value-type="float" office:value="28.05909" calcext:value-type="float">
            <text:p>28.06</text:p>
          </table:table-cell>
          <table:table-cell office:value-type="float" office:value="195.62" calcext:value-type="float">
            <text:p>195.62</text:p>
          </table:table-cell>
          <table:table-cell table:formula="of:=[$Sheet1.J29]/1000" office:value-type="float" office:value="4.7475" calcext:value-type="float">
            <text:p>4.7475</text:p>
          </table:table-cell>
          <table:table-cell table:formula="of:=[$Sheet1.K29]/1000" office:value-type="float" office:value="30.41958" calcext:value-type="float">
            <text:p>30.41958</text:p>
          </table:table-cell>
          <table:table-cell office:value-type="float" office:value="195.26" calcext:value-type="float">
            <text:p>195.26</text:p>
          </table:table-cell>
          <table:table-cell table:formula="of:=[$Sheet1.O29]/1000" office:value-type="float" office:value="8.40814" calcext:value-type="float">
            <text:p>8.40814</text:p>
          </table:table-cell>
          <table:table-cell table:formula="of:=[$Sheet1.P29]/1000" office:value-type="float" office:value="27.33362" calcext:value-type="float">
            <text:p>27.33362</text:p>
          </table:table-cell>
          <table:table-cell office:value-type="float" office:value="194.58" calcext:value-type="float">
            <text:p>194.58</text:p>
          </table:table-cell>
          <table:table-cell table:formula="of:=[$Sheet1.T29]/1000" office:value-type="float" office:value="2.30262" calcext:value-type="float">
            <text:p>2.30262</text:p>
          </table:table-cell>
          <table:table-cell table:formula="of:=[$Sheet1.U29]/1000" office:value-type="float" office:value="33.94691" calcext:value-type="float">
            <text:p>33.94691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400.19" calcext:value-type="float">
            <text:p>400.19</text:p>
          </table:table-cell>
          <table:table-cell table:formula="of:=[$Sheet1.E30]/1000" office:value-type="float" office:value="12.84588" calcext:value-type="float">
            <text:p>12.85</text:p>
          </table:table-cell>
          <table:table-cell table:formula="of:=[$Sheet1.F30]/1000" office:value-type="float" office:value="21.73189" calcext:value-type="float">
            <text:p>21.73</text:p>
          </table:table-cell>
          <table:table-cell office:value-type="float" office:value="293.11" calcext:value-type="float">
            <text:p>293.11</text:p>
          </table:table-cell>
          <table:table-cell table:formula="of:=[$Sheet1.J30]/1000" office:value-type="float" office:value="10.61795" calcext:value-type="float">
            <text:p>10.61795</text:p>
          </table:table-cell>
          <table:table-cell table:formula="of:=[$Sheet1.K30]/1000" office:value-type="float" office:value="21.62439" calcext:value-type="float">
            <text:p>21.62439</text:p>
          </table:table-cell>
          <table:table-cell office:value-type="float" office:value="318.47" calcext:value-type="float">
            <text:p>318.47</text:p>
          </table:table-cell>
          <table:table-cell table:formula="of:=[$Sheet1.O30]/1000" office:value-type="float" office:value="10.6259" calcext:value-type="float">
            <text:p>10.6259</text:p>
          </table:table-cell>
          <table:table-cell table:formula="of:=[$Sheet1.P30]/1000" office:value-type="float" office:value="22.39032" calcext:value-type="float">
            <text:p>22.39032</text:p>
          </table:table-cell>
          <table:table-cell office:value-type="float" office:value="456.06" calcext:value-type="float">
            <text:p>456.06</text:p>
          </table:table-cell>
          <table:table-cell table:formula="of:=[$Sheet1.T30]/1000" office:value-type="float" office:value="10.74953" calcext:value-type="float">
            <text:p>10.74953</text:p>
          </table:table-cell>
          <table:table-cell table:formula="of:=[$Sheet1.U30]/1000" office:value-type="float" office:value="25.52365" calcext:value-type="float">
            <text:p>25.52365</text:p>
          </table:table-cell>
        </table:table-row>
        <table:table-row table:style-name="ro1">
          <table:covered-table-cell office:value-type="string" calcext:value-type="string">
            <text:p>spread -period 2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414.24" calcext:value-type="float">
            <text:p>414.24</text:p>
          </table:table-cell>
          <table:table-cell table:formula="of:=[$Sheet1.E31]/1000" office:value-type="float" office:value="13.20572" calcext:value-type="float">
            <text:p>13.21</text:p>
          </table:table-cell>
          <table:table-cell table:formula="of:=[$Sheet1.F31]/1000" office:value-type="float" office:value="21.73182" calcext:value-type="float">
            <text:p>21.73</text:p>
          </table:table-cell>
          <table:table-cell office:value-type="float" office:value="526.79" calcext:value-type="float">
            <text:p>526.79</text:p>
          </table:table-cell>
          <table:table-cell table:formula="of:=[$Sheet1.J31]/1000" office:value-type="float" office:value="12.63111" calcext:value-type="float">
            <text:p>12.63111</text:p>
          </table:table-cell>
          <table:table-cell table:formula="of:=[$Sheet1.K31]/1000" office:value-type="float" office:value="0.00765" calcext:value-type="float">
            <text:p>0.00765</text:p>
          </table:table-cell>
          <table:table-cell office:value-type="float" office:value="795.1" calcext:value-type="float">
            <text:p>795.1</text:p>
          </table:table-cell>
          <table:table-cell table:formula="of:=[$Sheet1.O31]/1000" office:value-type="float" office:value="14.98947" calcext:value-type="float">
            <text:p>14.98947</text:p>
          </table:table-cell>
          <table:table-cell table:formula="of:=[$Sheet1.P31]/1000" office:value-type="float" office:value="0.25356" calcext:value-type="float">
            <text:p>0.25356</text:p>
          </table:table-cell>
          <table:table-cell office:value-type="float" office:value="1046.87" calcext:value-type="float">
            <text:p>1046.87</text:p>
          </table:table-cell>
          <table:table-cell table:formula="of:=[$Sheet1.T31]/1000" office:value-type="float" office:value="16.03984" calcext:value-type="float">
            <text:p>16.03984</text:p>
          </table:table-cell>
          <table:table-cell table:formula="of:=[$Sheet1.U31]/1000" office:value-type="float" office:value="0.0805" calcext:value-type="float">
            <text:p>0.080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stencil_1d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6.29" calcext:value-type="float">
            <text:p>196.29</text:p>
          </table:table-cell>
          <table:table-cell table:formula="of:=[$Sheet1.E32]/1000" office:value-type="float" office:value="4.66611" calcext:value-type="float">
            <text:p>4.67</text:p>
          </table:table-cell>
          <table:table-cell table:formula="of:=[$Sheet1.F32]/1000" office:value-type="float" office:value="14.22438" calcext:value-type="float">
            <text:p>14.22</text:p>
          </table:table-cell>
          <table:table-cell office:value-type="float" office:value="196.29" calcext:value-type="float">
            <text:p>196.29</text:p>
          </table:table-cell>
          <table:table-cell table:formula="of:=[$Sheet1.J32]/1000" office:value-type="float" office:value="4.1955" calcext:value-type="float">
            <text:p>4.1955</text:p>
          </table:table-cell>
          <table:table-cell table:formula="of:=[$Sheet1.K32]/1000" office:value-type="float" office:value="14.69499" calcext:value-type="float">
            <text:p>14.69499</text:p>
          </table:table-cell>
          <table:table-cell office:value-type="float" office:value="196.29" calcext:value-type="float">
            <text:p>196.29</text:p>
          </table:table-cell>
          <table:table-cell table:formula="of:=[$Sheet1.O32]/1000" office:value-type="float" office:value="8.12906" calcext:value-type="float">
            <text:p>8.12906</text:p>
          </table:table-cell>
          <table:table-cell table:formula="of:=[$Sheet1.P32]/1000" office:value-type="float" office:value="10.76143" calcext:value-type="float">
            <text:p>10.76143</text:p>
          </table:table-cell>
          <table:table-cell office:value-type="float" office:value="196.29" calcext:value-type="float">
            <text:p>196.29</text:p>
          </table:table-cell>
          <table:table-cell table:formula="of:=[$Sheet1.T32]/1000" office:value-type="float" office:value="2.16413" calcext:value-type="float">
            <text:p>2.16413</text:p>
          </table:table-cell>
          <table:table-cell table:formula="of:=[$Sheet1.U32]/1000" office:value-type="float" office:value="16.72636" calcext:value-type="float">
            <text:p>16.72636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6.52" calcext:value-type="float">
            <text:p>196.52</text:p>
          </table:table-cell>
          <table:table-cell table:formula="of:=[$Sheet1.E33]/1000" office:value-type="float" office:value="5.60097" calcext:value-type="float">
            <text:p>5.60</text:p>
          </table:table-cell>
          <table:table-cell table:formula="of:=[$Sheet1.F33]/1000" office:value-type="float" office:value="25.84225" calcext:value-type="float">
            <text:p>25.84</text:p>
          </table:table-cell>
          <table:table-cell office:value-type="float" office:value="196.52" calcext:value-type="float">
            <text:p>196.52</text:p>
          </table:table-cell>
          <table:table-cell table:formula="of:=[$Sheet1.J33]/1000" office:value-type="float" office:value="5.01832" calcext:value-type="float">
            <text:p>5.01832</text:p>
          </table:table-cell>
          <table:table-cell table:formula="of:=[$Sheet1.K33]/1000" office:value-type="float" office:value="26.42491" calcext:value-type="float">
            <text:p>26.42491</text:p>
          </table:table-cell>
          <table:table-cell office:value-type="float" office:value="196.52" calcext:value-type="float">
            <text:p>196.52</text:p>
          </table:table-cell>
          <table:table-cell table:formula="of:=[$Sheet1.O33]/1000" office:value-type="float" office:value="8.33836" calcext:value-type="float">
            <text:p>8.33836</text:p>
          </table:table-cell>
          <table:table-cell table:formula="of:=[$Sheet1.P33]/1000" office:value-type="float" office:value="23.10487" calcext:value-type="float">
            <text:p>23.10487</text:p>
          </table:table-cell>
          <table:table-cell office:value-type="float" office:value="196.52" calcext:value-type="float">
            <text:p>196.52</text:p>
          </table:table-cell>
          <table:table-cell table:formula="of:=[$Sheet1.T33]/1000" office:value-type="float" office:value="2.37897" calcext:value-type="float">
            <text:p>2.37897</text:p>
          </table:table-cell>
          <table:table-cell table:formula="of:=[$Sheet1.U33]/1000" office:value-type="float" office:value="29.06426" calcext:value-type="float">
            <text:p>29.06426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351.44" calcext:value-type="float">
            <text:p>351.44</text:p>
          </table:table-cell>
          <table:table-cell table:formula="of:=[$Sheet1.E34]/1000" office:value-type="float" office:value="4.7607" calcext:value-type="float">
            <text:p>4.76</text:p>
          </table:table-cell>
          <table:table-cell table:formula="of:=[$Sheet1.F34]/1000" office:value-type="float" office:value="5.23571" calcext:value-type="float">
            <text:p>5.24</text:p>
          </table:table-cell>
          <table:table-cell office:value-type="float" office:value="351.44" calcext:value-type="float">
            <text:p>351.44</text:p>
          </table:table-cell>
          <table:table-cell table:formula="of:=[$Sheet1.J34]/1000" office:value-type="float" office:value="6.15287" calcext:value-type="float">
            <text:p>6.15287</text:p>
          </table:table-cell>
          <table:table-cell table:formula="of:=[$Sheet1.K34]/1000" office:value-type="float" office:value="3.84354" calcext:value-type="float">
            <text:p>3.84354</text:p>
          </table:table-cell>
          <table:table-cell office:value-type="float" office:value="351.44" calcext:value-type="float">
            <text:p>351.44</text:p>
          </table:table-cell>
          <table:table-cell table:formula="of:=[$Sheet1.O34]/1000" office:value-type="float" office:value="3.26237" calcext:value-type="float">
            <text:p>3.26237</text:p>
          </table:table-cell>
          <table:table-cell table:formula="of:=[$Sheet1.P34]/1000" office:value-type="float" office:value="6.73404" calcext:value-type="float">
            <text:p>6.73404</text:p>
          </table:table-cell>
          <table:table-cell office:value-type="float" office:value="351.44" calcext:value-type="float">
            <text:p>351.44</text:p>
          </table:table-cell>
          <table:table-cell table:formula="of:=[$Sheet1.T34]/1000" office:value-type="float" office:value="3.82805" calcext:value-type="float">
            <text:p>3.82805</text:p>
          </table:table-cell>
          <table:table-cell table:formula="of:=[$Sheet1.U34]/1000" office:value-type="float" office:value="6.16836" calcext:value-type="float">
            <text:p>6.16836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51.45" calcext:value-type="float">
            <text:p>351.45</text:p>
          </table:table-cell>
          <table:table-cell table:formula="of:=[$Sheet1.E35]/1000" office:value-type="float" office:value="4.74357" calcext:value-type="float">
            <text:p>4.74</text:p>
          </table:table-cell>
          <table:table-cell table:formula="of:=[$Sheet1.F35]/1000" office:value-type="float" office:value="5.23571" calcext:value-type="float">
            <text:p>5.24</text:p>
          </table:table-cell>
          <table:table-cell office:value-type="float" office:value="351.45" calcext:value-type="float">
            <text:p>351.45</text:p>
          </table:table-cell>
          <table:table-cell table:formula="of:=[$Sheet1.J35]/1000" office:value-type="float" office:value="6.14114" calcext:value-type="float">
            <text:p>6.14114</text:p>
          </table:table-cell>
          <table:table-cell table:formula="of:=[$Sheet1.K35]/1000" office:value-type="float" office:value="3.83814" calcext:value-type="float">
            <text:p>3.83814</text:p>
          </table:table-cell>
          <table:table-cell office:value-type="float" office:value="351.45" calcext:value-type="float">
            <text:p>351.45</text:p>
          </table:table-cell>
          <table:table-cell table:formula="of:=[$Sheet1.O35]/1000" office:value-type="float" office:value="3.26237" calcext:value-type="float">
            <text:p>3.26237</text:p>
          </table:table-cell>
          <table:table-cell table:formula="of:=[$Sheet1.P35]/1000" office:value-type="float" office:value="6.71691" calcext:value-type="float">
            <text:p>6.71691</text:p>
          </table:table-cell>
          <table:table-cell office:value-type="float" office:value="351.45" calcext:value-type="float">
            <text:p>351.45</text:p>
          </table:table-cell>
          <table:table-cell table:formula="of:=[$Sheet1.T35]/1000" office:value-type="float" office:value="3.82805" calcext:value-type="float">
            <text:p>3.82805</text:p>
          </table:table-cell>
          <table:table-cell table:formula="of:=[$Sheet1.U35]/1000" office:value-type="float" office:value="6.15122" calcext:value-type="float">
            <text:p>6.15122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6.92" calcext:value-type="float">
            <text:p>196.92</text:p>
          </table:table-cell>
          <table:table-cell table:formula="of:=[$Sheet1.E36]/1000" office:value-type="float" office:value="5.80229" calcext:value-type="float">
            <text:p>5.80</text:p>
          </table:table-cell>
          <table:table-cell table:formula="of:=[$Sheet1.F36]/1000" office:value-type="float" office:value="24.54984" calcext:value-type="float">
            <text:p>24.55</text:p>
          </table:table-cell>
          <table:table-cell office:value-type="float" office:value="196.68" calcext:value-type="float">
            <text:p>196.68</text:p>
          </table:table-cell>
          <table:table-cell table:formula="of:=[$Sheet1.J36]/1000" office:value-type="float" office:value="5.08635" calcext:value-type="float">
            <text:p>5.08635</text:p>
          </table:table-cell>
          <table:table-cell table:formula="of:=[$Sheet1.K36]/1000" office:value-type="float" office:value="26.33179" calcext:value-type="float">
            <text:p>26.33179</text:p>
          </table:table-cell>
          <table:table-cell office:value-type="float" office:value="195.93" calcext:value-type="float">
            <text:p>195.93</text:p>
          </table:table-cell>
          <table:table-cell table:formula="of:=[$Sheet1.O36]/1000" office:value-type="float" office:value="8.22245" calcext:value-type="float">
            <text:p>8.22245</text:p>
          </table:table-cell>
          <table:table-cell table:formula="of:=[$Sheet1.P36]/1000" office:value-type="float" office:value="22.90201" calcext:value-type="float">
            <text:p>22.90201</text:p>
          </table:table-cell>
          <table:table-cell office:value-type="float" office:value="196.4" calcext:value-type="float">
            <text:p>196.4</text:p>
          </table:table-cell>
          <table:table-cell table:formula="of:=[$Sheet1.T36]/1000" office:value-type="float" office:value="2.35377" calcext:value-type="float">
            <text:p>2.35377</text:p>
          </table:table-cell>
          <table:table-cell table:formula="of:=[$Sheet1.U36]/1000" office:value-type="float" office:value="28.62649" calcext:value-type="float">
            <text:p>28.62649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327.48" calcext:value-type="float">
            <text:p>327.48</text:p>
          </table:table-cell>
          <table:table-cell table:formula="of:=[$Sheet1.E37]/1000" office:value-type="float" office:value="10.38001" calcext:value-type="float">
            <text:p>10.38</text:p>
          </table:table-cell>
          <table:table-cell table:formula="of:=[$Sheet1.F37]/1000" office:value-type="float" office:value="21.55658" calcext:value-type="float">
            <text:p>21.56</text:p>
          </table:table-cell>
          <table:table-cell office:value-type="float" office:value="267.57" calcext:value-type="float">
            <text:p>267.57</text:p>
          </table:table-cell>
          <table:table-cell table:formula="of:=[$Sheet1.J37]/1000" office:value-type="float" office:value="9.22859" calcext:value-type="float">
            <text:p>9.22859</text:p>
          </table:table-cell>
          <table:table-cell table:formula="of:=[$Sheet1.K37]/1000" office:value-type="float" office:value="21.50602" calcext:value-type="float">
            <text:p>21.50602</text:p>
          </table:table-cell>
          <table:table-cell office:value-type="float" office:value="233.95" calcext:value-type="float">
            <text:p>233.95</text:p>
          </table:table-cell>
          <table:table-cell table:formula="of:=[$Sheet1.O37]/1000" office:value-type="float" office:value="8.58204" calcext:value-type="float">
            <text:p>8.58204</text:p>
          </table:table-cell>
          <table:table-cell table:formula="of:=[$Sheet1.P37]/1000" office:value-type="float" office:value="21.99064" calcext:value-type="float">
            <text:p>21.99064</text:p>
          </table:table-cell>
          <table:table-cell office:value-type="float" office:value="415.95" calcext:value-type="float">
            <text:p>415.95</text:p>
          </table:table-cell>
          <table:table-cell table:formula="of:=[$Sheet1.T37]/1000" office:value-type="float" office:value="8.40349" calcext:value-type="float">
            <text:p>8.40349</text:p>
          </table:table-cell>
          <table:table-cell table:formula="of:=[$Sheet1.U37]/1000" office:value-type="float" office:value="22.33223" calcext:value-type="float">
            <text:p>22.33223</text:p>
          </table:table-cell>
        </table:table-row>
        <table:table-row table:style-name="ro1">
          <table:covered-table-cell office:value-type="string" calcext:value-type="string">
            <text:p>stencil_1d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608.66" calcext:value-type="float">
            <text:p>608.66</text:p>
          </table:table-cell>
          <table:table-cell table:formula="of:=[$Sheet1.E38]/1000" office:value-type="float" office:value="12.93118" calcext:value-type="float">
            <text:p>12.93</text:p>
          </table:table-cell>
          <table:table-cell table:formula="of:=[$Sheet1.F38]/1000" office:value-type="float" office:value="0.05389" calcext:value-type="float">
            <text:p>0.05</text:p>
          </table:table-cell>
          <table:table-cell office:value-type="float" office:value="493.76" calcext:value-type="float">
            <text:p>493.76</text:p>
          </table:table-cell>
          <table:table-cell table:formula="of:=[$Sheet1.J38]/1000" office:value-type="float" office:value="12.32426" calcext:value-type="float">
            <text:p>12.32426</text:p>
          </table:table-cell>
          <table:table-cell table:formula="of:=[$Sheet1.K38]/1000" office:value-type="float" office:value="0.01502" calcext:value-type="float">
            <text:p>0.01502</text:p>
          </table:table-cell>
          <table:table-cell office:value-type="float" office:value="793.29" calcext:value-type="float">
            <text:p>793.29</text:p>
          </table:table-cell>
          <table:table-cell table:formula="of:=[$Sheet1.O38]/1000" office:value-type="float" office:value="14.61059" calcext:value-type="float">
            <text:p>14.61059</text:p>
          </table:table-cell>
          <table:table-cell table:formula="of:=[$Sheet1.P38]/1000" office:value-type="float" office:value="0.32332" calcext:value-type="float">
            <text:p>0.32332</text:p>
          </table:table-cell>
          <table:table-cell office:value-type="float" office:value="1085.9" calcext:value-type="float">
            <text:p>1085.9</text:p>
          </table:table-cell>
          <table:table-cell table:formula="of:=[$Sheet1.T38]/1000" office:value-type="float" office:value="14.26899" calcext:value-type="float">
            <text:p>14.26899</text:p>
          </table:table-cell>
          <table:table-cell table:formula="of:=[$Sheet1.U38]/1000" office:value-type="float" office:value="0.47777" calcext:value-type="float">
            <text:p>0.4777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stencil_1d_periodic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3.9" calcext:value-type="float">
            <text:p>193.9</text:p>
          </table:table-cell>
          <table:table-cell table:formula="of:=[$Sheet1.E39]/1000" office:value-type="float" office:value="4.58179" calcext:value-type="float">
            <text:p>4.58</text:p>
          </table:table-cell>
          <table:table-cell table:formula="of:=[$Sheet1.F39]/1000" office:value-type="float" office:value="14.16684" calcext:value-type="float">
            <text:p>14.17</text:p>
          </table:table-cell>
          <table:table-cell office:value-type="float" office:value="193.9" calcext:value-type="float">
            <text:p>193.9</text:p>
          </table:table-cell>
          <table:table-cell table:formula="of:=[$Sheet1.J39]/1000" office:value-type="float" office:value="4.1646" calcext:value-type="float">
            <text:p>4.1646</text:p>
          </table:table-cell>
          <table:table-cell table:formula="of:=[$Sheet1.K39]/1000" office:value-type="float" office:value="14.58404" calcext:value-type="float">
            <text:p>14.58404</text:p>
          </table:table-cell>
          <table:table-cell office:value-type="float" office:value="193.9" calcext:value-type="float">
            <text:p>193.9</text:p>
          </table:table-cell>
          <table:table-cell table:formula="of:=[$Sheet1.O39]/1000" office:value-type="float" office:value="8.10874" calcext:value-type="float">
            <text:p>8.10874</text:p>
          </table:table-cell>
          <table:table-cell table:formula="of:=[$Sheet1.P39]/1000" office:value-type="float" office:value="10.6399" calcext:value-type="float">
            <text:p>10.6399</text:p>
          </table:table-cell>
          <table:table-cell office:value-type="float" office:value="193.9" calcext:value-type="float">
            <text:p>193.9</text:p>
          </table:table-cell>
          <table:table-cell table:formula="of:=[$Sheet1.T39]/1000" office:value-type="float" office:value="2.21422" calcext:value-type="float">
            <text:p>2.21422</text:p>
          </table:table-cell>
          <table:table-cell table:formula="of:=[$Sheet1.U39]/1000" office:value-type="float" office:value="16.53442" calcext:value-type="float">
            <text:p>16.53442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3.91" calcext:value-type="float">
            <text:p>193.91</text:p>
          </table:table-cell>
          <table:table-cell table:formula="of:=[$Sheet1.E40]/1000" office:value-type="float" office:value="5.96203" calcext:value-type="float">
            <text:p>5.96</text:p>
          </table:table-cell>
          <table:table-cell table:formula="of:=[$Sheet1.F40]/1000" office:value-type="float" office:value="26.29739" calcext:value-type="float">
            <text:p>26.30</text:p>
          </table:table-cell>
          <table:table-cell office:value-type="float" office:value="193.91" calcext:value-type="float">
            <text:p>193.91</text:p>
          </table:table-cell>
          <table:table-cell table:formula="of:=[$Sheet1.J40]/1000" office:value-type="float" office:value="5.13507" calcext:value-type="float">
            <text:p>5.13507</text:p>
          </table:table-cell>
          <table:table-cell table:formula="of:=[$Sheet1.K40]/1000" office:value-type="float" office:value="27.12435" calcext:value-type="float">
            <text:p>27.12435</text:p>
          </table:table-cell>
          <table:table-cell office:value-type="float" office:value="193.91" calcext:value-type="float">
            <text:p>193.91</text:p>
          </table:table-cell>
          <table:table-cell table:formula="of:=[$Sheet1.O40]/1000" office:value-type="float" office:value="8.4014" calcext:value-type="float">
            <text:p>8.4014</text:p>
          </table:table-cell>
          <table:table-cell table:formula="of:=[$Sheet1.P40]/1000" office:value-type="float" office:value="23.85802" calcext:value-type="float">
            <text:p>23.85802</text:p>
          </table:table-cell>
          <table:table-cell office:value-type="float" office:value="193.91" calcext:value-type="float">
            <text:p>193.91</text:p>
          </table:table-cell>
          <table:table-cell table:formula="of:=[$Sheet1.T40]/1000" office:value-type="float" office:value="2.47111" calcext:value-type="float">
            <text:p>2.47111</text:p>
          </table:table-cell>
          <table:table-cell table:formula="of:=[$Sheet1.U40]/1000" office:value-type="float" office:value="29.78831" calcext:value-type="float">
            <text:p>29.78831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$Sheet1.E41]/1000" office:value-type="float" office:value="5.96619" calcext:value-type="float">
            <text:p>5.97</text:p>
          </table:table-cell>
          <table:table-cell table:formula="of:=[$Sheet1.F41]/1000" office:value-type="float" office:value="25.82955" calcext:value-type="float">
            <text:p>25.83</text:p>
          </table:table-cell>
          <table:table-cell office:value-type="float" office:value="194" calcext:value-type="float">
            <text:p>194</text:p>
          </table:table-cell>
          <table:table-cell table:formula="of:=[$Sheet1.J41]/1000" office:value-type="float" office:value="5.12481" calcext:value-type="float">
            <text:p>5.12481</text:p>
          </table:table-cell>
          <table:table-cell table:formula="of:=[$Sheet1.K41]/1000" office:value-type="float" office:value="26.67093" calcext:value-type="float">
            <text:p>26.67093</text:p>
          </table:table-cell>
          <table:table-cell office:value-type="float" office:value="194" calcext:value-type="float">
            <text:p>194</text:p>
          </table:table-cell>
          <table:table-cell table:formula="of:=[$Sheet1.O41]/1000" office:value-type="float" office:value="8.38589" calcext:value-type="float">
            <text:p>8.38589</text:p>
          </table:table-cell>
          <table:table-cell table:formula="of:=[$Sheet1.P41]/1000" office:value-type="float" office:value="23.40984" calcext:value-type="float">
            <text:p>23.40984</text:p>
          </table:table-cell>
          <table:table-cell office:value-type="float" office:value="194" calcext:value-type="float">
            <text:p>194</text:p>
          </table:table-cell>
          <table:table-cell table:formula="of:=[$Sheet1.T41]/1000" office:value-type="float" office:value="2.46664" calcext:value-type="float">
            <text:p>2.46664</text:p>
          </table:table-cell>
          <table:table-cell table:formula="of:=[$Sheet1.U41]/1000" office:value-type="float" office:value="29.3291" calcext:value-type="float">
            <text:p>29.3291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52.53" calcext:value-type="float">
            <text:p>352.53</text:p>
          </table:table-cell>
          <table:table-cell table:formula="of:=[$Sheet1.E42]/1000" office:value-type="float" office:value="4.7186" calcext:value-type="float">
            <text:p>4.72</text:p>
          </table:table-cell>
          <table:table-cell table:formula="of:=[$Sheet1.F42]/1000" office:value-type="float" office:value="5.31587" calcext:value-type="float">
            <text:p>5.32</text:p>
          </table:table-cell>
          <table:table-cell office:value-type="float" office:value="352.53" calcext:value-type="float">
            <text:p>352.53</text:p>
          </table:table-cell>
          <table:table-cell table:formula="of:=[$Sheet1.J42]/1000" office:value-type="float" office:value="6.1551" calcext:value-type="float">
            <text:p>6.1551</text:p>
          </table:table-cell>
          <table:table-cell table:formula="of:=[$Sheet1.K42]/1000" office:value-type="float" office:value="3.87937" calcext:value-type="float">
            <text:p>3.87937</text:p>
          </table:table-cell>
          <table:table-cell office:value-type="float" office:value="352.53" calcext:value-type="float">
            <text:p>352.53</text:p>
          </table:table-cell>
          <table:table-cell table:formula="of:=[$Sheet1.O42]/1000" office:value-type="float" office:value="3.38453" calcext:value-type="float">
            <text:p>3.38453</text:p>
          </table:table-cell>
          <table:table-cell table:formula="of:=[$Sheet1.P42]/1000" office:value-type="float" office:value="6.64993" calcext:value-type="float">
            <text:p>6.64993</text:p>
          </table:table-cell>
          <table:table-cell office:value-type="float" office:value="352.53" calcext:value-type="float">
            <text:p>352.53</text:p>
          </table:table-cell>
          <table:table-cell table:formula="of:=[$Sheet1.T42]/1000" office:value-type="float" office:value="3.98799" calcext:value-type="float">
            <text:p>3.98799</text:p>
          </table:table-cell>
          <table:table-cell table:formula="of:=[$Sheet1.U42]/1000" office:value-type="float" office:value="6.04647" calcext:value-type="float">
            <text:p>6.04647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5.3" calcext:value-type="float">
            <text:p>195.3</text:p>
          </table:table-cell>
          <table:table-cell table:formula="of:=[$Sheet1.E43]/1000" office:value-type="float" office:value="6.25079" calcext:value-type="float">
            <text:p>6.25</text:p>
          </table:table-cell>
          <table:table-cell table:formula="of:=[$Sheet1.F43]/1000" office:value-type="float" office:value="29.82798" calcext:value-type="float">
            <text:p>29.83</text:p>
          </table:table-cell>
          <table:table-cell office:value-type="float" office:value="196.03" calcext:value-type="float">
            <text:p>196.03</text:p>
          </table:table-cell>
          <table:table-cell table:formula="of:=[$Sheet1.J43]/1000" office:value-type="float" office:value="4.86864" calcext:value-type="float">
            <text:p>4.86864</text:p>
          </table:table-cell>
          <table:table-cell table:formula="of:=[$Sheet1.K43]/1000" office:value-type="float" office:value="27.62941" calcext:value-type="float">
            <text:p>27.62941</text:p>
          </table:table-cell>
          <table:table-cell office:value-type="float" office:value="194.29" calcext:value-type="float">
            <text:p>194.29</text:p>
          </table:table-cell>
          <table:table-cell table:formula="of:=[$Sheet1.O43]/1000" office:value-type="float" office:value="8.22191" calcext:value-type="float">
            <text:p>8.22191</text:p>
          </table:table-cell>
          <table:table-cell table:formula="of:=[$Sheet1.P43]/1000" office:value-type="float" office:value="24.02709" calcext:value-type="float">
            <text:p>24.02709</text:p>
          </table:table-cell>
          <table:table-cell office:value-type="float" office:value="193.97" calcext:value-type="float">
            <text:p>193.97</text:p>
          </table:table-cell>
          <table:table-cell table:formula="of:=[$Sheet1.T43]/1000" office:value-type="float" office:value="2.34287" calcext:value-type="float">
            <text:p>2.34287</text:p>
          </table:table-cell>
          <table:table-cell table:formula="of:=[$Sheet1.U43]/1000" office:value-type="float" office:value="31.57582" calcext:value-type="float">
            <text:p>31.57582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359.02" calcext:value-type="float">
            <text:p>359.02</text:p>
          </table:table-cell>
          <table:table-cell table:formula="of:=[$Sheet1.E44]/1000" office:value-type="float" office:value="12.20481" calcext:value-type="float">
            <text:p>12.20</text:p>
          </table:table-cell>
          <table:table-cell table:formula="of:=[$Sheet1.F44]/1000" office:value-type="float" office:value="23.70905" calcext:value-type="float">
            <text:p>23.71</text:p>
          </table:table-cell>
          <table:table-cell office:value-type="float" office:value="262.6" calcext:value-type="float">
            <text:p>262.6</text:p>
          </table:table-cell>
          <table:table-cell table:formula="of:=[$Sheet1.J44]/1000" office:value-type="float" office:value="9.25113" calcext:value-type="float">
            <text:p>9.25113</text:p>
          </table:table-cell>
          <table:table-cell table:formula="of:=[$Sheet1.K44]/1000" office:value-type="float" office:value="21.51706" calcext:value-type="float">
            <text:p>21.51706</text:p>
          </table:table-cell>
          <table:table-cell office:value-type="float" office:value="499.98" calcext:value-type="float">
            <text:p>499.98</text:p>
          </table:table-cell>
          <table:table-cell table:formula="of:=[$Sheet1.O44]/1000" office:value-type="float" office:value="12.83065" calcext:value-type="float">
            <text:p>12.83065</text:p>
          </table:table-cell>
          <table:table-cell table:formula="of:=[$Sheet1.P44]/1000" office:value-type="float" office:value="21.79082" calcext:value-type="float">
            <text:p>21.79082</text:p>
          </table:table-cell>
          <table:table-cell office:value-type="float" office:value="474.87" calcext:value-type="float">
            <text:p>474.87</text:p>
          </table:table-cell>
          <table:table-cell table:formula="of:=[$Sheet1.T44]/1000" office:value-type="float" office:value="9.62224" calcext:value-type="float">
            <text:p>9.62224</text:p>
          </table:table-cell>
          <table:table-cell table:formula="of:=[$Sheet1.U44]/1000" office:value-type="float" office:value="22.05743" calcext:value-type="float">
            <text:p>22.05743</text:p>
          </table:table-cell>
        </table:table-row>
        <table:table-row table:style-name="ro1">
          <table:covered-table-cell office:value-type="string" calcext:value-type="string">
            <text:p>stencil_1d_periodic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598.51" calcext:value-type="float">
            <text:p>598.51</text:p>
          </table:table-cell>
          <table:table-cell table:formula="of:=[$Sheet1.E45]/1000" office:value-type="float" office:value="13.32417" calcext:value-type="float">
            <text:p>13.32</text:p>
          </table:table-cell>
          <table:table-cell table:formula="of:=[$Sheet1.F45]/1000" office:value-type="float" office:value="0.18184" calcext:value-type="float">
            <text:p>0.18</text:p>
          </table:table-cell>
          <table:table-cell office:value-type="float" office:value="266.18" calcext:value-type="float">
            <text:p>266.18</text:p>
          </table:table-cell>
          <table:table-cell table:formula="of:=[$Sheet1.J45]/1000" office:value-type="float" office:value="9.49423" calcext:value-type="float">
            <text:p>9.49423</text:p>
          </table:table-cell>
          <table:table-cell table:formula="of:=[$Sheet1.K45]/1000" office:value-type="float" office:value="21.51703" calcext:value-type="float">
            <text:p>21.51703</text:p>
          </table:table-cell>
          <table:table-cell office:value-type="float" office:value="507.48" calcext:value-type="float">
            <text:p>507.48</text:p>
          </table:table-cell>
          <table:table-cell table:formula="of:=[$Sheet1.O45]/1000" office:value-type="float" office:value="12.87682" calcext:value-type="float">
            <text:p>12.87682</text:p>
          </table:table-cell>
          <table:table-cell table:formula="of:=[$Sheet1.P45]/1000" office:value-type="float" office:value="21.79018" calcext:value-type="float">
            <text:p>21.79018</text:p>
          </table:table-cell>
          <table:table-cell office:value-type="float" office:value="476.96" calcext:value-type="float">
            <text:p>476.96</text:p>
          </table:table-cell>
          <table:table-cell table:formula="of:=[$Sheet1.T45]/1000" office:value-type="float" office:value="9.67031" calcext:value-type="float">
            <text:p>9.67031</text:p>
          </table:table-cell>
          <table:table-cell table:formula="of:=[$Sheet1.U45]/1000" office:value-type="float" office:value="22.02377" calcext:value-type="float">
            <text:p>22.0237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tree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92.88" calcext:value-type="float">
            <text:p>192.88</text:p>
          </table:table-cell>
          <table:table-cell table:formula="of:=[$Sheet1.E46]/1000" office:value-type="float" office:value="4.79594" calcext:value-type="float">
            <text:p>4.80</text:p>
          </table:table-cell>
          <table:table-cell table:formula="of:=[$Sheet1.F46]/1000" office:value-type="float" office:value="12.0804" calcext:value-type="float">
            <text:p>12.08</text:p>
          </table:table-cell>
          <table:table-cell office:value-type="float" office:value="192.76" calcext:value-type="float">
            <text:p>192.76</text:p>
          </table:table-cell>
          <table:table-cell table:formula="of:=[$Sheet1.J46]/1000" office:value-type="float" office:value="4.59985" calcext:value-type="float">
            <text:p>4.59985</text:p>
          </table:table-cell>
          <table:table-cell table:formula="of:=[$Sheet1.K46]/1000" office:value-type="float" office:value="12.25837" calcext:value-type="float">
            <text:p>12.25837</text:p>
          </table:table-cell>
          <table:table-cell office:value-type="float" office:value="192.88" calcext:value-type="float">
            <text:p>192.88</text:p>
          </table:table-cell>
          <table:table-cell table:formula="of:=[$Sheet1.O46]/1000" office:value-type="float" office:value="7.22568" calcext:value-type="float">
            <text:p>7.22568</text:p>
          </table:table-cell>
          <table:table-cell table:formula="of:=[$Sheet1.P46]/1000" office:value-type="float" office:value="9.65066" calcext:value-type="float">
            <text:p>9.65066</text:p>
          </table:table-cell>
          <table:table-cell office:value-type="float" office:value="192.88" calcext:value-type="float">
            <text:p>192.88</text:p>
          </table:table-cell>
          <table:table-cell table:formula="of:=[$Sheet1.T46]/1000" office:value-type="float" office:value="3.0216" calcext:value-type="float">
            <text:p>3.0216</text:p>
          </table:table-cell>
          <table:table-cell table:formula="of:=[$Sheet1.U46]/1000" office:value-type="float" office:value="13.85474" calcext:value-type="float">
            <text:p>13.85474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93.96" calcext:value-type="float">
            <text:p>193.96</text:p>
          </table:table-cell>
          <table:table-cell table:formula="of:=[$Sheet1.E47]/1000" office:value-type="float" office:value="5.67082" calcext:value-type="float">
            <text:p>5.67</text:p>
          </table:table-cell>
          <table:table-cell table:formula="of:=[$Sheet1.F47]/1000" office:value-type="float" office:value="25.41083" calcext:value-type="float">
            <text:p>25.41</text:p>
          </table:table-cell>
          <table:table-cell office:value-type="float" office:value="193.96" calcext:value-type="float">
            <text:p>193.96</text:p>
          </table:table-cell>
          <table:table-cell table:formula="of:=[$Sheet1.J47]/1000" office:value-type="float" office:value="5.34266" calcext:value-type="float">
            <text:p>5.34266</text:p>
          </table:table-cell>
          <table:table-cell table:formula="of:=[$Sheet1.K47]/1000" office:value-type="float" office:value="25.73899" calcext:value-type="float">
            <text:p>25.73899</text:p>
          </table:table-cell>
          <table:table-cell office:value-type="float" office:value="193.96" calcext:value-type="float">
            <text:p>193.96</text:p>
          </table:table-cell>
          <table:table-cell table:formula="of:=[$Sheet1.O47]/1000" office:value-type="float" office:value="7.34879" calcext:value-type="float">
            <text:p>7.34879</text:p>
          </table:table-cell>
          <table:table-cell table:formula="of:=[$Sheet1.P47]/1000" office:value-type="float" office:value="23.73286" calcext:value-type="float">
            <text:p>23.73286</text:p>
          </table:table-cell>
          <table:table-cell office:value-type="float" office:value="193.96" calcext:value-type="float">
            <text:p>193.96</text:p>
          </table:table-cell>
          <table:table-cell table:formula="of:=[$Sheet1.T47]/1000" office:value-type="float" office:value="3.1892" calcext:value-type="float">
            <text:p>3.1892</text:p>
          </table:table-cell>
          <table:table-cell table:formula="of:=[$Sheet1.U47]/1000" office:value-type="float" office:value="27.89245" calcext:value-type="float">
            <text:p>27.89245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356.97" calcext:value-type="float">
            <text:p>356.97</text:p>
          </table:table-cell>
          <table:table-cell table:formula="of:=[$Sheet1.E48]/1000" office:value-type="float" office:value="4.39957" calcext:value-type="float">
            <text:p>4.40</text:p>
          </table:table-cell>
          <table:table-cell table:formula="of:=[$Sheet1.F48]/1000" office:value-type="float" office:value="6.28422" calcext:value-type="float">
            <text:p>6.28</text:p>
          </table:table-cell>
          <table:table-cell office:value-type="float" office:value="356.97" calcext:value-type="float">
            <text:p>356.97</text:p>
          </table:table-cell>
          <table:table-cell table:formula="of:=[$Sheet1.J48]/1000" office:value-type="float" office:value="6.28074" calcext:value-type="float">
            <text:p>6.28074</text:p>
          </table:table-cell>
          <table:table-cell table:formula="of:=[$Sheet1.K48]/1000" office:value-type="float" office:value="4.40305" calcext:value-type="float">
            <text:p>4.40305</text:p>
          </table:table-cell>
          <table:table-cell office:value-type="float" office:value="356.97" calcext:value-type="float">
            <text:p>356.97</text:p>
          </table:table-cell>
          <table:table-cell table:formula="of:=[$Sheet1.O48]/1000" office:value-type="float" office:value="3.64217" calcext:value-type="float">
            <text:p>3.64217</text:p>
          </table:table-cell>
          <table:table-cell table:formula="of:=[$Sheet1.P48]/1000" office:value-type="float" office:value="7.04162" calcext:value-type="float">
            <text:p>7.04162</text:p>
          </table:table-cell>
          <table:table-cell office:value-type="float" office:value="356.97" calcext:value-type="float">
            <text:p>356.97</text:p>
          </table:table-cell>
          <table:table-cell table:formula="of:=[$Sheet1.T48]/1000" office:value-type="float" office:value="4.02732" calcext:value-type="float">
            <text:p>4.02732</text:p>
          </table:table-cell>
          <table:table-cell table:formula="of:=[$Sheet1.U48]/1000" office:value-type="float" office:value="6.65646" calcext:value-type="float">
            <text:p>6.65646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60.92" calcext:value-type="float">
            <text:p>360.92</text:p>
          </table:table-cell>
          <table:table-cell table:formula="of:=[$Sheet1.E49]/1000" office:value-type="float" office:value="4.40915" calcext:value-type="float">
            <text:p>4.41</text:p>
          </table:table-cell>
          <table:table-cell table:formula="of:=[$Sheet1.F49]/1000" office:value-type="float" office:value="6.27438" calcext:value-type="float">
            <text:p>6.27</text:p>
          </table:table-cell>
          <table:table-cell office:value-type="float" office:value="360.92" calcext:value-type="float">
            <text:p>360.92</text:p>
          </table:table-cell>
          <table:table-cell table:formula="of:=[$Sheet1.J49]/1000" office:value-type="float" office:value="6.28048" calcext:value-type="float">
            <text:p>6.28048</text:p>
          </table:table-cell>
          <table:table-cell table:formula="of:=[$Sheet1.K49]/1000" office:value-type="float" office:value="4.40305" calcext:value-type="float">
            <text:p>4.40305</text:p>
          </table:table-cell>
          <table:table-cell office:value-type="float" office:value="360.92" calcext:value-type="float">
            <text:p>360.92</text:p>
          </table:table-cell>
          <table:table-cell table:formula="of:=[$Sheet1.O49]/1000" office:value-type="float" office:value="3.64217" calcext:value-type="float">
            <text:p>3.64217</text:p>
          </table:table-cell>
          <table:table-cell table:formula="of:=[$Sheet1.P49]/1000" office:value-type="float" office:value="7.04136" calcext:value-type="float">
            <text:p>7.04136</text:p>
          </table:table-cell>
          <table:table-cell office:value-type="float" office:value="360.92" calcext:value-type="float">
            <text:p>360.92</text:p>
          </table:table-cell>
          <table:table-cell table:formula="of:=[$Sheet1.T49]/1000" office:value-type="float" office:value="4.01749" calcext:value-type="float">
            <text:p>4.01749</text:p>
          </table:table-cell>
          <table:table-cell table:formula="of:=[$Sheet1.U49]/1000" office:value-type="float" office:value="6.66604" calcext:value-type="float">
            <text:p>6.66604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93.3" calcext:value-type="float">
            <text:p>193.3</text:p>
          </table:table-cell>
          <table:table-cell table:formula="of:=[$Sheet1.E50]/1000" office:value-type="float" office:value="5.64542" calcext:value-type="float">
            <text:p>5.65</text:p>
          </table:table-cell>
          <table:table-cell table:formula="of:=[$Sheet1.F50]/1000" office:value-type="float" office:value="25.28637" calcext:value-type="float">
            <text:p>25.29</text:p>
          </table:table-cell>
          <table:table-cell office:value-type="float" office:value="193.71" calcext:value-type="float">
            <text:p>193.71</text:p>
          </table:table-cell>
          <table:table-cell table:formula="of:=[$Sheet1.J50]/1000" office:value-type="float" office:value="5.18051" calcext:value-type="float">
            <text:p>5.18051</text:p>
          </table:table-cell>
          <table:table-cell table:formula="of:=[$Sheet1.K50]/1000" office:value-type="float" office:value="26.4276" calcext:value-type="float">
            <text:p>26.4276</text:p>
          </table:table-cell>
          <table:table-cell office:value-type="float" office:value="192.91" calcext:value-type="float">
            <text:p>192.91</text:p>
          </table:table-cell>
          <table:table-cell table:formula="of:=[$Sheet1.O50]/1000" office:value-type="float" office:value="7.97015" calcext:value-type="float">
            <text:p>7.97015</text:p>
          </table:table-cell>
          <table:table-cell table:formula="of:=[$Sheet1.P50]/1000" office:value-type="float" office:value="24.27404" calcext:value-type="float">
            <text:p>24.27404</text:p>
          </table:table-cell>
          <table:table-cell office:value-type="float" office:value="192.92" calcext:value-type="float">
            <text:p>192.92</text:p>
          </table:table-cell>
          <table:table-cell table:formula="of:=[$Sheet1.T50]/1000" office:value-type="float" office:value="3.40646" calcext:value-type="float">
            <text:p>3.40646</text:p>
          </table:table-cell>
          <table:table-cell table:formula="of:=[$Sheet1.U50]/1000" office:value-type="float" office:value="28.47069" calcext:value-type="float">
            <text:p>28.47069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286.04" calcext:value-type="float">
            <text:p>286.04</text:p>
          </table:table-cell>
          <table:table-cell table:formula="of:=[$Sheet1.E51]/1000" office:value-type="float" office:value="8.52789" calcext:value-type="float">
            <text:p>8.53</text:p>
          </table:table-cell>
          <table:table-cell table:formula="of:=[$Sheet1.F51]/1000" office:value-type="float" office:value="21.74308" calcext:value-type="float">
            <text:p>21.74</text:p>
          </table:table-cell>
          <table:table-cell office:value-type="float" office:value="247.74" calcext:value-type="float">
            <text:p>247.74</text:p>
          </table:table-cell>
          <table:table-cell table:formula="of:=[$Sheet1.J51]/1000" office:value-type="float" office:value="8.18934" calcext:value-type="float">
            <text:p>8.18934</text:p>
          </table:table-cell>
          <table:table-cell table:formula="of:=[$Sheet1.K51]/1000" office:value-type="float" office:value="22.00094" calcext:value-type="float">
            <text:p>22.00094</text:p>
          </table:table-cell>
          <table:table-cell office:value-type="float" office:value="528.47" calcext:value-type="float">
            <text:p>528.47</text:p>
          </table:table-cell>
          <table:table-cell table:formula="of:=[$Sheet1.O51]/1000" office:value-type="float" office:value="10.73648" calcext:value-type="float">
            <text:p>10.73648</text:p>
          </table:table-cell>
          <table:table-cell table:formula="of:=[$Sheet1.P51]/1000" office:value-type="float" office:value="21.58184" calcext:value-type="float">
            <text:p>21.58184</text:p>
          </table:table-cell>
          <table:table-cell office:value-type="float" office:value="251.59" calcext:value-type="float">
            <text:p>251.59</text:p>
          </table:table-cell>
          <table:table-cell table:formula="of:=[$Sheet1.T51]/1000" office:value-type="float" office:value="5.39345" calcext:value-type="float">
            <text:p>5.39345</text:p>
          </table:table-cell>
          <table:table-cell table:formula="of:=[$Sheet1.U51]/1000" office:value-type="float" office:value="24.07545" calcext:value-type="float">
            <text:p>24.07545</text:p>
          </table:table-cell>
        </table:table-row>
        <table:table-row table:style-name="ro1">
          <table:covered-table-cell office:value-type="string" calcext:value-type="string">
            <text:p>tree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715.88" calcext:value-type="float">
            <text:p>715.88</text:p>
          </table:table-cell>
          <table:table-cell table:formula="of:=[$Sheet1.E52]/1000" office:value-type="float" office:value="12.74165" calcext:value-type="float">
            <text:p>12.74</text:p>
          </table:table-cell>
          <table:table-cell table:formula="of:=[$Sheet1.F52]/1000" office:value-type="float" office:value="0.00806" calcext:value-type="float">
            <text:p>0.01</text:p>
          </table:table-cell>
          <table:table-cell office:value-type="float" office:value="717.59" calcext:value-type="float">
            <text:p>717.59</text:p>
          </table:table-cell>
          <table:table-cell table:formula="of:=[$Sheet1.J52]/1000" office:value-type="float" office:value="14.40681" calcext:value-type="float">
            <text:p>14.40681</text:p>
          </table:table-cell>
          <table:table-cell table:formula="of:=[$Sheet1.K52]/1000" office:value-type="float" office:value="0.1185" calcext:value-type="float">
            <text:p>0.1185</text:p>
          </table:table-cell>
          <table:table-cell office:value-type="float" office:value="946.11" calcext:value-type="float">
            <text:p>946.11</text:p>
          </table:table-cell>
          <table:table-cell table:formula="of:=[$Sheet1.O52]/1000" office:value-type="float" office:value="11.36076" calcext:value-type="float">
            <text:p>11.36076</text:p>
          </table:table-cell>
          <table:table-cell table:formula="of:=[$Sheet1.P52]/1000" office:value-type="float" office:value="0.07963" calcext:value-type="float">
            <text:p>0.07963</text:p>
          </table:table-cell>
          <table:table-cell office:value-type="float" office:value="1257.1" calcext:value-type="float">
            <text:p>1257.1</text:p>
          </table:table-cell>
          <table:table-cell table:formula="of:=[$Sheet1.T52]/1000" office:value-type="float" office:value="10.64196" calcext:value-type="float">
            <text:p>10.64196</text:p>
          </table:table-cell>
          <table:table-cell table:formula="of:=[$Sheet1.U52]/1000" office:value-type="float" office:value="2.36773" calcext:value-type="float">
            <text:p>2.3677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trivial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-</text:p>
          </table:table-cell>
          <table:table-cell office:value-type="float" office:value="176.24" calcext:value-type="float">
            <text:p>176.24</text:p>
          </table:table-cell>
          <table:table-cell table:formula="of:=[$Sheet1.E53]/1000" office:value-type="float" office:value="4.44697" calcext:value-type="float">
            <text:p>4.45</text:p>
          </table:table-cell>
          <table:table-cell table:formula="of:=[$Sheet1.F53]/1000" office:value-type="float" office:value="14.06656" calcext:value-type="float">
            <text:p>14.07</text:p>
          </table:table-cell>
          <table:table-cell office:value-type="float" office:value="176.24" calcext:value-type="float">
            <text:p>176.24</text:p>
          </table:table-cell>
          <table:table-cell table:formula="of:=[$Sheet1.J53]/1000" office:value-type="float" office:value="4.90851" calcext:value-type="float">
            <text:p>4.90851</text:p>
          </table:table-cell>
          <table:table-cell table:formula="of:=[$Sheet1.K53]/1000" office:value-type="float" office:value="13.60502" calcext:value-type="float">
            <text:p>13.60502</text:p>
          </table:table-cell>
          <table:table-cell office:value-type="float" office:value="176.24" calcext:value-type="float">
            <text:p>176.24</text:p>
          </table:table-cell>
          <table:table-cell table:formula="of:=[$Sheet1.O53]/1000" office:value-type="float" office:value="8.49603" calcext:value-type="float">
            <text:p>8.49603</text:p>
          </table:table-cell>
          <table:table-cell table:formula="of:=[$Sheet1.P53]/1000" office:value-type="float" office:value="10.01751" calcext:value-type="float">
            <text:p>10.01751</text:p>
          </table:table-cell>
          <table:table-cell office:value-type="float" office:value="176.24" calcext:value-type="float">
            <text:p>176.24</text:p>
          </table:table-cell>
          <table:table-cell table:formula="of:=[$Sheet1.T53]/1000" office:value-type="float" office:value="3.47994" calcext:value-type="float">
            <text:p>3.47994</text:p>
          </table:table-cell>
          <table:table-cell table:formula="of:=[$Sheet1.U53]/1000" office:value-type="float" office:value="15.03359" calcext:value-type="float">
            <text:p>15.03359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office:value-type="string" calcext:value-type="string">
            <text:p>MOHEFT</text:p>
          </table:table-cell>
          <table:table-cell office:value-type="float" office:value="1" calcext:value-type="float">
            <text:p>1</text:p>
          </table:table-cell>
          <table:table-cell office:value-type="float" office:value="177.3" calcext:value-type="float">
            <text:p>177.3</text:p>
          </table:table-cell>
          <table:table-cell table:formula="of:=[$Sheet1.E54]/1000" office:value-type="float" office:value="4.86869" calcext:value-type="float">
            <text:p>4.87</text:p>
          </table:table-cell>
          <table:table-cell table:formula="of:=[$Sheet1.F54]/1000" office:value-type="float" office:value="23.70569" calcext:value-type="float">
            <text:p>23.71</text:p>
          </table:table-cell>
          <table:table-cell office:value-type="float" office:value="177.3" calcext:value-type="float">
            <text:p>177.3</text:p>
          </table:table-cell>
          <table:table-cell table:formula="of:=[$Sheet1.J54]/1000" office:value-type="float" office:value="5.61047" calcext:value-type="float">
            <text:p>5.61047</text:p>
          </table:table-cell>
          <table:table-cell table:formula="of:=[$Sheet1.K54]/1000" office:value-type="float" office:value="22.96391" calcext:value-type="float">
            <text:p>22.96391</text:p>
          </table:table-cell>
          <table:table-cell office:value-type="float" office:value="177.3" calcext:value-type="float">
            <text:p>177.3</text:p>
          </table:table-cell>
          <table:table-cell table:formula="of:=[$Sheet1.O54]/1000" office:value-type="float" office:value="8.87357" calcext:value-type="float">
            <text:p>8.87357</text:p>
          </table:table-cell>
          <table:table-cell table:formula="of:=[$Sheet1.P54]/1000" office:value-type="float" office:value="19.7008" calcext:value-type="float">
            <text:p>19.7008</text:p>
          </table:table-cell>
          <table:table-cell office:value-type="float" office:value="177.3" calcext:value-type="float">
            <text:p>177.3</text:p>
          </table:table-cell>
          <table:table-cell table:formula="of:=[$Sheet1.T54]/1000" office:value-type="float" office:value="3.66988" calcext:value-type="float">
            <text:p>3.66988</text:p>
          </table:table-cell>
          <table:table-cell table:formula="of:=[$Sheet1.U54]/1000" office:value-type="float" office:value="24.9045" calcext:value-type="float">
            <text:p>24.9045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office:value-type="string" calcext:value-type="string">
            <text:p>MOHEFT</text:p>
          </table:table-cell>
          <table:table-cell office:value-type="float" office:value="2" calcext:value-type="float">
            <text:p>2</text:p>
          </table:table-cell>
          <table:table-cell office:value-type="float" office:value="364.89" calcext:value-type="float">
            <text:p>364.89</text:p>
          </table:table-cell>
          <table:table-cell table:formula="of:=[$Sheet1.E55]/1000" office:value-type="float" office:value="4.50519" calcext:value-type="float">
            <text:p>4.51</text:p>
          </table:table-cell>
          <table:table-cell table:formula="of:=[$Sheet1.F55]/1000" office:value-type="float" office:value="5.68832" calcext:value-type="float">
            <text:p>5.69</text:p>
          </table:table-cell>
          <table:table-cell office:value-type="float" office:value="364.89" calcext:value-type="float">
            <text:p>364.89</text:p>
          </table:table-cell>
          <table:table-cell table:formula="of:=[$Sheet1.J55]/1000" office:value-type="float" office:value="7.31075" calcext:value-type="float">
            <text:p>7.31075</text:p>
          </table:table-cell>
          <table:table-cell table:formula="of:=[$Sheet1.K55]/1000" office:value-type="float" office:value="2.88276" calcext:value-type="float">
            <text:p>2.88276</text:p>
          </table:table-cell>
          <table:table-cell office:value-type="float" office:value="364.89" calcext:value-type="float">
            <text:p>364.89</text:p>
          </table:table-cell>
          <table:table-cell table:formula="of:=[$Sheet1.O55]/1000" office:value-type="float" office:value="3.67778" calcext:value-type="float">
            <text:p>3.67778</text:p>
          </table:table-cell>
          <table:table-cell table:formula="of:=[$Sheet1.P55]/1000" office:value-type="float" office:value="6.51573" calcext:value-type="float">
            <text:p>6.51573</text:p>
          </table:table-cell>
          <table:table-cell office:value-type="float" office:value="364.89" calcext:value-type="float">
            <text:p>364.89</text:p>
          </table:table-cell>
          <table:table-cell table:formula="of:=[$Sheet1.T55]/1000" office:value-type="float" office:value="5.1531" calcext:value-type="float">
            <text:p>5.1531</text:p>
          </table:table-cell>
          <table:table-cell table:formula="of:=[$Sheet1.U55]/1000" office:value-type="float" office:value="5.04041" calcext:value-type="float">
            <text:p>5.04041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office:value-type="string" calcext:value-type="string">
            <text:p>MOHEFT</text:p>
          </table:table-cell>
          <table:table-cell office:value-type="float" office:value="3" calcext:value-type="float">
            <text:p>3</text:p>
          </table:table-cell>
          <table:table-cell office:value-type="float" office:value="374.72" calcext:value-type="float">
            <text:p>374.72</text:p>
          </table:table-cell>
          <table:table-cell table:formula="of:=[$Sheet1.E56]/1000" office:value-type="float" office:value="4.36576" calcext:value-type="float">
            <text:p>4.37</text:p>
          </table:table-cell>
          <table:table-cell table:formula="of:=[$Sheet1.F56]/1000" office:value-type="float" office:value="5.76478" calcext:value-type="float">
            <text:p>5.76</text:p>
          </table:table-cell>
          <table:table-cell office:value-type="float" office:value="374.72" calcext:value-type="float">
            <text:p>374.72</text:p>
          </table:table-cell>
          <table:table-cell table:formula="of:=[$Sheet1.J56]/1000" office:value-type="float" office:value="7.23824" calcext:value-type="float">
            <text:p>7.23824</text:p>
          </table:table-cell>
          <table:table-cell table:formula="of:=[$Sheet1.K56]/1000" office:value-type="float" office:value="2.8923" calcext:value-type="float">
            <text:p>2.8923</text:p>
          </table:table-cell>
          <table:table-cell office:value-type="float" office:value="374.72" calcext:value-type="float">
            <text:p>374.72</text:p>
          </table:table-cell>
          <table:table-cell table:formula="of:=[$Sheet1.O56]/1000" office:value-type="float" office:value="3.68733" calcext:value-type="float">
            <text:p>3.68733</text:p>
          </table:table-cell>
          <table:table-cell table:formula="of:=[$Sheet1.P56]/1000" office:value-type="float" office:value="6.44321" calcext:value-type="float">
            <text:p>6.44321</text:p>
          </table:table-cell>
          <table:table-cell office:value-type="float" office:value="374.72" calcext:value-type="float">
            <text:p>374.72</text:p>
          </table:table-cell>
          <table:table-cell table:formula="of:=[$Sheet1.T56]/1000" office:value-type="float" office:value="5.22957" calcext:value-type="float">
            <text:p>5.22957</text:p>
          </table:table-cell>
          <table:table-cell table:formula="of:=[$Sheet1.U56]/1000" office:value-type="float" office:value="4.90097" calcext:value-type="float">
            <text:p>4.90097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office:value-type="string" calcext:value-type="string">
            <text:p>G-MOHEFT</text:p>
          </table:table-cell>
          <table:table-cell office:value-type="float" office:value="1" calcext:value-type="float">
            <text:p>1</text:p>
          </table:table-cell>
          <table:table-cell office:value-type="float" office:value="176.24" calcext:value-type="float">
            <text:p>176.24</text:p>
          </table:table-cell>
          <table:table-cell table:formula="of:=[$Sheet1.E57]/1000" office:value-type="float" office:value="6.94816" calcext:value-type="float">
            <text:p>6.95</text:p>
          </table:table-cell>
          <table:table-cell table:formula="of:=[$Sheet1.F57]/1000" office:value-type="float" office:value="25.09524" calcext:value-type="float">
            <text:p>25.10</text:p>
          </table:table-cell>
          <table:table-cell office:value-type="float" office:value="176.24" calcext:value-type="float">
            <text:p>176.24</text:p>
          </table:table-cell>
          <table:table-cell table:formula="of:=[$Sheet1.J57]/1000" office:value-type="float" office:value="6.07568" calcext:value-type="float">
            <text:p>6.07568</text:p>
          </table:table-cell>
          <table:table-cell table:formula="of:=[$Sheet1.K57]/1000" office:value-type="float" office:value="24.9465" calcext:value-type="float">
            <text:p>24.9465</text:p>
          </table:table-cell>
          <table:table-cell office:value-type="float" office:value="176.24" calcext:value-type="float">
            <text:p>176.24</text:p>
          </table:table-cell>
          <table:table-cell table:formula="of:=[$Sheet1.O57]/1000" office:value-type="float" office:value="8.91694" calcext:value-type="float">
            <text:p>8.91694</text:p>
          </table:table-cell>
          <table:table-cell table:formula="of:=[$Sheet1.P57]/1000" office:value-type="float" office:value="21.0549" calcext:value-type="float">
            <text:p>21.0549</text:p>
          </table:table-cell>
          <table:table-cell office:value-type="float" office:value="176.24" calcext:value-type="float">
            <text:p>176.24</text:p>
          </table:table-cell>
          <table:table-cell table:formula="of:=[$Sheet1.T57]/1000" office:value-type="float" office:value="3.83269" calcext:value-type="float">
            <text:p>3.83269</text:p>
          </table:table-cell>
          <table:table-cell table:formula="of:=[$Sheet1.U57]/1000" office:value-type="float" office:value="26.65349" calcext:value-type="float">
            <text:p>26.65349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office:value-type="string" calcext:value-type="string">
            <text:p>G-MOHEFT</text:p>
          </table:table-cell>
          <table:table-cell office:value-type="float" office:value="2" calcext:value-type="float">
            <text:p>2</text:p>
          </table:table-cell>
          <table:table-cell office:value-type="float" office:value="180.2" calcext:value-type="float">
            <text:p>180.2</text:p>
          </table:table-cell>
          <table:table-cell table:formula="of:=[$Sheet1.E58]/1000" office:value-type="float" office:value="7.43656" calcext:value-type="float">
            <text:p>7.44</text:p>
          </table:table-cell>
          <table:table-cell table:formula="of:=[$Sheet1.F58]/1000" office:value-type="float" office:value="23.51663" calcext:value-type="float">
            <text:p>23.52</text:p>
          </table:table-cell>
          <table:table-cell office:value-type="float" office:value="188.92" calcext:value-type="float">
            <text:p>188.92</text:p>
          </table:table-cell>
          <table:table-cell table:formula="of:=[$Sheet1.J58]/1000" office:value-type="float" office:value="6.79995" calcext:value-type="float">
            <text:p>6.79995</text:p>
          </table:table-cell>
          <table:table-cell table:formula="of:=[$Sheet1.K58]/1000" office:value-type="float" office:value="22.56501" calcext:value-type="float">
            <text:p>22.56501</text:p>
          </table:table-cell>
          <table:table-cell office:value-type="float" office:value="930.54" calcext:value-type="float">
            <text:p>930.54</text:p>
          </table:table-cell>
          <table:table-cell table:formula="of:=[$Sheet1.O58]/1000" office:value-type="float" office:value="5.79937" calcext:value-type="float">
            <text:p>5.79937</text:p>
          </table:table-cell>
          <table:table-cell table:formula="of:=[$Sheet1.P58]/1000" office:value-type="float" office:value="4.78865" calcext:value-type="float">
            <text:p>4.78865</text:p>
          </table:table-cell>
          <table:table-cell office:value-type="float" office:value="529.15" calcext:value-type="float">
            <text:p>529.15</text:p>
          </table:table-cell>
          <table:table-cell table:formula="of:=[$Sheet1.T58]/1000" office:value-type="float" office:value="9.12134" calcext:value-type="float">
            <text:p>9.12134</text:p>
          </table:table-cell>
          <table:table-cell table:formula="of:=[$Sheet1.U58]/1000" office:value-type="float" office:value="4.78714" calcext:value-type="float">
            <text:p>4.78714</text:p>
          </table:table-cell>
        </table:table-row>
        <table:table-row table:style-name="ro1">
          <table:covered-table-cell office:value-type="string" calcext:value-type="string">
            <text:p>trivial</text:p>
          </table:covered-table-cell>
          <table:table-cell office:value-type="string" calcext:value-type="string">
            <text:p>G-MOHEFT</text:p>
          </table:table-cell>
          <table:table-cell office:value-type="float" office:value="3" calcext:value-type="float">
            <text:p>3</text:p>
          </table:table-cell>
          <table:table-cell office:value-type="float" office:value="180.64" calcext:value-type="float">
            <text:p>180.64</text:p>
          </table:table-cell>
          <table:table-cell table:formula="of:=[$Sheet1.E59]/1000" office:value-type="float" office:value="7.44935" calcext:value-type="float">
            <text:p>7.45</text:p>
          </table:table-cell>
          <table:table-cell table:formula="of:=[$Sheet1.F59]/1000" office:value-type="float" office:value="23.42183" calcext:value-type="float">
            <text:p>23.42</text:p>
          </table:table-cell>
          <table:table-cell office:value-type="float" office:value="889.31" calcext:value-type="float">
            <text:p>889.31</text:p>
          </table:table-cell>
          <table:table-cell table:formula="of:=[$Sheet1.J59]/1000" office:value-type="float" office:value="10.11769" calcext:value-type="float">
            <text:p>10.11769</text:p>
          </table:table-cell>
          <table:table-cell table:formula="of:=[$Sheet1.K59]/1000" office:value-type="float" office:value="0.95252" calcext:value-type="float">
            <text:p>0.95252</text:p>
          </table:table-cell>
          <table:table-cell office:value-type="float" office:value="935.37" calcext:value-type="float">
            <text:p>935.37</text:p>
          </table:table-cell>
          <table:table-cell table:formula="of:=[$Sheet1.O59]/1000" office:value-type="float" office:value="5.80573" calcext:value-type="float">
            <text:p>5.80573</text:p>
          </table:table-cell>
          <table:table-cell table:formula="of:=[$Sheet1.P59]/1000" office:value-type="float" office:value="4.78823" calcext:value-type="float">
            <text:p>4.78823</text:p>
          </table:table-cell>
          <table:table-cell office:value-type="string" calcext:value-type="string">
            <text:p>-</text:p>
          </table:table-cell>
          <table:table-cell table:formula="of:=[$Sheet1.T59]/1000" office:value-type="string" office:string-value="" calcext:value-type="error">
            <text:p>#VALUE!</text:p>
          </table:table-cell>
          <table:table-cell table:formula="of:=[$Sheet1.U59]/1000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4:32:21.284560781</meta:creation-date>
    <meta:generator>LibreOffice/7.3.7.2$Linux_X86_64 LibreOffice_project/30$Build-2</meta:generator>
    <dc:date>2023-12-10T23:09:18.319119427</dc:date>
    <meta:editing-duration>PT4H15M22S</meta:editing-duration>
    <meta:editing-cycles>1</meta:editing-cycles>
    <meta:document-statistic meta:table-count="2" meta:cell-count="2023" meta:object-count="0"/>
  </office:meta>
</office:document-meta>
</file>